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Menlo" svg:font-family="Menlo"/>
  </office:font-face-decls>
  <office:automatic-styles>
    <style:style style:name="P1" style:family="paragraph" style:parent-style-name="Standard">
      <style:paragraph-properties fo:line-height="115%"/>
      <style:text-properties style:font-name="Arial" fo:font-size="11.0pt" fo:color="#000000"/>
    </style:style>
    <style:style style:name="P2" style:family="paragraph" style:parent-style-name="Standard">
      <style:text-properties style:font-name="Arial" fo:font-size="20.0pt" fo:color="#000000"/>
    </style:style>
    <style:style style:name="P3" style:family="paragraph" style:parent-style-name="Standard">
      <style:text-properties style:font-name="Arial" fo:font-size="14.0pt" fo:color="#000000"/>
    </style:style>
    <style:style style:name="P4" style:family="paragraph" style:parent-style-name="Standard">
      <style:text-properties style:font-name="Arial" fo:font-size="11.0pt" fo:color="#000000"/>
    </style:style>
    <style:style style:name="P5" style:family="paragraph" style:parent-style-name="Standard">
      <style:paragraph-properties fo:line-height="115%"/>
      <style:text-properties style:font-name="Arial" fo:font-size="14.0pt" fo:color="#000000"/>
    </style:style>
    <style:style style:name="P6"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2.0pt" fo:color="#222222"/>
    </style:style>
    <style:style style:name="P7" style:family="paragraph" style:parent-style-name="Standard">
      <style:text-properties style:font-name="Arial" fo:font-size="12.0pt" fo:color="#222222"/>
    </style:style>
    <style:style style:name="P8" style:family="paragraph" style:parent-style-name="Standard">
      <style:text-properties style:font-name="Arial" fo:font-size="14.0pt" fo:color="#222222"/>
    </style:style>
    <style:style style:name="P9" style:family="paragraph" style:parent-style-name="Standard">
      <style:text-properties style:font-name="Arial" fo:font-size="12.0pt" fo:color="#000000"/>
    </style:style>
    <style:style style:name="P10" style:family="paragraph" style:parent-style-name="Standard">
      <style:text-properties style:font-name="Arial" fo:font-size="16.0pt" fo:color="#579d1c"/>
    </style:style>
    <style:style style:name="P11" style:family="paragraph" style:parent-style-name="Standard">
      <style:paragraph-properties fo:line-height="115%"/>
      <style:text-properties style:font-name="Arial" fo:font-size="16.0pt" fo:color="#579d1c"/>
    </style:style>
    <style:style style:name="P12" style:family="paragraph" style:parent-style-name="Standard">
      <style:paragraph-properties fo:line-height="115%"/>
      <style:text-properties style:font-name="Arial" fo:font-size="14.0pt" fo:color="#444444"/>
    </style:style>
    <style:style style:name="P13" style:family="paragraph" style:parent-style-name="Standard">
      <style:text-properties style:font-name="Arial" fo:font-size="14.0pt" fo:color="#444444"/>
    </style:style>
    <style:style style:name="P14"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Menlo" fo:font-size="11.0pt"/>
    </style:style>
    <style:style style:name="P15"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Arial" fo:font-size="12.0pt" fo:color="#000000"/>
    </style:style>
    <style:style style:name="P16"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4.0pt" fo:color="#444444"/>
    </style:style>
    <style:style style:name="P17" style:family="paragraph" style:parent-style-name="Standard">
      <style:text-properties style:font-name="Arial" fo:font-size="14.0pt" fo:color="#579d1c"/>
    </style:style>
    <style:style style:name="P18" style:family="paragraph" style:parent-style-name="Standard">
      <style:paragraph-properties fo:line-height="115%"/>
      <style:text-properties style:font-name="Arial" fo:font-size="14.0pt" fo:color="#444444" fo:background-color="#ffffff"/>
    </style:style>
    <style:style style:name="P19" style:family="paragraph" style:parent-style-name="Standard">
      <style:paragraph-properties fo:line-height="138%"/>
      <style:text-properties style:font-name="Arial" fo:font-size="12.0pt" fo:color="#444444" fo:background-color="#ffffff"/>
    </style:style>
    <style:style style:name="P20" style:family="paragraph" style:parent-style-name="Standard">
      <style:paragraph-properties fo:margin-left="1.0000in" fo:text-indent="-1.0000in" fo:line-height="138%">
        <style:tab-stops>
          <style:tab-stop style:position="0.6528in"/>
          <style:tab-stop style:position="1.0000in"/>
        </style:tab-stops>
      </style:paragraph-properties>
      <style:text-properties style:font-name="Arial" fo:font-size="12.0pt" fo:color="#444444" fo:background-color="#ffffff"/>
    </style:style>
    <style:style style:name="P21" style:family="paragraph" style:parent-style-name="Standard">
      <style:paragraph-properties fo:margin-left="1.0000in" fo:text-indent="-1.0000in" fo:line-height="115%">
        <style:tab-stops>
          <style:tab-stop style:position="0.6528in"/>
          <style:tab-stop style:position="1.0000in"/>
        </style:tab-stops>
      </style:paragraph-properties>
      <style:text-properties style:font-name="Arial" fo:font-size="12.0pt" fo:color="#444444" fo:background-color="#ffffff"/>
    </style:style>
    <style:style style:name="P22" style:family="paragraph" style:parent-style-name="Standard">
      <style:paragraph-properties fo:margin-left="0.5000in" fo:line-height="115%"/>
      <style:text-properties style:font-name="Arial" fo:font-size="11.0pt" fo:color="#000000"/>
    </style:style>
    <style:style style:name="P23" style:family="paragraph" style:parent-style-name="Standard">
      <style:paragraph-properties fo:line-height="115%"/>
      <style:text-properties style:font-name="Arial" fo:font-size="14.0pt" fo:color="#32363a"/>
    </style:style>
    <style:style style:name="P24" style:family="paragraph" style:parent-style-name="Standard">
      <style:paragraph-properties fo:line-height="115%"/>
      <style:text-properties style:font-name="Arial" fo:font-size="12.0pt" fo:color="#32363a"/>
    </style:style>
    <style:style style:name="T1" style:family="text">
      <style:text-properties fo:font-size="24.0pt" fo:font-size-asian="24.0pt" fo:font-size-complex="24.0pt" fo:font-weight="bold" fo:font-weight-asian="bold" fo:font-weight-complex="bold" fo:color="#579d1c"/>
    </style:style>
    <style:style style:name="T2" style:family="text">
      <style:text-properties fo:font-weight="bold" fo:font-weight-asian="bold" fo:font-weight-complex="bold" style:text-underline-style="solid"/>
    </style:style>
    <style:style style:name="T3" style:family="text">
      <style:text-properties fo:font-weight="bold" fo:font-weight-asian="bold" fo:font-weight-complex="bold"/>
    </style:style>
    <style:style style:name="T4" style:family="text">
      <style:text-properties fo:font-size="11.0pt" fo:font-size-asian="11.0pt" fo:font-size-complex="11.0pt" style:text-underline-style="solid" fo:color="#1155cc"/>
    </style:style>
    <style:style style:name="T5" style:family="text">
      <style:text-properties fo:font-weight="bold" fo:font-weight-asian="bold" fo:font-weight-complex="bold" fo:color="#000000" fo:background-color="transparent"/>
    </style:style>
    <style:style style:name="T6" style:family="text">
      <style:text-properties fo:font-size="11.0pt" fo:font-size-asian="11.0pt" fo:font-size-complex="11.0pt" fo:color="#000000"/>
    </style:style>
    <style:style style:name="T7" style:family="text">
      <style:text-properties fo:font-size="10.0pt" fo:font-size-asian="10.0pt" fo:font-size-complex="10.0p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tab/><text:s/><text:tab/><text:s/><text:tab/><text:s/><text:tab/><text:span text:style-name="T1">MySQL</text:span></text:p>
      <text:p text:style-name="P2"><text:span text:style-name="T2">Day 1</text:span></text:p>
      <text:p text:style-name="P2"><text:span text:style-name="T2"/></text:p>
      <text:p text:style-name="P3"><text:span text:style-name="T3">Create a sample database <text:tab/>with the name "service_station".</text:span></text:p>
      <text:p text:style-name="P3"><text:span text:style-name="T3"/></text:p>
      <text:p text:style-name="P4">mysql&gt; create database service_station;</text:p>
      <text:p text:style-name="P4">Query OK, 1 row affected (0.00 sec)</text:p>
      <text:p text:style-name="P4"/>
      <text:p text:style-name="P4">mysql&gt; use service_station;</text:p>
      <text:p text:style-name="P4">Database changed</text:p>
      <text:p text:style-name="P4"/>
      <text:p text:style-name="P5"><text:span text:style-name="T3">Create models and write create table statements for the following entities and ensure these can be executed:</text:span></text:p>
      <text:list text:style-name="L1">
        <text:list-item>
          <text:p text:style-name="P6">Service <text:tab/>Station - id, name, address, contact</text:p>
        </text:list-item>
      </text:list>
      <text:p text:style-name="P1"><text:tab/></text:p>
      <text:list text:style-name="L1">
        <text:list-item>
          <text:p text:style-name="P6">employees <text:tab/>- id, <text:tab/>name, age, contact</text:p>
        </text:list-item>
      </text:list>
      <text:p text:style-name="P1"><text:tab/></text:p>
      <text:list text:style-name="L1">
        <text:list-item>
          <text:p text:style-name="P6">customers <text:tab/>- id, name, age, contact, emp_id <text:s/>(employee can also be a <text:tab/>customer)</text:p>
        </text:list-item>
      </text:list>
      <text:p text:style-name="P1"><text:tab/></text:p>
      <text:list text:style-name="L1">
        <text:list-item>
          <text:p text:style-name="P6">vehicles <text:tab/>- id, type(Car, Bike, Bus), brand, color, service_charge</text:p>
        </text:list-item>
      </text:list>
      <text:p text:style-name="P1"><text:tab/></text:p>
      <text:list text:style-name="L1">
        <text:list-item>
          <text:p text:style-name="P6">invoices <text:tab/>- id, name_of_owner, vehicle, amount_total, employee_assigned</text:p>
        </text:list-item>
      </text:list>
      <text:p text:style-name="P7"/>
      <text:p text:style-name="P4">mysql&gt; create table service_stations(id varchar(20) primary key, name varchar(20), address varchar(40), contact numeric(10));</text:p>
      <text:p text:style-name="P4">Query OK, 0 rows affected (0.07 sec)</text:p>
      <text:p text:style-name="P4"/>
      <text:p text:style-name="P4">mysql&gt; create table employees(id varchar(20), name varchar(20), age numeric(2),contact numeric(10));</text:p>
      <text:p text:style-name="P4">Query OK, 0 rows affected (0.10 sec)</text:p>
      <text:p text:style-name="P4"/>
      <text:p text:style-name="P4">mysql&gt; alter table employees add primary key(id);</text:p>
      <text:p text:style-name="P4">Query OK, 0 rows affected (0.26 sec)</text:p>
      <text:p text:style-name="P4">Records: 0 Duplicates: 0 Warnings: 0</text:p>
      <text:p text:style-name="P4"/>
      <text:p text:style-name="P4"/>
      <text:p text:style-name="P4">mysql&gt; create table customers(id varchar(20) primary key, name varchar(20),age numeric(2), contact numeric(10), emp_id varchar(20), FOREIGN KEY(emp_id) REFERENCES employees(id));</text:p>
      <text:p text:style-name="P4">Query OK, 0 rows affected (0.09 sec)</text:p>
      <text:p text:style-name="P4"/>
      <text:p text:style-name="P4"/>
      <text:p text:style-name="P4"/>
      <text:p text:style-name="P4">mysql&gt; create table vehicles(id varchar(20) primary key, type enum('car','bike','bus'));</text:p>
      <text:p text:style-name="P4">Query OK, 0 rows affected (0.08 sec)</text:p>
      <text:p text:style-name="P4"/>
      <text:p text:style-name="P4"/>
      <text:p text:style-name="P4"/>
      <text:p text:style-name="P4">mysql&gt; create table invoices (id varchar(20) primary key, name_of_owner varchar(20), vehicle varchar(20), amount_total numeric(6,2), employee_assigned varchar(20));</text:p>
      <text:p text:style-name="P4">Query OK, 0 rows affected (0.31 sec)</text:p>
      <text:p text:style-name="P4"/>
      <text:p text:style-name="P4"/>
      <text:p text:style-name="P4"/>
      <text:p text:style-name="P4">mysql&gt; ALTER TABLE invoices add constraint fk1 foreign key(employee_assigned) references employees(id);</text:p>
      <text:p text:style-name="P4">Query OK, 0 rows affected (0.20 sec)</text:p>
      <text:p text:style-name="P4">Records: 0 Duplicates: 0 Warnings: 0</text:p>
      <text:p text:style-name="P4"/>
      <text:p text:style-name="P4"/>
      <text:p text:style-name="P8"><text:span text:style-name="T3">Drop tables and database.</text:span></text:p>
      <text:p text:style-name="P8"><text:span text:style-name="T3"/></text:p>
      <text:p text:style-name="P4">mysql&gt; drop table vehicles;</text:p>
      <text:p text:style-name="P4">Query OK, 0 rows affected (0.50 sec)</text:p>
      <text:p text:style-name="P4"/>
      <text:p text:style-name="P4">mysql&gt; drop table invoices;;</text:p>
      <text:p text:style-name="P4">Query OK, 0 rows affected (0.08 sec)</text:p>
      <text:p text:style-name="P4"/>
      <text:p text:style-name="P4"/>
      <text:p text:style-name="P4"/>
      <text:p text:style-name="P4">mysql&gt; drop table customers;;</text:p>
      <text:p text:style-name="P4">Query OK, 0 rows affected (0.06 sec)</text:p>
      <text:p text:style-name="P4"/>
      <text:p text:style-name="P4"/>
      <text:p text:style-name="P4"/>
      <text:p text:style-name="P4">mysql&gt; drop table service_station;</text:p>
      <text:p text:style-name="P4">Query OK, 0 rows affected (0.08 sec)</text:p>
      <text:p text:style-name="P4"/>
      <text:p text:style-name="P4">mysql&gt; drop table employees;</text:p>
      <text:p text:style-name="P4">Query OK, 0 rows affected (0.08 sec)</text:p>
      <text:p text:style-name="P4"/>
      <text:p text:style-name="P4">mysql&gt; drop database service_station;</text:p>
      <text:p text:style-name="P4">Query OK, 0 rows affected (0.00 sec)</text:p>
      <text:p text:style-name="P4"/>
      <text:p text:style-name="P4"/>
      <text:p text:style-name="P4"/>
      <text:p text:style-name="P4"/>
      <text:p text:style-name="P4"/>
      <text:p text:style-name="P4"/>
      <text:p text:style-name="P4"/>
      <text:p text:style-name="P4"/>
      <text:p text:style-name="P4"/>
      <text:p text:style-name="P2"><text:span text:style-name="T2">Day 2 and 3</text:span></text:p>
      <text:p text:style-name="P2"><text:span text:style-name="T2"/></text:p>
      <text:p text:style-name="P2"><text:span text:style-name="T2"/></text:p>
      <text:p text:style-name="P2"><text:span text:style-name="T2"/></text:p>
      <text:p text:style-name="P2"><text:span text:style-name="T2"/></text:p>
      <text:p text:style-name="P9">DROP TABLE IF EXISTS `students`;</text:p>
      <text:p text:style-name="P9">/*!40101 SET @saved_cs_client = @@character_set_client */;</text:p>
      <text:p text:style-name="P9">/*!40101 SET character_set_client = utf8 */;</text:p>
      <text:p text:style-name="P9">CREATE TABLE `students` (</text:p>
      <text:p text:style-name="P9">`id` bigint(19) NOT NULL AUTO_INCREMENT,</text:p>
      <text:p text:style-name="P9">`name` varchar(100) DEFAULT NULL,</text:p>
      <text:p text:style-name="P9">PRIMARY KEY (`id`)</text:p>
      <text:p text:style-name="P9">) ENGINE=InnoDB AUTO_INCREMENT=100007 DEFAULT CHARSET=latin1;</text:p>
      <text:p text:style-name="P9">/*!40101 SET character_set_client = @saved_cs_client */;</text:p>
      <text:p text:style-name="P9"/>
      <text:p text:style-name="P9">--</text:p>
      <text:p text:style-name="P9">-- Dumping data for table `students`</text:p>
      <text:p text:style-name="P9">--</text:p>
      <text:p text:style-name="P9"/>
      <text:p text:style-name="P9">LOCK TABLES `students` WRITE;</text:p>
      <text:p text:style-name="P9">/*!40000 ALTER TABLE `students` DISABLE KEYS */;</text:p>
      <text:p text:style-name="P9">INSERT INTO `students` VALUES (100001,'Thor'),(100002,'Hulk'),(100003,'Daredevil'),(100004,'X Man'),(100005,'Ironman'),(100006,'Quicksilver');</text:p>
      <text:p text:style-name="P9">/*!40000 ALTER TABLE `students` ENABLE KEYS */;</text:p>
      <text:p text:style-name="P9">UNLOCK TABLES;</text:p>
      <text:p text:style-name="P9"/>
      <text:p text:style-name="P9"/>
      <text:p text:style-name="P9">DROP TABLE IF EXISTS `marks`;</text:p>
      <text:p text:style-name="P9">/*!40101 SET @saved_cs_client = @@character_set_client */;</text:p>
      <text:p text:style-name="P9">/*!40101 SET character_set_client = utf8 */;</text:p>
      <text:p text:style-name="P9">CREATE TABLE `marks` (</text:p>
      <text:p text:style-name="P9">`id` bigint(19) NOT NULL AUTO_INCREMENT,</text:p>
      <text:p text:style-name="P9">`student_id` bigint(19) NOT NULL,</text:p>
      <text:p text:style-name="P9">`subject_id` bigint(19) NOT NULL,</text:p>
      <text:p text:style-name="P9">`quarterly` int(11) DEFAULT NULL,</text:p>
      <text:p text:style-name="P9">`half_yearly` int(11) DEFAULT NULL,</text:p>
      <text:p text:style-name="P9">`annual` int(11) DEFAULT NULL,</text:p>
      <text:p text:style-name="P9">`year` int(11) DEFAULT NULL,</text:p>
      <text:p text:style-name="P9">`grade` int(11) DEFAULT NULL,</text:p>
      <text:p text:style-name="P9">PRIMARY KEY (`id`),</text:p>
      <text:p text:style-name="P9">KEY `fk_marks_student_id` (`student_id`),</text:p>
      <text:p text:style-name="P9">CONSTRAINT `fk_marks_student_id` FOREIGN KEY (`student_id`) REFERENCES `students` (`id`) ON DELETE CASCADE</text:p>
      <text:p text:style-name="P9">) ENGINE=InnoDB AUTO_INCREMENT=1126 DEFAULT CHARSET=latin1;</text:p>
      <text:p text:style-name="P9">/*!40101 SET character_set_client = @saved_cs_client */;</text:p>
      <text:p text:style-name="P9"/>
      <text:p text:style-name="P9">--</text:p>
      <text:p text:style-name="P9">-- Dumping data for table `marks`</text:p>
      <text:p text:style-name="P9">--</text:p>
      <text:p text:style-name="P9"/>
      <text:p text:style-name="P9">LOCK TABLES `marks` WRITE;</text:p>
      <text:p text:style-name="P9">/*!40000 ALTER TABLE `marks` DISABLE KEYS */;</text:p>
      <text:p text:style-name="P9">INSERT INTO `marks` VALUES (1001,100001,1,NULL,79,91,2003,6),(1002,100002,1,35,49,77,2003,6),(1003,100003,1,100,97,95,2003,6),(1004,100004,1,38,38,65,2003,6),(1005,100005,1,73,40,100,2003,6),(1006,100001,2,NULL,30,76,2003,6),(1007,100002,2,37,45,87,2003,6),(1008,100003,2,93,91,98,2003,6),(1009,100004,2,93,59,63,2003,6),(1010,100005,2,34,89,45,2003,6),(1011,100001,3,NULL,86,89,2003,6),(1012,100002,3,46,76,48,2003,6),(1013,100003,3,46,NULL,83,2003,6),(1014,100004,3,71,74,31,2003,6),(1015,100005,3,34,54,36,2003,6),(1016,100001,4,NULL,NULL,80,2003,6),(1017,100002,4,52,43,31,2003,6),(1018,100003,4,91,95,99,2003,6),(1019,100004,4,46,76,39,2003,6),(1020,100005,4,80,41,94,2003,6),(1021,100001,5,NULL,31,88,2003,6),(1022,100002,5,33,44,53,2003,6),(1023,100003,5,98,92,90,2003,6),(1024,100004,5,52,63,63,2003,6),(1025,100005,5,56,60,48,2003,6),(1026,100001,1,59,34,57,2004,7),(1027,100002,1,47,37,94,2004,7),(1028,100003,1,47,80,97,2004,7),(1029,100004,1,89,43,68,2004,7),(1030,100005,1,72,82,47,2004,7),(1031,100001,2,44,54,31,2004,7),(1032,100002,2,85,96,89,2004,7),(1033,100003,2,84,63,57,2004,7),(1034,100004,2,83,97,53,2004,7),(1035,100005,2,53,30,80,2004,7),(1036,100001,3,44,90,54,2004,7),(1037,100002,3,53,36,87,2004,7),(1038,100003,3,64,55,39,2004,7),(1039,100004,3,95,36,54,2004,7),(1040,100005,3,66,87,37,2004,7),(1041,100001,4,31,65,69,2004,7),(1042,100002,4,98,30,94,2004,7),(1043,100003,4,43,60,83,2004,7),(1044,100004,4,76,79,40,2004,7),(1045,100005,4,66,43,75,2004,7),(1046,100001,5,58,51,98,2004,7),(1047,100002,5,41,92,99,2004,7),(1048,100003,5,86,56,43,2004,7),(1049,100004,5,35,90,92,2004,7),(1050,100005,5,36,35,48,2004,7),(1051,100001,1,96,57,94,2005,8),(1052,100002,1,68,41,50,2005,8),(1053,100003,1,60,83,73,2005,8),(1054,100004,1,53,81,97,2005,8),(1055,100005,1,64,81,39,2005,8),(1056,100001,2,77,82,36,2005,8),(1057,100002,2,73,57,52,2005,8),(1058,100003,2,38,35,81,2005,8),(1059,100004,2,69,46,44,2005,8),(1060,100005,2,35,95,39,2005,8),(1061,100001,3,32,70,58,2005,8),(1062,100002,3,43,48,65,2005,8),(1063,100003,3,81,38,90,2005,8),(1064,100004,3,88,90,92,2005,8),(1065,100005,3,34,95,76,2005,8),(1066,100001,4,64,69,87,2005,8),(1067,100002,4,62,38,95,2005,8),(1068,100003,4,79,49,86,2005,8),(1069,100004,4,68,33,33,2005,8),(1070,100005,4,72,39,84,2005,8),(1071,100001,5,65,77,100,2005,8),(1072,100002,5,82,90,33,2005,8),(1073,100003,5,76,44,55,2005,8),(1074,100004,5,96,76,46,2005,8),(1075,100005,5,50,75,49,2005,8),(1076,100001,1,67,84,51,2006,9),(1077,100002,1,63,68,46,2006,9),(1078,100003,1,89,96,31,2006,9),(1079,100004,1,86,74,82,2006,9),(1080,100005,1,91,49,70,2006,9),(1081,100001,2,65,90,67,2006,9),(1082,100002,2,77,38,75,2006,9),(1083,100003,2,100,99,95,2006,9),(1084,100004,2,100,37,40,2006,9),(1085,100005,2,85,69,37,2006,9),(1086,100001,3,NULL,NULL,32,2006,9),(1087,100002,3,98,34,31,2006,9),(1088,100003,3,65,83,36,2006,9),(1089,100004,3,82,75,67,2006,9),(1090,100005,3,93,78,39,2006,9),(1091,100001,4,83,75,59,2006,9),(1092,100002,4,81,56,30,2006,9),(1093,100003,4,94,60,68,2006,9),(1094,100004,4,59,92,47,2006,9),(1095,100005,4,76,82,83,2006,9),(1096,100001,5,73,70,87,2006,9),(1097,100002,5,50,52,36,2006,9),(1098,100003,5,57,96,88,2006,9),(1099,100004,5,54,77,51,2006,9),(1100,100005,5,86,66,91,2006,9),(1101,100001,1,NULL,NULL,NULL,2007,10),(1102,100002,1,93,31,79,2007,10),(1103,100003,1,81,92,69,2007,10),(1104,100004,1,32,31,76,2007,10),(1105,100005,1,82,65,87,2007,10),(1106,100001,2,62,80,36,2007,10),(1107,100002,2,34,49,87,2007,10),(1108,100003,2,95,89,89,2007,10),(1109,100004,2,50,46,76,2007,10),(1110,100005,2,86,87,84,2007,10),(1111,100001,3,91,64,80,2007,10),(1112,100002,3,52,60,94,2007,10),(1113,100003,3,50,81,58,2007,10),(1114,100004,3,65,39,46,2007,10),(1115,100005,3,44,79,91,2007,10),(1116,100001,4,55,96,55,2007,10),(1117,100002,4,82,67,94,2007,10),(1118,100003,4,85,76,47,2007,10),(1119,100004,4,79,89,89,2007,10),(1120,100005,4,72,56,57,2007,10),(1121,100001,5,93,52,41,2007,10),(1122,100002,5,42,63,75,2007,10),(1123,100003,5,88,31,43,2007,10),(1124,100004,5,57,36,67,2007,10),(1125,100005,5,87,99,93,2007,10);</text:p>
      <text:p text:style-name="P9">/*!40000 ALTER TABLE `marks` ENABLE KEYS */;</text:p>
      <text:p text:style-name="P9">UNLOCK TABLES;</text:p>
      <text:p text:style-name="P9"/>
      <text:p text:style-name="P9">--</text:p>
      <text:p text:style-name="P9">-- Table structure for table `medals`</text:p>
      <text:p text:style-name="P9">--</text:p>
      <text:p text:style-name="P9"/>
      <text:p text:style-name="P9">DROP TABLE IF EXISTS `medals`;</text:p>
      <text:p text:style-name="P9">/*!40101 SET @saved_cs_client = @@character_set_client */;</text:p>
      <text:p text:style-name="P9">/*!40101 SET character_set_client = utf8 */;</text:p>
      <text:p text:style-name="P9">CREATE TABLE `medals` (</text:p>
      <text:p text:style-name="P9">`id` bigint(19) NOT NULL AUTO_INCREMENT,</text:p>
      <text:p text:style-name="P9">`student_id` bigint(19) NOT NULL,</text:p>
      <text:p text:style-name="P9">`game_id` bigint(19) NOT NULL,</text:p>
      <text:p text:style-name="P9">`medal_won` varchar(10) DEFAULT NULL,</text:p>
      <text:p text:style-name="P9">`year` int(11) DEFAULT NULL,</text:p>
      <text:p text:style-name="P9">`grade` int(11) DEFAULT NULL,</text:p>
      <text:p text:style-name="P9">PRIMARY KEY (`id`),</text:p>
      <text:p text:style-name="P9">KEY `fk_medals_student_id` (`student_id`),</text:p>
      <text:p text:style-name="P9">CONSTRAINT `fk_medals_student_id` FOREIGN KEY (`student_id`) REFERENCES `students` (`id`) ON DELETE CASCADE</text:p>
      <text:p text:style-name="P9">) ENGINE=InnoDB AUTO_INCREMENT=114 DEFAULT CHARSET=latin1;</text:p>
      <text:p text:style-name="P9">/*!40101 SET character_set_client = @saved_cs_client */;</text:p>
      <text:p text:style-name="P9"/>
      <text:p text:style-name="P9">--</text:p>
      <text:p text:style-name="P9">-- Dumping data for table `medals`</text:p>
      <text:p text:style-name="P9">--</text:p>
      <text:p text:style-name="P9"/>
      <text:p text:style-name="P9">LOCK TABLES `medals` WRITE;</text:p>
      <text:p text:style-name="P9">/*!40000 ALTER TABLE `medals` DISABLE KEYS */;</text:p>
      <text:p text:style-name="P9">INSERT INTO `medals` VALUES (101,100003,5,'gold',2003,6),(102,100001,5,'silver',2003,6),(103,100002,4,'silver',2003,6),(104,100003,1,'gold',2003,6),(105,100003,3,'bronze',2004,7),(106,100003,4,'silver',2004,7),(107,100002,2,'silver',2004,7),(108,100002,4,'bronze',2004,7),(109,100002,5,'gold',2004,7),(110,100003,3,'bronze',2005,8),(111,100001,2,'gold',2005,8),(112,100001,3,'bronze',2005,8),(113,100001,4,'bronze',2005,8);</text:p>
      <text:p text:style-name="P9">/*!40000 ALTER TABLE `medals` ENABLE KEYS */;</text:p>
      <text:p text:style-name="P9">UNLOCK TABLES;</text:p>
      <text:p text:style-name="P9"/>
      <text:p text:style-name="P9"/>
      <text:p text:style-name="P9"/>
      <text:p text:style-name="P9"/>
      <text:p text:style-name="P9"/>
      <text:p text:style-name="P9"/>
      <text:p text:style-name="P10"><text:span text:style-name="T2">Queries that uses “students” table:</text:span></text:p>
      <text:p text:style-name="P10"><text:span text:style-name="T2"/></text:p>
      <text:p text:style-name="P3"><text:span text:style-name="T3">1. Select all the students</text:span></text:p>
      <text:p text:style-name="P9">mysql&gt; select * from students;</text:p>
      <text:p text:style-name="P9">+--------+-------------+</text:p>
      <text:p text:style-name="P9">| id | name |</text:p>
      <text:p text:style-name="P9">+--------+-------------+</text:p>
      <text:p text:style-name="P9">| 100001 | Thor |</text:p>
      <text:p text:style-name="P9">| 100002 | Hulk |</text:p>
      <text:p text:style-name="P9">| 100003 | Daredevil |</text:p>
      <text:p text:style-name="P9">| 100004 | X Man |</text:p>
      <text:p text:style-name="P9">| 100005 | Ironman |</text:p>
      <text:p text:style-name="P9">| 100006 | Quicksilver |</text:p>
      <text:p text:style-name="P9">+--------+-------------+</text:p>
      <text:p text:style-name="P9">6 rows in set (0.00 sec)</text:p>
      <text:p text:style-name="P9"/>
      <text:p text:style-name="P9"/>
      <text:p text:style-name="P9"/>
      <text:p text:style-name="P9"/>
      <text:p text:style-name="P3"><text:span text:style-name="T3">2. Select all the students whose names starts with “H”</text:span></text:p>
      <text:p text:style-name="P3"><text:span text:style-name="T3"/></text:p>
      <text:p text:style-name="P9">mysql&gt; select * from students where name like 'H%';</text:p>
      <text:p text:style-name="P9">+--------+------+</text:p>
      <text:p text:style-name="P9">| id | name |</text:p>
      <text:p text:style-name="P9">+--------+------+</text:p>
      <text:p text:style-name="P9">| 100002 | Hulk |</text:p>
      <text:p text:style-name="P9">+--------+------+</text:p>
      <text:p text:style-name="P9">1 row in set (0.00 sec)</text:p>
      <text:p text:style-name="P9"/>
      <text:p text:style-name="P9"/>
      <text:p text:style-name="P3"><text:span text:style-name="T3">3. Select all the students whose name has the alphabet “a”</text:span></text:p>
      <text:p text:style-name="P3"><text:span text:style-name="T3"/></text:p>
      <text:p text:style-name="P9">mysql&gt; select * from students where name like '%a%';</text:p>
      <text:p text:style-name="P9">+--------+-----------+</text:p>
      <text:p text:style-name="P9">| id | name |</text:p>
      <text:p text:style-name="P9">+--------+-----------+</text:p>
      <text:p text:style-name="P9">| 100003 | Daredevil |</text:p>
      <text:p text:style-name="P9">| 100004 | X Man |</text:p>
      <text:p text:style-name="P9">| 100005 | Ironman |</text:p>
      <text:p text:style-name="P9">+--------+-----------+</text:p>
      <text:p text:style-name="P9">3 rows in set (0.00 sec)</text:p>
      <text:p text:style-name="P9"/>
      <text:p text:style-name="P9"/>
      <text:p text:style-name="P3"><text:span text:style-name="T3">3. Select all the students and list the results sorted in alphabetical order(a-z).</text:span></text:p>
      <text:p text:style-name="P9">mysql&gt; select * from students order by name;</text:p>
      <text:p text:style-name="P9">+--------+-------------+</text:p>
      <text:p text:style-name="P9">| id | name |</text:p>
      <text:p text:style-name="P9">+--------+-------------+</text:p>
      <text:p text:style-name="P9">| 100003 | Daredevil |</text:p>
      <text:p text:style-name="P9">| 100002 | Hulk |</text:p>
      <text:p text:style-name="P9">| 100005 | Ironman |</text:p>
      <text:p text:style-name="P9">| 100006 | Quicksilver |</text:p>
      <text:p text:style-name="P9">| 100001 | Thor |</text:p>
      <text:p text:style-name="P9">| 100004 | X Man |</text:p>
      <text:p text:style-name="P9">+--------+-------------+</text:p>
      <text:p text:style-name="P9">6 rows in set (0.00 sec)</text:p>
      <text:p text:style-name="P9"/>
      <text:p text:style-name="P9"/>
      <text:p text:style-name="P3"><text:span text:style-name="T3">4. List the first “2” students with the results sorted in the alphabetical order(a-z).</text:span></text:p>
      <text:p text:style-name="P3"><text:span text:style-name="T3"/></text:p>
      <text:p text:style-name="P9">mysql&gt; select * from students order by name limit 2;</text:p>
      <text:p text:style-name="P9">+--------+-----------+</text:p>
      <text:p text:style-name="P9">| id | name |</text:p>
      <text:p text:style-name="P9">+--------+-----------+</text:p>
      <text:p text:style-name="P9">| 100003 | Daredevil |</text:p>
      <text:p text:style-name="P9">| 100002 | Hulk |</text:p>
      <text:p text:style-name="P9">+--------+-----------+</text:p>
      <text:p text:style-name="P9">2 rows in set (0.00 sec)</text:p>
      <text:p text:style-name="P9"/>
      <text:p text:style-name="P9"/>
      <text:p text:style-name="P9"/>
      <text:p text:style-name="P3"><text:span text:style-name="T3">5. List the next “2” students(3rd and 4th) when they are sorted in the alphabetical order.</text:span></text:p>
      <text:p text:style-name="P3"><text:span text:style-name="T3"/></text:p>
      <text:p text:style-name="P9">mysql&gt; select * from students order by name limit 2,2;</text:p>
      <text:p text:style-name="P9">+--------+-------------+</text:p>
      <text:p text:style-name="P9">| id | name |</text:p>
      <text:p text:style-name="P9">+--------+-------------+</text:p>
      <text:p text:style-name="P9">| 100005 | Ironman |</text:p>
      <text:p text:style-name="P9">| 100006 | Quicksilver |</text:p>
      <text:p text:style-name="P9">+--------+-------------+</text:p>
      <text:p text:style-name="P9">2 rows in set (0.00 sec)</text:p>
      <text:p text:style-name="P9"/>
      <text:p text:style-name="P9"/>
      <text:p text:style-name="P9"/>
      <text:p text:style-name="P9"/>
      <text:p text:style-name="P9"/>
      <text:p text:style-name="P9"/>
      <text:p text:style-name="P9"/>
      <text:p text:style-name="P9"/>
      <text:p text:style-name="P9"/>
      <text:p text:style-name="P9"/>
      <text:p text:style-name="P10"><text:span text:style-name="T2">Queries that uses “marks” table:</text:span></text:p>
      <text:p text:style-name="P10"><text:span text:style-name="T2"/></text:p>
      <text:p text:style-name="P3"><text:span text:style-name="T3">1. Select the students who has not appeared in the annual exams.</text:span></text:p>
      <text:p text:style-name="P3"><text:span text:style-name="T3">Format: All columns of the “marks” table.</text:span></text:p>
      <text:p text:style-name="P9">mysql&gt; select * from marks where annual is NULL;</text:p>
      <text:p text:style-name="P9">+------+------------+------------+-----------+-------------+--------+------+-------+</text:p>
      <text:p text:style-name="P9">| id | student_id | subject_id | quarterly | half_yearly | annual | year | grade |</text:p>
      <text:p text:style-name="P9">+------+------------+------------+-----------+-------------+--------+------+-------+</text:p>
      <text:p text:style-name="P9">| 1101 | 100001 | 1 | NULL | NULL | NULL | 2007 | 10 |</text:p>
      <text:p text:style-name="P9">+------+------------+------------+-----------+-------------+--------+------+-------+</text:p>
      <text:p text:style-name="P9">1 row in set (0.00 sec)</text:p>
      <text:p text:style-name="P9"/>
      <text:p text:style-name="P9"/>
      <text:p text:style-name="P9"/>
      <text:p text:style-name="P9"/>
      <text:p text:style-name="P3"><text:span text:style-name="T3">2. Select the students who has not appeared in the annual exams during the year “2005”.</text:span></text:p>
      <text:p text:style-name="P3"><text:span text:style-name="T3">Format: student_id, subject_id, year</text:span></text:p>
      <text:p text:style-name="P3"><text:span text:style-name="T3"/></text:p>
      <text:p text:style-name="P9">mysql&gt; select student_id,subject_id, year from marks where annual is NULL and year='2005';</text:p>
      <text:p text:style-name="P9">Empty set (0.00 sec)</text:p>
      <text:p text:style-name="P9"/>
      <text:p text:style-name="P9"/>
      <text:p text:style-name="P3"><text:span text:style-name="T3">3. Select the students who has appeared in one of the exams - quarterly, half_yearly or annual.</text:span></text:p>
      <text:p text:style-name="P3"><text:span text:style-name="T3">Format: student_id, subject_id, year</text:span></text:p>
      <text:p text:style-name="P3"><text:span text:style-name="T3"/></text:p>
      <text:p text:style-name="P9">mysql&gt; select student_id,subject_id, year from marks where quarterly is not NULL or half_yearly is not NULL or year is not NULL;</text:p>
      <text:p text:style-name="P9">+------------+------------+------+</text:p>
      <text:p text:style-name="P9">| student_id | subject_id | year |</text:p>
      <text:p text:style-name="P9">+------------+------------+------+</text:p>
      <text:p text:style-name="P9">| 100001 | 1 | 2003 |</text:p>
      <text:p text:style-name="P9">| 100002 | 1 | 2003 |</text:p>
      <text:p text:style-name="P9">| 100003 | 1 | 2003 |</text:p>
      <text:p text:style-name="P9">| 100004 | 1 | 2003 |</text:p>
      <text:p text:style-name="P9">| 100005 | 1 | 2003 |</text:p>
      <text:p text:style-name="P9">| 100001 | 2 | 2003 |</text:p>
      <text:p text:style-name="P9">| 100002 | 2 | 2003 |</text:p>
      <text:p text:style-name="P9">| 100003 | 2 | 2003 |</text:p>
      <text:p text:style-name="P9">| 100004 | 2 | 2003 |</text:p>
      <text:p text:style-name="P9">| 100005 | 2 | 2003 |</text:p>
      <text:p text:style-name="P9">| 100001 | 3 | 2003 |</text:p>
      <text:p text:style-name="P9">| 100002 | 3 | 2003 |</text:p>
      <text:p text:style-name="P9">| 100003 | 3 | 2003 |</text:p>
      <text:p text:style-name="P9">| 100004 | 3 | 2003 |</text:p>
      <text:p text:style-name="P9">| 100005 | 3 | 2003 |</text:p>
      <text:p text:style-name="P9">| 100001 | 4 | 2003 |</text:p>
      <text:p text:style-name="P9">| 100002 | 4 | 2003 |</text:p>
      <text:p text:style-name="P9">| 100003 | 4 | 2003 |</text:p>
      <text:p text:style-name="P9">| 100004 | 4 | 2003 |</text:p>
      <text:p text:style-name="P9">| 100005 | 4 | 2003 |</text:p>
      <text:p text:style-name="P9">| 100001 | 5 | 2003 |</text:p>
      <text:p text:style-name="P9">| 100002 | 5 | 2003 |</text:p>
      <text:p text:style-name="P9">| 100003 | 5 | 2003 |</text:p>
      <text:p text:style-name="P9">| 100004 | 5 | 2003 |</text:p>
      <text:p text:style-name="P9">| 100005 | 5 | 2003 |</text:p>
      <text:p text:style-name="P9">| 100001 | 1 | 2004 |</text:p>
      <text:p text:style-name="P9">| 100002 | 1 | 2004 |</text:p>
      <text:p text:style-name="P9">| 100003 | 1 | 2004 |</text:p>
      <text:p text:style-name="P9">| 100004 | 1 | 2004 |</text:p>
      <text:p text:style-name="P9">| 100005 | 1 | 2004 |</text:p>
      <text:p text:style-name="P9">| 100001 | 2 | 2004 |</text:p>
      <text:p text:style-name="P9">| 100002 | 2 | 2004 |</text:p>
      <text:p text:style-name="P9">| 100003 | 2 | 2004 |</text:p>
      <text:p text:style-name="P9">| 100004 | 2 | 2004 |</text:p>
      <text:p text:style-name="P9">| 100005 | 2 | 2004 |</text:p>
      <text:p text:style-name="P9">| 100001 | 3 | 2004 |</text:p>
      <text:p text:style-name="P9">| 100002 | 3 | 2004 |</text:p>
      <text:p text:style-name="P9">| 100003 | 3 | 2004 |</text:p>
      <text:p text:style-name="P9">| 100004 | 3 | 2004 |</text:p>
      <text:p text:style-name="P9">| 100005 | 3 | 2004 |</text:p>
      <text:p text:style-name="P9">| 100001 | 4 | 2004 |</text:p>
      <text:p text:style-name="P9">| 100002 | 4 | 2004 |</text:p>
      <text:p text:style-name="P9">| 100003 | 4 | 2004 |</text:p>
      <text:p text:style-name="P9">| 100004 | 4 | 2004 |</text:p>
      <text:p text:style-name="P9">| 100005 | 4 | 2004 |</text:p>
      <text:p text:style-name="P9">| 100001 | 5 | 2004 |</text:p>
      <text:p text:style-name="P9">| 100002 | 5 | 2004 |</text:p>
      <text:p text:style-name="P9">| 100003 | 5 | 2004 |</text:p>
      <text:p text:style-name="P9">| 100004 | 5 | 2004 |</text:p>
      <text:p text:style-name="P9">| 100005 | 5 | 2004 |</text:p>
      <text:p text:style-name="P9">| 100001 | 1 | 2005 |</text:p>
      <text:p text:style-name="P9">| 100002 | 1 | 2005 |</text:p>
      <text:p text:style-name="P9">| 100003 | 1 | 2005 |</text:p>
      <text:p text:style-name="P9">| 100004 | 1 | 2005 |</text:p>
      <text:p text:style-name="P9">| 100005 | 1 | 2005 |</text:p>
      <text:p text:style-name="P9">| 100001 | 2 | 2005 |</text:p>
      <text:p text:style-name="P9">| 100002 | 2 | 2005 |</text:p>
      <text:p text:style-name="P9">| 100003 | 2 | 2005 |</text:p>
      <text:p text:style-name="P9">| 100004 | 2 | 2005 |</text:p>
      <text:p text:style-name="P9">| 100005 | 2 | 2005 |</text:p>
      <text:p text:style-name="P9">| 100001 | 3 | 2005 |</text:p>
      <text:p text:style-name="P9">| 100002 | 3 | 2005 |</text:p>
      <text:p text:style-name="P9">| 100003 | 3 | 2005 |</text:p>
      <text:p text:style-name="P9">| 100004 | 3 | 2005 |</text:p>
      <text:p text:style-name="P9">| 100005 | 3 | 2005 |</text:p>
      <text:p text:style-name="P9">| 100001 | 4 | 2005 |</text:p>
      <text:p text:style-name="P9">| 100002 | 4 | 2005 |</text:p>
      <text:p text:style-name="P9">| 100003 | 4 | 2005 |</text:p>
      <text:p text:style-name="P9">| 100004 | 4 | 2005 |</text:p>
      <text:p text:style-name="P9">| 100005 | 4 | 2005 |</text:p>
      <text:p text:style-name="P9">| 100001 | 5 | 2005 |</text:p>
      <text:p text:style-name="P9">| 100002 | 5 | 2005 |</text:p>
      <text:p text:style-name="P9">| 100003 | 5 | 2005 |</text:p>
      <text:p text:style-name="P9">| 100004 | 5 | 2005 |</text:p>
      <text:p text:style-name="P9">| 100005 | 5 | 2005 |</text:p>
      <text:p text:style-name="P9">| 100001 | 1 | 2006 |</text:p>
      <text:p text:style-name="P9">| 100002 | 1 | 2006 |</text:p>
      <text:p text:style-name="P9">| 100003 | 1 | 2006 |</text:p>
      <text:p text:style-name="P9">| 100004 | 1 | 2006 |</text:p>
      <text:p text:style-name="P9">| 100005 | 1 | 2006 |</text:p>
      <text:p text:style-name="P9">| 100001 | 2 | 2006 |</text:p>
      <text:p text:style-name="P9">| 100002 | 2 | 2006 |</text:p>
      <text:p text:style-name="P9">| 100003 | 2 | 2006 |</text:p>
      <text:p text:style-name="P9">| 100004 | 2 | 2006 |</text:p>
      <text:p text:style-name="P9">| 100005 | 2 | 2006 |</text:p>
      <text:p text:style-name="P9">| 100001 | 3 | 2006 |</text:p>
      <text:p text:style-name="P9">| 100002 | 3 | 2006 |</text:p>
      <text:p text:style-name="P9">| 100003 | 3 | 2006 |</text:p>
      <text:p text:style-name="P9">| 100004 | 3 | 2006 |</text:p>
      <text:p text:style-name="P9">| 100005 | 3 | 2006 |</text:p>
      <text:p text:style-name="P9">| 100001 | 4 | 2006 |</text:p>
      <text:p text:style-name="P9">| 100002 | 4 | 2006 |</text:p>
      <text:p text:style-name="P9">| 100003 | 4 | 2006 |</text:p>
      <text:p text:style-name="P9">| 100004 | 4 | 2006 |</text:p>
      <text:p text:style-name="P9">| 100005 | 4 | 2006 |</text:p>
      <text:p text:style-name="P9">| 100001 | 5 | 2006 |</text:p>
      <text:p text:style-name="P9">| 100002 | 5 | 2006 |</text:p>
      <text:p text:style-name="P9">| 100003 | 5 | 2006 |</text:p>
      <text:p text:style-name="P9">| 100004 | 5 | 2006 |</text:p>
      <text:p text:style-name="P9">| 100005 | 5 | 2006 |</text:p>
      <text:p text:style-name="P9">| 100001 | 1 | 2007 |</text:p>
      <text:p text:style-name="P9">| 100002 | 1 | 2007 |</text:p>
      <text:p text:style-name="P9">| 100003 | 1 | 2007 |</text:p>
      <text:p text:style-name="P9">| 100004 | 1 | 2007 |</text:p>
      <text:p text:style-name="P9">| 100005 | 1 | 2007 |</text:p>
      <text:p text:style-name="P9">| 100001 | 2 | 2007 |</text:p>
      <text:p text:style-name="P9">| 100002 | 2 | 2007 |</text:p>
      <text:p text:style-name="P9">| 100003 | 2 | 2007 |</text:p>
      <text:p text:style-name="P9">| 100004 | 2 | 2007 |</text:p>
      <text:p text:style-name="P9">| 100005 | 2 | 2007 |</text:p>
      <text:p text:style-name="P9">| 100001 | 3 | 2007 |</text:p>
      <text:p text:style-name="P9">| 100002 | 3 | 2007 |</text:p>
      <text:p text:style-name="P9">| 100003 | 3 | 2007 |</text:p>
      <text:p text:style-name="P9">| 100004 | 3 | 2007 |</text:p>
      <text:p text:style-name="P9">| 100005 | 3 | 2007 |</text:p>
      <text:p text:style-name="P9">| 100001 | 4 | 2007 |</text:p>
      <text:p text:style-name="P9">| 100002 | 4 | 2007 |</text:p>
      <text:p text:style-name="P9">| 100003 | 4 | 2007 |</text:p>
      <text:p text:style-name="P9">| 100004 | 4 | 2007 |</text:p>
      <text:p text:style-name="P9">| 100005 | 4 | 2007 |</text:p>
      <text:p text:style-name="P9">| 100001 | 5 | 2007 |</text:p>
      <text:p text:style-name="P9">| 100002 | 5 | 2007 |</text:p>
      <text:p text:style-name="P9">| 100003 | 5 | 2007 |</text:p>
      <text:p text:style-name="P9">| 100004 | 5 | 2007 |</text:p>
      <text:p text:style-name="P9">| 100005 | 5 | 2007 |</text:p>
      <text:p text:style-name="P9">+------------+------------+------+</text:p>
      <text:p text:style-name="P9">125 rows in set (0.00 sec)</text:p>
      <text:p text:style-name="P9"/>
      <text:p text:style-name="P9"/>
      <text:p text:style-name="P3"><text:span text:style-name="T3">4. Select the students who has scored more than 90 in all the exams - quarterly, half_yearly and annual.</text:span></text:p>
      <text:p text:style-name="P3"><text:span text:style-name="T3">Format: student_id, subject_id, year, quarterly, half_yearly, annual</text:span></text:p>
      <text:p text:style-name="P3"><text:span text:style-name="T3"/></text:p>
      <text:p text:style-name="P9">mysql&gt; select student_id,subject_id, year,quarterly,half_yearly,annual from marks where quarterly &gt;90 and half_yearly&gt;90 and annual&gt;90;</text:p>
      <text:p text:style-name="P9">+------------+------------+------+-----------+-------------+--------+</text:p>
      <text:p text:style-name="P9">| student_id | subject_id | year | quarterly | half_yearly | annual |</text:p>
      <text:p text:style-name="P9">+------------+------------+------+-----------+-------------+--------+</text:p>
      <text:p text:style-name="P9">| 100003 | 1 | 2003 | 100 | 97 | 95 |</text:p>
      <text:p text:style-name="P9">| 100003 | 2 | 2003 | 93 | 91 | 98 |</text:p>
      <text:p text:style-name="P9">| 100003 | 4 | 2003 | 91 | 95 | 99 |</text:p>
      <text:p text:style-name="P9">| 100003 | 2 | 2006 | 100 | 99 | 95 |</text:p>
      <text:p text:style-name="P9">+------------+------------+------+-----------+-------------+--------+</text:p>
      <text:p text:style-name="P9">4 rows in set (0.00 sec)</text:p>
      <text:p text:style-name="P9"/>
      <text:p text:style-name="P9"/>
      <text:p text:style-name="P3"><text:span text:style-name="T3">5. List the average marks(in quarterly, half_yearly &amp; annual) for each subject scored for the year.</text:span></text:p>
      <text:p text:style-name="P3"><text:span text:style-name="T3">Format: student_id, subject_id, average, year</text:span></text:p>
      <text:p text:style-name="P3"><text:span text:style-name="T3"/></text:p>
      <text:p text:style-name="P9">mysql&gt; select student_id,subject_id,sum(quarterly+half_yearly+annual)/3 average,year from marks group by student_id,subject_id,year;</text:p>
      <text:p text:style-name="P9">+------------+------------+---------+------+</text:p>
      <text:p text:style-name="P9">| student_id | subject_id | average | year |</text:p>
      <text:p text:style-name="P9">+------------+------------+---------+------+</text:p>
      <text:p text:style-name="P9">| 100001 | 1 | NULL | 2003 |</text:p>
      <text:p text:style-name="P9">| 100001 | 1 | 50.0000 | 2004 |</text:p>
      <text:p text:style-name="P9">| 100001 | 1 | 82.3333 | 2005 |</text:p>
      <text:p text:style-name="P9">| 100001 | 1 | 67.3333 | 2006 |</text:p>
      <text:p text:style-name="P9">| 100001 | 1 | NULL | 2007 |</text:p>
      <text:p text:style-name="P9">| 100001 | 2 | NULL | 2003 |</text:p>
      <text:p text:style-name="P9">| 100001 | 2 | 43.0000 | 2004 |</text:p>
      <text:p text:style-name="P9">| 100001 | 2 | 65.0000 | 2005 |</text:p>
      <text:p text:style-name="P9">| 100001 | 2 | 74.0000 | 2006 |</text:p>
      <text:p text:style-name="P9">| 100001 | 2 | 59.3333 | 2007 |</text:p>
      <text:p text:style-name="P9">| 100001 | 3 | NULL | 2003 |</text:p>
      <text:p text:style-name="P9">| 100001 | 3 | 62.6667 | 2004 |</text:p>
      <text:p text:style-name="P9">| 100001 | 3 | 53.3333 | 2005 |</text:p>
      <text:p text:style-name="P9">| 100001 | 3 | NULL | 2006 |</text:p>
      <text:p text:style-name="P9">| 100001 | 3 | 78.3333 | 2007 |</text:p>
      <text:p text:style-name="P9">| 100001 | 4 | NULL | 2003 |</text:p>
      <text:p text:style-name="P9">| 100001 | 4 | 55.0000 | 2004 |</text:p>
      <text:p text:style-name="P9">| 100001 | 4 | 73.3333 | 2005 |</text:p>
      <text:p text:style-name="P9">| 100001 | 4 | 72.3333 | 2006 |</text:p>
      <text:p text:style-name="P9">| 100001 | 4 | 68.6667 | 2007 |</text:p>
      <text:p text:style-name="P9">| 100001 | 5 | NULL | 2003 |</text:p>
      <text:p text:style-name="P9">| 100001 | 5 | 69.0000 | 2004 |</text:p>
      <text:p text:style-name="P9">| 100001 | 5 | 80.6667 | 2005 |</text:p>
      <text:p text:style-name="P9">| 100001 | 5 | 76.6667 | 2006 |</text:p>
      <text:p text:style-name="P9">| 100001 | 5 | 62.0000 | 2007 |</text:p>
      <text:p text:style-name="P9">| 100002 | 1 | 53.6667 | 2003 |</text:p>
      <text:p text:style-name="P9">| 100002 | 1 | 59.3333 | 2004 |</text:p>
      <text:p text:style-name="P9">| 100002 | 1 | 53.0000 | 2005 |</text:p>
      <text:p text:style-name="P9">| 100002 | 1 | 59.0000 | 2006 |</text:p>
      <text:p text:style-name="P9">| 100002 | 1 | 67.6667 | 2007 |</text:p>
      <text:p text:style-name="P9">| 100002 | 2 | 56.3333 | 2003 |</text:p>
      <text:p text:style-name="P9">| 100002 | 2 | 90.0000 | 2004 |</text:p>
      <text:p text:style-name="P9">| 100002 | 2 | 60.6667 | 2005 |</text:p>
      <text:p text:style-name="P9">| 100002 | 2 | 63.3333 | 2006 |</text:p>
      <text:p text:style-name="P9">| 100002 | 2 | 56.6667 | 2007 |</text:p>
      <text:p text:style-name="P9">| 100002 | 3 | 56.6667 | 2003 |</text:p>
      <text:p text:style-name="P9">| 100002 | 3 | 58.6667 | 2004 |</text:p>
      <text:p text:style-name="P9">| 100002 | 3 | 52.0000 | 2005 |</text:p>
      <text:p text:style-name="P9">| 100002 | 3 | 54.3333 | 2006 |</text:p>
      <text:p text:style-name="P9">| 100002 | 3 | 68.6667 | 2007 |</text:p>
      <text:p text:style-name="P9">| 100002 | 4 | 42.0000 | 2003 |</text:p>
      <text:p text:style-name="P9">| 100002 | 4 | 74.0000 | 2004 |</text:p>
      <text:p text:style-name="P9">| 100002 | 4 | 65.0000 | 2005 |</text:p>
      <text:p text:style-name="P9">| 100002 | 4 | 55.6667 | 2006 |</text:p>
      <text:p text:style-name="P9">| 100002 | 4 | 81.0000 | 2007 |</text:p>
      <text:p text:style-name="P9">| 100002 | 5 | 43.3333 | 2003 |</text:p>
      <text:p text:style-name="P9">| 100002 | 5 | 77.3333 | 2004 |</text:p>
      <text:p text:style-name="P9">| 100002 | 5 | 68.3333 | 2005 |</text:p>
      <text:p text:style-name="P9"/>
      <text:p text:style-name="P9">| 100002 | 5 | 60.0000 | 2007 |</text:p>
      <text:p text:style-name="P9">| 100003 | 1 | 97.3333 | 2003 |</text:p>
      <text:p text:style-name="P9">| 100003 | 1 | 74.6667 | 2004 |</text:p>
      <text:p text:style-name="P9">| 100003 | 1 | 72.0000 | 2005 |</text:p>
      <text:p text:style-name="P9">| 100003 | 1 | 72.0000 | 2006 |</text:p>
      <text:p text:style-name="P9">| 100003 | 1 | 80.6667 | 2007 |</text:p>
      <text:p text:style-name="P9">| 100003 | 2 | 94.0000 | 2003 |</text:p>
      <text:p text:style-name="P9">| 100003 | 2 | 68.0000 | 2004 |</text:p>
      <text:p text:style-name="P9">| 100003 | 2 | 51.3333 | 2005 |</text:p>
      <text:p text:style-name="P9">| 100003 | 2 | 98.0000 | 2006 |</text:p>
      <text:p text:style-name="P9">| 100003 | 2 | 91.0000 | 2007 |</text:p>
      <text:p text:style-name="P9">| 100003 | 3 | NULL | 2003 |</text:p>
      <text:p text:style-name="P9">| 100003 | 3 | 52.6667 | 2004 |</text:p>
      <text:p text:style-name="P9">| 100003 | 3 | 69.6667 | 2005 |</text:p>
      <text:p text:style-name="P9">| 100003 | 3 | 61.3333 | 2006 |</text:p>
      <text:p text:style-name="P9">| 100003 | 3 | 63.0000 | 2007 |</text:p>
      <text:p text:style-name="P9">| 100003 | 4 | 95.0000 | 2003 |</text:p>
      <text:p text:style-name="P9">| 100003 | 4 | 62.0000 | 2004 |</text:p>
      <text:p text:style-name="P9">| 100003 | 4 | 71.3333 | 2005 |</text:p>
      <text:p text:style-name="P9">| 100003 | 4 | 74.0000 | 2006 |</text:p>
      <text:p text:style-name="P9">| 100003 | 4 | 69.3333 | 2007 |</text:p>
      <text:p text:style-name="P9">| 100003 | 5 | 93.3333 | 2003 |</text:p>
      <text:p text:style-name="P9">| 100003 | 5 | 61.6667 | 2004 |</text:p>
      <text:p text:style-name="P9">| 100003 | 5 | 58.3333 | 2005 |</text:p>
      <text:p text:style-name="P9">| 100003 | 5 | 80.3333 | 2006 |</text:p>
      <text:p text:style-name="P9">| 100003 | 5 | 54.0000 | 2007 |</text:p>
      <text:p text:style-name="P9">| 100004 | 1 | 47.0000 | 2003 |</text:p>
      <text:p text:style-name="P9">| 100004 | 1 | 66.6667 | 2004 |</text:p>
      <text:p text:style-name="P9">| 100004 | 1 | 77.0000 | 2005 |</text:p>
      <text:p text:style-name="P9">| 100004 | 1 | 80.6667 | 2006 |</text:p>
      <text:p text:style-name="P9">| 100004 | 1 | 46.3333 | 2007 |</text:p>
      <text:p text:style-name="P9">| 100004 | 2 | 71.6667 | 2003 |</text:p>
      <text:p text:style-name="P9">| 100004 | 2 | 77.6667 | 2004 |</text:p>
      <text:p text:style-name="P9">| 100004 | 2 | 53.0000 | 2005 |</text:p>
      <text:p text:style-name="P9">| 100004 | 2 | 59.0000 | 2006 |</text:p>
      <text:p text:style-name="P9">| 100004 | 2 | 57.3333 | 2007 |</text:p>
      <text:p text:style-name="P9">| 100004 | 3 | 58.6667 | 2003 |</text:p>
      <text:p text:style-name="P9">| 100004 | 3 | 61.6667 | 2004 |</text:p>
      <text:p text:style-name="P9">| 100004 | 3 | 90.0000 | 2005 |</text:p>
      <text:p text:style-name="P9">| 100004 | 3 | 74.6667 | 2006 |</text:p>
      <text:p text:style-name="P9">| 100004 | 3 | 50.0000 | 2007 |</text:p>
      <text:p text:style-name="P9">| 100004 | 4 | 53.6667 | 2003 |</text:p>
      <text:p text:style-name="P9">| 100004 | 4 | 65.0000 | 2004 |</text:p>
      <text:p text:style-name="P9">| 100004 | 4 | 44.6667 | 2005 |</text:p>
      <text:p text:style-name="P9">| 100004 | 4 | 66.0000 | 2006 |</text:p>
      <text:p text:style-name="P9">| 100004 | 4 | 85.6667 | 2007 |</text:p>
      <text:p text:style-name="P9">| 100004 | 5 | 59.3333 | 2003 |</text:p>
      <text:p text:style-name="P9">| 100004 | 5 | 72.3333 | 2004 |</text:p>
      <text:p text:style-name="P9">| 100004 | 5 | 72.6667 | 2005 |</text:p>
      <text:p text:style-name="P9">| 100004 | 5 | 60.6667 | 2006 |</text:p>
      <text:p text:style-name="P9">| 100004 | 5 | 53.3333 | 2007 |</text:p>
      <text:p text:style-name="P9">| 100005 | 1 | 71.0000 | 2003 |</text:p>
      <text:p text:style-name="P9">| 100005 | 1 | 67.0000 | 2004 |</text:p>
      <text:p text:style-name="P9">| 100005 | 1 | 61.3333 | 2005 |</text:p>
      <text:p text:style-name="P9">| 100005 | 1 | 70.0000 | 2006 |</text:p>
      <text:p text:style-name="P9">| 100005 | 1 | 78.0000 | 2007 |</text:p>
      <text:p text:style-name="P9">| 100005 | 2 | 56.0000 | 2003 |</text:p>
      <text:p text:style-name="P9">| 100005 | 2 | 54.3333 | 2004 |</text:p>
      <text:p text:style-name="P9">| 100005 | 2 | 56.3333 | 2005 |</text:p>
      <text:p text:style-name="P9">| 100005 | 2 | 63.6667 | 2006 |</text:p>
      <text:p text:style-name="P9">| 100005 | 2 | 85.6667 | 2007 |</text:p>
      <text:p text:style-name="P9">| 100005 | 3 | 41.3333 | 2003 |</text:p>
      <text:p text:style-name="P9">| 100005 | 3 | 63.3333 | 2004 |</text:p>
      <text:p text:style-name="P9">| 100005 | 3 | 68.3333 | 2005 |</text:p>
      <text:p text:style-name="P9">| 100005 | 3 | 70.0000 | 2006 |</text:p>
      <text:p text:style-name="P9">| 100005 | 3 | 71.3333 | 2007 |</text:p>
      <text:p text:style-name="P9">| 100005 | 4 | 71.6667 | 2003 |</text:p>
      <text:p text:style-name="P9">| 100005 | 4 | 61.3333 | 2004 |</text:p>
      <text:p text:style-name="P9">| 100005 | 4 | 65.0000 | 2005 |</text:p>
      <text:p text:style-name="P9">| 100005 | 4 | 80.3333 | 2006 |</text:p>
      <text:p text:style-name="P9">| 100005 | 4 | 61.6667 | 2007 |</text:p>
      <text:p text:style-name="P9">| 100005 | 5 | 54.6667 | 2003 |</text:p>
      <text:p text:style-name="P9">| 100005 | 5 | 39.6667 | 2004 |</text:p>
      <text:p text:style-name="P9">| 100005 | 5 | 58.0000 | 2005 |</text:p>
      <text:p text:style-name="P9">| 100005 | 5 | 81.0000 | 2006 |</text:p>
      <text:p text:style-name="P9">| 100005 | 5 | 93.0000 | 2007 |</text:p>
      <text:p text:style-name="P9">+------------+------------+---------+------+</text:p>
      <text:p text:style-name="P9">125 rows in set (0.00 sec)</text:p>
      <text:p text:style-name="P9"/>
      <text:p text:style-name="P9"/>
      <text:p text:style-name="P9"/>
      <text:p text:style-name="P3"><text:span text:style-name="T3">6. List the average marks(in quarterly, half_yearly &amp; annual) for each subject scored for the years 2003 &amp; 2004</text:span></text:p>
      <text:p text:style-name="P3"><text:span text:style-name="T3">Format: student_id, subject_id, average, year</text:span></text:p>
      <text:p text:style-name="P3"><text:span text:style-name="T3"/></text:p>
      <text:p text:style-name="P9">mysql&gt; select student_id,subject_id,sum(quarterly+half_yearly+annual)/3 average,year from marks where year in('2003','2004') group by student_id,subject_id,year;</text:p>
      <text:p text:style-name="P9">+------------+------------+---------+------+</text:p>
      <text:p text:style-name="P9">| student_id | subject_id | average | year |</text:p>
      <text:p text:style-name="P9">+------------+------------+---------+------+</text:p>
      <text:p text:style-name="P9">| 100001 | 1 | NULL | 2003 |</text:p>
      <text:p text:style-name="P9">| 100001 | 1 | 50.0000 | 2004 |</text:p>
      <text:p text:style-name="P9">| 100001 | 2 | NULL | 2003 |</text:p>
      <text:p text:style-name="P9">| 100001 | 2 | 43.0000 | 2004 |</text:p>
      <text:p text:style-name="P9">| 100001 | 3 | NULL | 2003 |</text:p>
      <text:p text:style-name="P9">| 100001 | 3 | 62.6667 | 2004 |</text:p>
      <text:p text:style-name="P9">| 100001 | 4 | NULL | 2003 |</text:p>
      <text:p text:style-name="P9">| 100001 | 4 | 55.0000 | 2004 |</text:p>
      <text:p text:style-name="P9">| 100001 | 5 | NULL | 2003 |</text:p>
      <text:p text:style-name="P9">| 100001 | 5 | 69.0000 | 2004 |</text:p>
      <text:p text:style-name="P9">| 100002 | 1 | 53.6667 | 2003 |</text:p>
      <text:p text:style-name="P9">| 100002 | 1 | 59.3333 | 2004 |</text:p>
      <text:p text:style-name="P9">| 100002 | 2 | 56.3333 | 2003 |</text:p>
      <text:p text:style-name="P9">| 100002 | 2 | 90.0000 | 2004 |</text:p>
      <text:p text:style-name="P9">| 100002 | 3 | 56.6667 | 2003 |</text:p>
      <text:p text:style-name="P9">| 100002 | 3 | 58.6667 | 2004 |</text:p>
      <text:p text:style-name="P9">| 100002 | 4 | 42.0000 | 2003 |</text:p>
      <text:p text:style-name="P9">| 100002 | 4 | 74.0000 | 2004 |</text:p>
      <text:p text:style-name="P9">| 100002 | 5 | 43.3333 | 2003 |</text:p>
      <text:p text:style-name="P9">| 100002 | 5 | 77.3333 | 2004 |</text:p>
      <text:p text:style-name="P9">| 100003 | 1 | 97.3333 | 2003 |</text:p>
      <text:p text:style-name="P9">| 100003 | 1 | 74.6667 | 2004 |</text:p>
      <text:p text:style-name="P9">| 100003 | 2 | 94.0000 | 2003 |</text:p>
      <text:p text:style-name="P9">| 100003 | 2 | 68.0000 | 2004 |</text:p>
      <text:p text:style-name="P9">| 100003 | 3 | NULL | 2003 |</text:p>
      <text:p text:style-name="P9">| 100003 | 3 | 52.6667 | 2004 |</text:p>
      <text:p text:style-name="P9">| 100003 | 4 | 95.0000 | 2003 |</text:p>
      <text:p text:style-name="P9">| 100003 | 4 | 62.0000 | 2004 |</text:p>
      <text:p text:style-name="P9">| 100003 | 5 | 93.3333 | 2003 |</text:p>
      <text:p text:style-name="P9">| 100003 | 5 | 61.6667 | 2004 |</text:p>
      <text:p text:style-name="P9">| 100004 | 1 | 47.0000 | 2003 |</text:p>
      <text:p text:style-name="P9">| 100004 | 1 | 66.6667 | 2004 |</text:p>
      <text:p text:style-name="P9">| 100004 | 2 | 71.6667 | 2003 |</text:p>
      <text:p text:style-name="P9">| 100004 | 2 | 77.6667 | 2004 |</text:p>
      <text:p text:style-name="P9">| 100004 | 3 | 58.6667 | 2003 |</text:p>
      <text:p text:style-name="P9">| 100004 | 3 | 61.6667 | 2004 |</text:p>
      <text:p text:style-name="P9">| 100004 | 4 | 53.6667 | 2003 |</text:p>
      <text:p text:style-name="P9">| 100004 | 4 | 65.0000 | 2004 |</text:p>
      <text:p text:style-name="P9">| 100004 | 5 | 59.3333 | 2003 |</text:p>
      <text:p text:style-name="P9">| 100004 | 5 | 72.3333 | 2004 |</text:p>
      <text:p text:style-name="P9">| 100005 | 1 | 71.0000 | 2003 |</text:p>
      <text:p text:style-name="P9">| 100005 | 1 | 67.0000 | 2004 |</text:p>
      <text:p text:style-name="P9">| 100005 | 2 | 56.0000 | 2003 |</text:p>
      <text:p text:style-name="P9">| 100005 | 2 | 54.3333 | 2004 |</text:p>
      <text:p text:style-name="P9">| 100005 | 3 | 41.3333 | 2003 |</text:p>
      <text:p text:style-name="P9">| 100005 | 3 | 63.3333 | 2004 |</text:p>
      <text:p text:style-name="P9">| 100005 | 4 | 71.6667 | 2003 |</text:p>
      <text:p text:style-name="P9">| 100005 | 4 | 61.3333 | 2004 |</text:p>
      <text:p text:style-name="P9">| 100005 | 5 | 54.6667 | 2003 |</text:p>
      <text:p text:style-name="P9">| 100005 | 5 | 39.6667 | 2004 |</text:p>
      <text:p text:style-name="P9">+------------+------------+---------+------+</text:p>
      <text:p text:style-name="P9">50 rows in set (0.00 sec)</text:p>
      <text:p text:style-name="P9"/>
      <text:p text:style-name="P9"/>
      <text:p text:style-name="P9"/>
      <text:p text:style-name="P9"/>
      <text:p text:style-name="P11"><text:span text:style-name="T2">Joins &amp; SubQueries</text:span></text:p>
      <text:p text:style-name="P12"><text:span text:style-name="T2">Write the queries from the "marks" table using inner join with the table "students" table to replace student_id with name.</text:span></text:p>
      <text:p text:style-name="P13"><text:span text:style-name="T2"/></text:p>
      <text:p text:style-name="P3"><text:span text:style-name="T3">1. Select the students who has not appeared in the annual exams.</text:span></text:p>
      <text:p text:style-name="P3"><text:span text:style-name="T3">Format: All columns of the “marks” table.</text:span></text:p>
      <text:p text:style-name="P3"><text:span text:style-name="T3"/></text:p>
      <text:p text:style-name="P9">mysql&gt; select m.id,name ,subject_id,quarterly,half_yearly,annual,year,grade from marks m,students s where m.student_id=s.id and annual is null;</text:p>
      <text:p text:style-name="P9">+------+------+------------+-----------+-------------+--------+------+-------+</text:p>
      <text:p text:style-name="P9">| id | name | subject_id | quarterly | half_yearly | annual | year | grade |</text:p>
      <text:p text:style-name="P9">+------+------+------------+-----------+-------------+--------+------+-------+</text:p>
      <text:p text:style-name="P9">| 1101 | Thor | 1 | NULL | NULL | NULL | 2007 | 10 |</text:p>
      <text:p text:style-name="P9">+------+------+------------+-----------+-------------+--------+------+-------+</text:p>
      <text:p text:style-name="P9">1 row in set (0.00 sec)</text:p>
      <text:p text:style-name="P9"/>
      <text:p text:style-name="P9"/>
      <text:p text:style-name="P9"/>
      <text:p text:style-name="P3"><text:span text:style-name="T3">2. Select the students who has not appeared in the annual exams during the year “2005”.</text:span></text:p>
      <text:p text:style-name="P3"><text:span text:style-name="T3">Format: student_id, subject_id, year</text:span></text:p>
      <text:p text:style-name="P3"><text:span text:style-name="T3"/></text:p>
      <text:p text:style-name="P9">mysql&gt; select name ,subject_id,year from marks m,students s where m.student_id=s.id and year='2005' and annual is null;</text:p>
      <text:p text:style-name="P9">Empty set (0.00 sec)</text:p>
      <text:p text:style-name="P9"/>
      <text:p text:style-name="P9"/>
      <text:p text:style-name="P9"/>
      <text:p text:style-name="P3"><text:span text:style-name="T3">3. Select the students who has appeared in one of the exams - quarterly, half_yearly or annual.</text:span></text:p>
      <text:p text:style-name="P3"><text:span text:style-name="T3">Format: student_id, subject_id, year</text:span></text:p>
      <text:p text:style-name="P3"><text:span text:style-name="T3"/></text:p>
      <text:p text:style-name="P9">mysql&gt; select name ,subject_id,year from marks m,students s where m.student_id=s.id and (quarterly is not null or half_yearly is not null or annual is not null);</text:p>
      <text:p text:style-name="P9">+-----------+------------+------+</text:p>
      <text:p text:style-name="P9">| name | subject_id | year |</text:p>
      <text:p text:style-name="P9">+-----------+------------+------+</text:p>
      <text:p text:style-name="P9">| Thor | 1 | 2003 |</text:p>
      <text:p text:style-name="P9">| Thor | 2 | 2003 |</text:p>
      <text:p text:style-name="P9">| Thor | 3 | 2003 |</text:p>
      <text:p text:style-name="P9">| Thor | 4 | 2003 |</text:p>
      <text:p text:style-name="P9">| Thor | 5 | 2003 |</text:p>
      <text:p text:style-name="P9">| Thor | 1 | 2004 |</text:p>
      <text:p text:style-name="P9">| Thor | 2 | 2004 |</text:p>
      <text:p text:style-name="P9">| Thor | 3 | 2004 |</text:p>
      <text:p text:style-name="P9">| Thor | 4 | 2004 |</text:p>
      <text:p text:style-name="P9">| Thor | 5 | 2004 |</text:p>
      <text:p text:style-name="P9">| Thor | 1 | 2005 |</text:p>
      <text:p text:style-name="P9">| Thor | 2 | 2005 |</text:p>
      <text:p text:style-name="P9">| Thor | 3 | 2005 |</text:p>
      <text:p text:style-name="P9">| Thor | 4 | 2005 |</text:p>
      <text:p text:style-name="P9">| Thor | 5 | 2005 |</text:p>
      <text:p text:style-name="P9">| Thor | 1 | 2006 |</text:p>
      <text:p text:style-name="P9">| Thor | 2 | 2006 |</text:p>
      <text:p text:style-name="P9">| Thor | 3 | 2006 |</text:p>
      <text:p text:style-name="P9">| Thor | 4 | 2006 |</text:p>
      <text:p text:style-name="P9">| Thor | 5 | 2006 |</text:p>
      <text:p text:style-name="P9">| Thor | 2 | 2007 |</text:p>
      <text:p text:style-name="P9">| Thor | 3 | 2007 |</text:p>
      <text:p text:style-name="P9">| Thor | 4 | 2007 |</text:p>
      <text:p text:style-name="P9">| Thor | 5 | 2007 |</text:p>
      <text:p text:style-name="P9">| Hulk | 1 | 2003 |</text:p>
      <text:p text:style-name="P9">| Hulk | 2 | 2003 |</text:p>
      <text:p text:style-name="P9">| Hulk | 3 | 2003 |</text:p>
      <text:p text:style-name="P9">| Hulk | 4 | 2003 |</text:p>
      <text:p text:style-name="P9">| Hulk | 5 | 2003 |</text:p>
      <text:p text:style-name="P9">| Hulk | 1 | 2004 |</text:p>
      <text:p text:style-name="P9">| Hulk | 2 | 2004 |</text:p>
      <text:p text:style-name="P9">| Hulk | 3 | 2004 |</text:p>
      <text:p text:style-name="P9">| Hulk | 4 | 2004 |</text:p>
      <text:p text:style-name="P9">| Hulk | 5 | 2004 |</text:p>
      <text:p text:style-name="P9">| Hulk | 1 | 2005 |</text:p>
      <text:p text:style-name="P9">| Hulk | 2 | 2005 |</text:p>
      <text:p text:style-name="P9">| Hulk | 3 | 2005 |</text:p>
      <text:p text:style-name="P9">| Hulk | 4 | 2005 |</text:p>
      <text:p text:style-name="P9">| Hulk | 5 | 2005 |</text:p>
      <text:p text:style-name="P9">| Hulk | 1 | 2006 |</text:p>
      <text:p text:style-name="P9">| Hulk | 2 | 2006 |</text:p>
      <text:p text:style-name="P9">| Hulk | 3 | 2006 |</text:p>
      <text:p text:style-name="P9">| Hulk | 4 | 2006 |</text:p>
      <text:p text:style-name="P9">| Hulk | 5 | 2006 |</text:p>
      <text:p text:style-name="P9">| Hulk | 1 | 2007 |</text:p>
      <text:p text:style-name="P9">| Hulk | 2 | 2007 |</text:p>
      <text:p text:style-name="P9">| Hulk | 3 | 2007 |</text:p>
      <text:p text:style-name="P9">| Hulk | 4 | 2007 |</text:p>
      <text:p text:style-name="P9">| Hulk | 5 | 2007 |</text:p>
      <text:p text:style-name="P9">| Daredevil | 1 | 2003 |</text:p>
      <text:p text:style-name="P9">| Daredevil | 2 | 2003 |</text:p>
      <text:p text:style-name="P9">| Daredevil | 3 | 2003 |</text:p>
      <text:p text:style-name="P9">| Daredevil | 4 | 2003 |</text:p>
      <text:p text:style-name="P9">| Daredevil | 5 | 2003 |</text:p>
      <text:p text:style-name="P9">| Daredevil | 1 | 2004 |</text:p>
      <text:p text:style-name="P9">| Daredevil | 2 | 2004 |</text:p>
      <text:p text:style-name="P9">| Daredevil | 3 | 2004 |</text:p>
      <text:p text:style-name="P9">| Daredevil | 4 | 2004 |</text:p>
      <text:p text:style-name="P9">| Daredevil | 5 | 2004 |</text:p>
      <text:p text:style-name="P9">| Daredevil | 1 | 2005 |</text:p>
      <text:p text:style-name="P9">| Daredevil | 2 | 2005 |</text:p>
      <text:p text:style-name="P9">| Daredevil | 3 | 2005 |</text:p>
      <text:p text:style-name="P9">| Daredevil | 4 | 2005 |</text:p>
      <text:p text:style-name="P9">| Daredevil | 5 | 2005 |</text:p>
      <text:p text:style-name="P9">| Daredevil | 1 | 2006 |</text:p>
      <text:p text:style-name="P9">| Daredevil | 2 | 2006 |</text:p>
      <text:p text:style-name="P9">| Daredevil | 3 | 2006 |</text:p>
      <text:p text:style-name="P9">| Daredevil | 4 | 2006 |</text:p>
      <text:p text:style-name="P9">| Daredevil | 5 | 2006 |</text:p>
      <text:p text:style-name="P9">| Daredevil | 1 | 2007 |</text:p>
      <text:p text:style-name="P9">| Daredevil | 2 | 2007 |</text:p>
      <text:p text:style-name="P9">| Daredevil | 3 | 2007 |</text:p>
      <text:p text:style-name="P9">| Daredevil | 4 | 2007 |</text:p>
      <text:p text:style-name="P9">| Daredevil | 5 | 2007 |</text:p>
      <text:p text:style-name="P9">| X Man | 1 | 2003 |</text:p>
      <text:p text:style-name="P9">| X Man | 2 | 2003 |</text:p>
      <text:p text:style-name="P9">| X Man | 3 | 2003 |</text:p>
      <text:p text:style-name="P9">| X Man | 4 | 2003 |</text:p>
      <text:p text:style-name="P9">| X Man | 5 | 2003 |</text:p>
      <text:p text:style-name="P9">| X Man | 1 | 2004 |</text:p>
      <text:p text:style-name="P9">| X Man | 2 | 2004 |</text:p>
      <text:p text:style-name="P9">| X Man | 3 | 2004 |</text:p>
      <text:p text:style-name="P9">| X Man | 4 | 2004 |</text:p>
      <text:p text:style-name="P9">| X Man | 5 | 2004 |</text:p>
      <text:p text:style-name="P9">| X Man | 1 | 2005 |</text:p>
      <text:p text:style-name="P9">| X Man | 2 | 2005 |</text:p>
      <text:p text:style-name="P9">| X Man | 3 | 2005 |</text:p>
      <text:p text:style-name="P9">| X Man | 4 | 2005 |</text:p>
      <text:p text:style-name="P9">| X Man | 5 | 2005 |</text:p>
      <text:p text:style-name="P9">| X Man | 1 | 2006 |</text:p>
      <text:p text:style-name="P9">| X Man | 2 | 2006 |</text:p>
      <text:p text:style-name="P9">| X Man | 3 | 2006 |</text:p>
      <text:p text:style-name="P9">| X Man | 4 | 2006 |</text:p>
      <text:p text:style-name="P9">| X Man | 5 | 2006 |</text:p>
      <text:p text:style-name="P9">| X Man | 1 | 2007 |</text:p>
      <text:p text:style-name="P9">| X Man | 2 | 2007 |</text:p>
      <text:p text:style-name="P9">| X Man | 3 | 2007 |</text:p>
      <text:p text:style-name="P9">| X Man | 4 | 2007 |</text:p>
      <text:p text:style-name="P9">| X Man | 5 | 2007 |</text:p>
      <text:p text:style-name="P9">| Ironman | 1 | 2003 |</text:p>
      <text:p text:style-name="P9">| Ironman | 2 | 2003 |</text:p>
      <text:p text:style-name="P9">| Ironman | 3 | 2003 |</text:p>
      <text:p text:style-name="P9">| Ironman | 4 | 2003 |</text:p>
      <text:p text:style-name="P9">| Ironman | 5 | 2003 |</text:p>
      <text:p text:style-name="P9">| Ironman | 1 | 2004 |</text:p>
      <text:p text:style-name="P9">| Ironman | 2 | 2004 |</text:p>
      <text:p text:style-name="P9">| Ironman | 3 | 2004 |</text:p>
      <text:p text:style-name="P9">| Ironman | 4 | 2004 |</text:p>
      <text:p text:style-name="P9">| Ironman | 5 | 2004 |</text:p>
      <text:p text:style-name="P9">| Ironman | 1 | 2005 |</text:p>
      <text:p text:style-name="P9">| Ironman | 2 | 2005 |</text:p>
      <text:p text:style-name="P9">| Ironman | 3 | 2005 |</text:p>
      <text:p text:style-name="P9">| Ironman | 4 | 2005 |</text:p>
      <text:p text:style-name="P9">| Ironman | 5 | 2005 |</text:p>
      <text:p text:style-name="P9">| Ironman | 1 | 2006 |</text:p>
      <text:p text:style-name="P9">| Ironman | 2 | 2006 |</text:p>
      <text:p text:style-name="P9">| Ironman | 3 | 2006 |</text:p>
      <text:p text:style-name="P9">| Ironman | 4 | 2006 |</text:p>
      <text:p text:style-name="P9">| Ironman | 5 | 2006 |</text:p>
      <text:p text:style-name="P9">| Ironman | 1 | 2007 |</text:p>
      <text:p text:style-name="P9">| Ironman | 2 | 2007 |</text:p>
      <text:p text:style-name="P9">| Ironman | 3 | 2007 |</text:p>
      <text:p text:style-name="P9">| Ironman | 4 | 2007 |</text:p>
      <text:p text:style-name="P9">| Ironman | 5 | 2007 |</text:p>
      <text:p text:style-name="P9">+-----------+------------+------+</text:p>
      <text:p text:style-name="P9">124 rows in set (0.00 sec)</text:p>
      <text:p text:style-name="P9"/>
      <text:p text:style-name="P9"/>
      <text:p text:style-name="P3"><text:span text:style-name="T3">4. Select the students who has scored more than 90 in all the exams - quarterly, half_yearly and annual.</text:span></text:p>
      <text:p text:style-name="P3"><text:span text:style-name="T3">Format: student_id, subject_id, year, quarterly, half_yearly, annual</text:span></text:p>
      <text:p text:style-name="P3"><text:span text:style-name="T3"/></text:p>
      <text:p text:style-name="P9">mysql&gt; select name ,subject_id,year,quarterly,half_yearly,annual from marks m,students s where m.student_id=s.id and quarterly&gt;90 and half_yearly&gt;90 and annual&gt;90;</text:p>
      <text:p text:style-name="P9">+-----------+------------+------+-----------+-------------+--------+</text:p>
      <text:p text:style-name="P9">| name | subject_id | year | quarterly | half_yearly | annual |</text:p>
      <text:p text:style-name="P9">+-----------+------------+------+-----------+-------------+--------+</text:p>
      <text:p text:style-name="P9">| Daredevil | 1 | 2003 | 100 | 97 | 95 |</text:p>
      <text:p text:style-name="P9">| Daredevil | 2 | 2003 | 93 | 91 | 98 |</text:p>
      <text:p text:style-name="P9">| Daredevil | 4 | 2003 | 91 | 95 | 99 |</text:p>
      <text:p text:style-name="P9">| Daredevil | 2 | 2006 | 100 | 99 | 95 |</text:p>
      <text:p text:style-name="P9">+-----------+------------+------+-----------+-------------+--------+</text:p>
      <text:p text:style-name="P9">4 rows in set (0.00 sec)</text:p>
      <text:p text:style-name="P9"/>
      <text:p text:style-name="P9"/>
      <text:p text:style-name="P9"/>
      <text:p text:style-name="P3"><text:span text:style-name="T3">5. List the average marks(in quarterly, half_yearly &amp; annual) for each subject scored for the year.</text:span></text:p>
      <text:p text:style-name="P3"><text:span text:style-name="T3">Format: student_id, subject_id, average, year</text:span></text:p>
      <text:p text:style-name="P3"><text:span text:style-name="T3"/></text:p>
      <text:p text:style-name="P3"><text:span text:style-name="T3"/></text:p>
      <text:p text:style-name="P9">mysql&gt; select name ,subject_id,sum(quarterly+half_yearly+annual)/3 average,year from marks m,students s where m.student_id=s.id group by student_id,subject_id,year;</text:p>
      <text:p text:style-name="P9">+-----------+------------+---------+------+</text:p>
      <text:p text:style-name="P9">| name | subject_id | average | year |</text:p>
      <text:p text:style-name="P9">+-----------+------------+---------+------+</text:p>
      <text:p text:style-name="P9">| Thor | 1 | NULL | 2003 |</text:p>
      <text:p text:style-name="P9">| Thor | 1 | 50.0000 | 2004 |</text:p>
      <text:p text:style-name="P9">| Thor | 1 | 82.3333 | 2005 |</text:p>
      <text:p text:style-name="P9">| Thor | 1 | 67.3333 | 2006 |</text:p>
      <text:p text:style-name="P9">| Thor | 1 | NULL | 2007 |</text:p>
      <text:p text:style-name="P9">| Thor | 2 | NULL | 2003 |</text:p>
      <text:p text:style-name="P9">| Thor | 2 | 43.0000 | 2004 |</text:p>
      <text:p text:style-name="P9">| Thor | 2 | 65.0000 | 2005 |</text:p>
      <text:p text:style-name="P9">| Thor | 2 | 74.0000 | 2006 |</text:p>
      <text:p text:style-name="P9">| Thor | 2 | 59.3333 | 2007 |</text:p>
      <text:p text:style-name="P9">| Thor | 3 | NULL | 2003 |</text:p>
      <text:p text:style-name="P9">| Thor | 3 | 62.6667 | 2004 |</text:p>
      <text:p text:style-name="P9">| Thor | 3 | 53.3333 | 2005 |</text:p>
      <text:p text:style-name="P9">| Thor | 3 | NULL | 2006 |</text:p>
      <text:p text:style-name="P9">| Thor | 3 | 78.3333 | 2007 |</text:p>
      <text:p text:style-name="P9">| Thor | 4 | NULL | 2003 |</text:p>
      <text:p text:style-name="P9">| Thor | 4 | 55.0000 | 2004 |</text:p>
      <text:p text:style-name="P9">| Thor | 4 | 73.3333 | 2005 |</text:p>
      <text:p text:style-name="P9">| Thor | 4 | 72.3333 | 2006 |</text:p>
      <text:p text:style-name="P9">| Thor | 4 | 68.6667 | 2007 |</text:p>
      <text:p text:style-name="P9">| Thor | 5 | NULL | 2003 |</text:p>
      <text:p text:style-name="P9">| Thor | 5 | 69.0000 | 2004 |</text:p>
      <text:p text:style-name="P9">| Thor | 5 | 80.6667 | 2005 |</text:p>
      <text:p text:style-name="P9">| Thor | 5 | 76.6667 | 2006 |</text:p>
      <text:p text:style-name="P9">| Thor | 5 | 62.0000 | 2007 |</text:p>
      <text:p text:style-name="P9">| Hulk | 1 | 53.6667 | 2003 |</text:p>
      <text:p text:style-name="P9">| Hulk | 1 | 59.3333 | 2004 |</text:p>
      <text:p text:style-name="P9">| Hulk | 1 | 53.0000 | 2005 |</text:p>
      <text:p text:style-name="P9">| Hulk | 1 | 59.0000 | 2006 |</text:p>
      <text:p text:style-name="P9">| Hulk | 1 | 67.6667 | 2007 |</text:p>
      <text:p text:style-name="P9">| Hulk | 2 | 56.3333 | 2003 |</text:p>
      <text:p text:style-name="P9">| Hulk | 2 | 90.0000 | 2004 |</text:p>
      <text:p text:style-name="P9">| Hulk | 2 | 60.6667 | 2005 |</text:p>
      <text:p text:style-name="P9">| Hulk | 2 | 63.3333 | 2006 |</text:p>
      <text:p text:style-name="P9">| Hulk | 2 | 56.6667 | 2007 |</text:p>
      <text:p text:style-name="P9">| Hulk | 3 | 56.6667 | 2003 |</text:p>
      <text:p text:style-name="P9">| Hulk | 3 | 58.6667 | 2004 |</text:p>
      <text:p text:style-name="P9">| Hulk | 3 | 52.0000 | 2005 |</text:p>
      <text:p text:style-name="P9">| Hulk | 3 | 54.3333 | 2006 |</text:p>
      <text:p text:style-name="P9">| Hulk | 3 | 68.6667 | 2007 |</text:p>
      <text:p text:style-name="P9">| Hulk | 4 | 42.0000 | 2003 |</text:p>
      <text:p text:style-name="P9">| Hulk | 4 | 74.0000 | 2004 |</text:p>
      <text:p text:style-name="P9">| Hulk | 4 | 65.0000 | 2005 |</text:p>
      <text:p text:style-name="P9">| Hulk | 4 | 55.6667 | 2006 |</text:p>
      <text:p text:style-name="P9">| Hulk | 4 | 81.0000 | 2007 |</text:p>
      <text:p text:style-name="P9">| Hulk | 5 | 43.3333 | 2003 |</text:p>
      <text:p text:style-name="P9">| Hulk | 5 | 77.3333 | 2004 |</text:p>
      <text:p text:style-name="P9">| Hulk | 5 | 68.3333 | 2005 |</text:p>
      <text:p text:style-name="P9">| Hulk | 5 | 46.0000 | 2006 |</text:p>
      <text:p text:style-name="P9">| Hulk | 5 | 60.0000 | 2007 |</text:p>
      <text:p text:style-name="P9">| Daredevil | 1 | 97.3333 | 2003 |</text:p>
      <text:p text:style-name="P9">| Daredevil | 1 | 74.6667 | 2004 |</text:p>
      <text:p text:style-name="P9">| Daredevil | 1 | 72.0000 | 2005 |</text:p>
      <text:p text:style-name="P9">| Daredevil | 1 | 72.0000 | 2006 |</text:p>
      <text:p text:style-name="P9">| Daredevil | 1 | 80.6667 | 2007 |</text:p>
      <text:p text:style-name="P9">| Daredevil | 2 | 94.0000 | 2003 |</text:p>
      <text:p text:style-name="P9">| Daredevil | 2 | 68.0000 | 2004 |</text:p>
      <text:p text:style-name="P9">| Daredevil | 2 | 51.3333 | 2005 |</text:p>
      <text:p text:style-name="P9">| Daredevil | 2 | 98.0000 | 2006 |</text:p>
      <text:p text:style-name="P9">| Daredevil | 2 | 91.0000 | 2007 |</text:p>
      <text:p text:style-name="P9">| Daredevil | 3 | NULL | 2003 |</text:p>
      <text:p text:style-name="P9">| Daredevil | 3 | 52.6667 | 2004 |</text:p>
      <text:p text:style-name="P9">| Daredevil | 3 | 69.6667 | 2005 |</text:p>
      <text:p text:style-name="P9">| Daredevil | 3 | 61.3333 | 2006 |</text:p>
      <text:p text:style-name="P9">| Daredevil | 3 | 63.0000 | 2007 |</text:p>
      <text:p text:style-name="P9">| Daredevil | 4 | 95.0000 | 2003 |</text:p>
      <text:p text:style-name="P9">| Daredevil | 4 | 62.0000 | 2004 |</text:p>
      <text:p text:style-name="P9">| Daredevil | 4 | 71.3333 | 2005 |</text:p>
      <text:p text:style-name="P9">| Daredevil | 4 | 74.0000 | 2006 |</text:p>
      <text:p text:style-name="P9">| Daredevil | 4 | 69.3333 | 2007 |</text:p>
      <text:p text:style-name="P9">| Daredevil | 5 | 93.3333 | 2003 |</text:p>
      <text:p text:style-name="P9">| Daredevil | 5 | 61.6667 | 2004 |</text:p>
      <text:p text:style-name="P9">| Daredevil | 5 | 58.3333 | 2005 |</text:p>
      <text:p text:style-name="P9">| Daredevil | 5 | 80.3333 | 2006 |</text:p>
      <text:p text:style-name="P9">| Daredevil | 5 | 54.0000 | 2007 |</text:p>
      <text:p text:style-name="P9">| X Man | 1 | 47.0000 | 2003 |</text:p>
      <text:p text:style-name="P9">| X Man | 1 | 66.6667 | 2004 |</text:p>
      <text:p text:style-name="P9">| X Man | 1 | 77.0000 | 2005 |</text:p>
      <text:p text:style-name="P9">| X Man | 1 | 80.6667 | 2006 |</text:p>
      <text:p text:style-name="P9">| X Man | 1 | 46.3333 | 2007 |</text:p>
      <text:p text:style-name="P9">| X Man | 2 | 71.6667 | 2003 |</text:p>
      <text:p text:style-name="P9">| X Man | 2 | 77.6667 | 2004 |</text:p>
      <text:p text:style-name="P9">| X Man | 2 | 53.0000 | 2005 |</text:p>
      <text:p text:style-name="P9">| X Man | 2 | 59.0000 | 2006 |</text:p>
      <text:p text:style-name="P9">| X Man | 2 | 57.3333 | 2007 |</text:p>
      <text:p text:style-name="P9">| X Man | 3 | 58.6667 | 2003 |</text:p>
      <text:p text:style-name="P9">| X Man | 3 | 61.6667 | 2004 |</text:p>
      <text:p text:style-name="P9">| X Man | 3 | 90.0000 | 2005 |</text:p>
      <text:p text:style-name="P9">| X Man | 3 | 74.6667 | 2006 |</text:p>
      <text:p text:style-name="P9">| X Man | 3 | 50.0000 | 2007 |</text:p>
      <text:p text:style-name="P9">| X Man | 4 | 53.6667 | 2003 |</text:p>
      <text:p text:style-name="P9">| X Man | 4 | 65.0000 | 2004 |</text:p>
      <text:p text:style-name="P9">| X Man | 4 | 44.6667 | 2005 |</text:p>
      <text:p text:style-name="P9">| X Man | 4 | 66.0000 | 2006 |</text:p>
      <text:p text:style-name="P9">| X Man | 4 | 85.6667 | 2007 |</text:p>
      <text:p text:style-name="P9">| X Man | 5 | 59.3333 | 2003 |</text:p>
      <text:p text:style-name="P9">| X Man | 5 | 72.3333 | 2004 |</text:p>
      <text:p text:style-name="P9">| X Man | 5 | 72.6667 | 2005 |</text:p>
      <text:p text:style-name="P9">| X Man | 5 | 60.6667 | 2006 |</text:p>
      <text:p text:style-name="P9">| X Man | 5 | 53.3333 | 2007 |</text:p>
      <text:p text:style-name="P9">| Ironman | 1 | 71.0000 | 2003 |</text:p>
      <text:p text:style-name="P9">| Ironman | 1 | 67.0000 | 2004 |</text:p>
      <text:p text:style-name="P9">| Ironman | 1 | 61.3333 | 2005 |</text:p>
      <text:p text:style-name="P9">| Ironman | 1 | 70.0000 | 2006 |</text:p>
      <text:p text:style-name="P9">| Ironman | 1 | 78.0000 | 2007 |</text:p>
      <text:p text:style-name="P9">| Ironman | 2 | 56.0000 | 2003 |</text:p>
      <text:p text:style-name="P9">| Ironman | 2 | 54.3333 | 2004 |</text:p>
      <text:p text:style-name="P9">| Ironman | 2 | 56.3333 | 2005 |</text:p>
      <text:p text:style-name="P9">| Ironman | 2 | 63.6667 | 2006 |</text:p>
      <text:p text:style-name="P9">| Ironman | 2 | 85.6667 | 2007 |</text:p>
      <text:p text:style-name="P9">| Ironman | 3 | 41.3333 | 2003 |</text:p>
      <text:p text:style-name="P9">| Ironman | 3 | 63.3333 | 2004 |</text:p>
      <text:p text:style-name="P9">| Ironman | 3 | 68.3333 | 2005 |</text:p>
      <text:p text:style-name="P9">| Ironman | 3 | 70.0000 | 2006 |</text:p>
      <text:p text:style-name="P9">| Ironman | 3 | 71.3333 | 2007 |</text:p>
      <text:p text:style-name="P9">| Ironman | 4 | 71.6667 | 2003 |</text:p>
      <text:p text:style-name="P9">| Ironman | 4 | 61.3333 | 2004 |</text:p>
      <text:p text:style-name="P9">| Ironman | 4 | 65.0000 | 2005 |</text:p>
      <text:p text:style-name="P9">| Ironman | 4 | 80.3333 | 2006 |</text:p>
      <text:p text:style-name="P9">| Ironman | 4 | 61.6667 | 2007 |</text:p>
      <text:p text:style-name="P9">| Ironman | 5 | 54.6667 | 2003 |</text:p>
      <text:p text:style-name="P9">| Ironman | 5 | 39.6667 | 2004 |</text:p>
      <text:p text:style-name="P9">| Ironman | 5 | 58.0000 | 2005 |</text:p>
      <text:p text:style-name="P9">| Ironman | 5 | 81.0000 | 2006 |</text:p>
      <text:p text:style-name="P9">| Ironman | 5 | 93.0000 | 2007 |</text:p>
      <text:p text:style-name="P9">+-----------+------------+---------+------+</text:p>
      <text:p text:style-name="P9">125 rows in set (0.00 sec)</text:p>
      <text:p text:style-name="P9"/>
      <text:p text:style-name="P9"/>
      <text:p text:style-name="P3"><text:span text:style-name="T3">6. List the average marks(in quarterly, half_yearly &amp; annual) for each subject scored for the years 2003 &amp; 2004</text:span></text:p>
      <text:p text:style-name="P3"><text:span text:style-name="T3">Format: student_id, subject_id, average, year</text:span></text:p>
      <text:p text:style-name="P3"><text:span text:style-name="T3"/></text:p>
      <text:p text:style-name="P9">mysql&gt; select name ,subject_id,sum(quarterly+half_yearly+annual)/3 average,year from marks m,students s where m.student_id=s.id and year in('2003','2004') group by student_id,subject_id,year;</text:p>
      <text:p text:style-name="P9">+-----------+------------+---------+------+</text:p>
      <text:p text:style-name="P9">| name | subject_id | average | year |</text:p>
      <text:p text:style-name="P9">+-----------+------------+---------+------+</text:p>
      <text:p text:style-name="P9">| Thor | 1 | NULL | 2003 |</text:p>
      <text:p text:style-name="P9">| Thor | 1 | 50.0000 | 2004 |</text:p>
      <text:p text:style-name="P9">| Thor | 2 | NULL | 2003 |</text:p>
      <text:p text:style-name="P9">| Thor | 2 | 43.0000 | 2004 |</text:p>
      <text:p text:style-name="P9">| Thor | 3 | NULL | 2003 |</text:p>
      <text:p text:style-name="P9">| Thor | 3 | 62.6667 | 2004 |</text:p>
      <text:p text:style-name="P9">| Thor | 4 | NULL | 2003 |</text:p>
      <text:p text:style-name="P9">| Thor | 4 | 55.0000 | 2004 |</text:p>
      <text:p text:style-name="P9">| Thor | 5 | NULL | 2003 |</text:p>
      <text:p text:style-name="P9">| Thor | 5 | 69.0000 | 2004 |</text:p>
      <text:p text:style-name="P9">| Hulk | 1 | 53.6667 | 2003 |</text:p>
      <text:p text:style-name="P9">| Hulk | 1 | 59.3333 | 2004 |</text:p>
      <text:p text:style-name="P9">| Hulk | 2 | 56.3333 | 2003 |</text:p>
      <text:p text:style-name="P9">| Hulk | 2 | 90.0000 | 2004 |</text:p>
      <text:p text:style-name="P9">| Hulk | 3 | 56.6667 | 2003 |</text:p>
      <text:p text:style-name="P9">| Hulk | 3 | 58.6667 | 2004 |</text:p>
      <text:p text:style-name="P9">| Hulk | 4 | 42.0000 | 2003 |</text:p>
      <text:p text:style-name="P9">| Hulk | 4 | 74.0000 | 2004 |</text:p>
      <text:p text:style-name="P9">| Hulk | 5 | 43.3333 | 2003 |</text:p>
      <text:p text:style-name="P9">| Hulk | 5 | 77.3333 | 2004 |</text:p>
      <text:p text:style-name="P9">| Daredevil | 1 | 97.3333 | 2003 |</text:p>
      <text:p text:style-name="P9">| Daredevil | 1 | 74.6667 | 2004 |</text:p>
      <text:p text:style-name="P9">| Daredevil | 2 | 94.0000 | 2003 |</text:p>
      <text:p text:style-name="P9">| Daredevil | 2 | 68.0000 | 2004 |</text:p>
      <text:p text:style-name="P9">| Daredevil | 3 | NULL | 2003 |</text:p>
      <text:p text:style-name="P9">| Daredevil | 3 | 52.6667 | 2004 |</text:p>
      <text:p text:style-name="P9">| Daredevil | 4 | 95.0000 | 2003 |</text:p>
      <text:p text:style-name="P9">| Daredevil | 4 | 62.0000 | 2004 |</text:p>
      <text:p text:style-name="P9">| Daredevil | 5 | 93.3333 | 2003 |</text:p>
      <text:p text:style-name="P9">| Daredevil | 5 | 61.6667 | 2004 |</text:p>
      <text:p text:style-name="P9">| X Man | 1 | 47.0000 | 2003 |</text:p>
      <text:p text:style-name="P9">| X Man | 1 | 66.6667 | 2004 |</text:p>
      <text:p text:style-name="P9">| X Man | 2 | 71.6667 | 2003 |</text:p>
      <text:p text:style-name="P9">| X Man | 2 | 77.6667 | 2004 |</text:p>
      <text:p text:style-name="P9">| X Man | 3 | 58.6667 | 2003 |</text:p>
      <text:p text:style-name="P9">| X Man | 3 | 61.6667 | 2004 |</text:p>
      <text:p text:style-name="P9">| X Man | 4 | 53.6667 | 2003 |</text:p>
      <text:p text:style-name="P9">| X Man | 4 | 65.0000 | 2004 |</text:p>
      <text:p text:style-name="P9">| X Man | 5 | 59.3333 | 2003 |</text:p>
      <text:p text:style-name="P9">| X Man | 5 | 72.3333 | 2004 |</text:p>
      <text:p text:style-name="P9">| Ironman | 1 | 71.0000 | 2003 |</text:p>
      <text:p text:style-name="P9">| Ironman | 1 | 67.0000 | 2004 |</text:p>
      <text:p text:style-name="P9">| Ironman | 2 | 56.0000 | 2003 |</text:p>
      <text:p text:style-name="P9">| Ironman | 2 | 54.3333 | 2004 |</text:p>
      <text:p text:style-name="P9">| Ironman | 3 | 41.3333 | 2003 |</text:p>
      <text:p text:style-name="P9">| Ironman | 3 | 63.3333 | 2004 |</text:p>
      <text:p text:style-name="P9">| Ironman | 4 | 71.6667 | 2003 |</text:p>
      <text:p text:style-name="P9">| Ironman | 4 | 61.3333 | 2004 |</text:p>
      <text:p text:style-name="P9">| Ironman | 5 | 54.6667 | 2003 |</text:p>
      <text:p text:style-name="P9">| Ironman | 5 | 39.6667 | 2004 |</text:p>
      <text:p text:style-name="P9">+-----------+------------+---------+------+</text:p>
      <text:p text:style-name="P9">50 rows in set (0.00 sec)</text:p>
      <text:p text:style-name="P9"/>
      <text:p text:style-name="P9"/>
      <text:p text:style-name="P9"/>
      <text:p text:style-name="P10"><text:span text:style-name="T2"/></text:p>
      <text:p text:style-name="P10"><text:span text:style-name="T2"/></text:p>
      <text:p text:style-name="P10"><text:span text:style-name="T2">Write SQL queries for the below questions after loading the sample exercise data. All these queries should be joined with the “students” table to display the student name instead of student_id.</text:span></text:p>
      <text:p text:style-name="P10"><text:span text:style-name="T2"/></text:p>
      <text:p text:style-name="P10"><text:span text:style-name="T2"/></text:p>
      <text:p text:style-name="P3"><text:span text:style-name="T3">1. List the students who didn’t appear for any exams.</text:span></text:p>
      <text:p text:style-name="P3"><text:span text:style-name="T3">Format: name</text:span></text:p>
      <text:p text:style-name="P3"><text:span text:style-name="T3"/></text:p>
      <text:p text:style-name="P9">mysql&gt; select s.name from students s, marks m where s.id=m.student_id and (quarterly is NULL and half_yearly is NULL and annual is NULL);</text:p>
      <text:p text:style-name="P9">+------+</text:p>
      <text:p text:style-name="P9">| name |</text:p>
      <text:p text:style-name="P9">+------+</text:p>
      <text:p text:style-name="P9">| Thor |</text:p>
      <text:p text:style-name="P9">+------+</text:p>
      <text:p text:style-name="P9">1 row in set (0.00 sec)</text:p>
      <text:p text:style-name="P9"/>
      <text:p text:style-name="P9"/>
      <text:p text:style-name="P9"/>
      <text:p text:style-name="P9"/>
      <text:p text:style-name="P3"><text:span text:style-name="T3">2. Find the total marks scored by each students in the annual exams. If the student hasn’t appeared for any annual exam, he should still be listed with total marks scored as “0”.</text:span></text:p>
      <text:p text:style-name="P3"><text:span text:style-name="T3">Format: name, marks, year</text:span></text:p>
      <text:p text:style-name="P3"><text:span text:style-name="T3"/></text:p>
      <text:p text:style-name="P9">mysql&gt; select name ,coalesce(sum(annual),0) marks,year from students s left <text:s/>outer join marks m on s.id=m.student_id group by m.student_id,m.year;</text:p>
      <text:p text:style-name="P9">+-----------+-------+------+</text:p>
      <text:p text:style-name="P9">| name | marks | year |</text:p>
      <text:p text:style-name="P9">+-----------+-------+------+</text:p>
      <text:p text:style-name="P9">| Thor | 424 | 2003 |</text:p>
      <text:p text:style-name="P9">| Thor | 309 | 2004 |</text:p>
      <text:p text:style-name="P9">| Thor | 375 | 2005 |</text:p>
      <text:p text:style-name="P9">| Thor | 296 | 2006 |</text:p>
      <text:p text:style-name="P9">| Thor | 212 | 2007 |</text:p>
      <text:p text:style-name="P9">| Hulk | 296 | 2003 |</text:p>
      <text:p text:style-name="P9">| Hulk | 463 | 2004 |</text:p>
      <text:p text:style-name="P9">| Hulk | 295 | 2005 |</text:p>
      <text:p text:style-name="P9">| Hulk | 218 | 2006 |</text:p>
      <text:p text:style-name="P9">| Hulk | 429 | 2007 |</text:p>
      <text:p text:style-name="P9">| Daredevil | 465 | 2003 |</text:p>
      <text:p text:style-name="P9">| Daredevil | 319 | 2004 |</text:p>
      <text:p text:style-name="P9">| Daredevil | 385 | 2005 |</text:p>
      <text:p text:style-name="P9">| Daredevil | 318 | 2006 |</text:p>
      <text:p text:style-name="P9">| Daredevil | 306 | 2007 |</text:p>
      <text:p text:style-name="P9">| X Man | 261 | 2003 |</text:p>
      <text:p text:style-name="P9">| X Man | 307 | 2004 |</text:p>
      <text:p text:style-name="P9">| X Man | 312 | 2005 |</text:p>
      <text:p text:style-name="P9">| X Man | 287 | 2006 |</text:p>
      <text:p text:style-name="P9">| X Man | 354 | 2007 |</text:p>
      <text:p text:style-name="P9">| Ironman | 323 | 2003 |</text:p>
      <text:p text:style-name="P9">| Ironman | 287 | 2004 |</text:p>
      <text:p text:style-name="P9">| Ironman | 287 | 2005 |</text:p>
      <text:p text:style-name="P9">| Ironman | 320 | 2006 |</text:p>
      <text:p text:style-name="P9">| Ironman | 412 | 2007 |</text:p>
      <text:p text:style-name="P9">+-----------+-------+------+</text:p>
      <text:p text:style-name="P9">25 rows in set (0.00 sec)</text:p>
      <text:p text:style-name="P9"/>
      <text:p text:style-name="P9"/>
      <text:p text:style-name="P9"/>
      <text:p text:style-name="P9"/>
      <text:p text:style-name="P3"><text:span text:style-name="T3">3. List the students with the total marks scored in quarterly from all the subjects they had appeared during the year 2003.</text:span></text:p>
      <text:p text:style-name="P3"><text:span text:style-name="T3">Format: name, total, grade</text:span></text:p>
      <text:p text:style-name="P3"><text:span text:style-name="T3"/></text:p>
      <text:p text:style-name="P3"><text:span text:style-name="T3"/></text:p>
      <text:p text:style-name="P9">mysql&gt; select name, sum(coalesce(quarterly,0)) total,grade from students s inner join marks m on s.id=m.student_id and year='2003' group by m.student_id;</text:p>
      <text:p text:style-name="P9">+-----------+-------+-------+</text:p>
      <text:p text:style-name="P9">| name | total | grade |</text:p>
      <text:p text:style-name="P9">+-----------+-------+-------+</text:p>
      <text:p text:style-name="P9">| Thor | 0 | 6 |</text:p>
      <text:p text:style-name="P9">| Hulk | 203 | 6 |</text:p>
      <text:p text:style-name="P9">| Daredevil | 428 | 6 |</text:p>
      <text:p text:style-name="P9">| X Man | 300 | 6 |</text:p>
      <text:p text:style-name="P9">| Ironman | 277 | 6 |</text:p>
      <text:p text:style-name="P9">+-----------+-------+-------+</text:p>
      <text:p text:style-name="P9">5 rows in set (0.00 sec)</text:p>
      <text:p text:style-name="P9"/>
      <text:p text:style-name="P9"/>
      <text:p text:style-name="P9"/>
      <text:p text:style-name="P9"/>
      <text:p text:style-name="P9"/>
      <text:p text:style-name="P3"><text:span text:style-name="T3">4. List the 9th and 10th grade students who received more than 3 medals.</text:span></text:p>
      <text:p text:style-name="P3"><text:span text:style-name="T3">Format: name, grade, no_of_medals</text:span></text:p>
      <text:p text:style-name="P3"><text:span text:style-name="T3"/></text:p>
      <text:p text:style-name="P9">select name,m.grade,count(me.student_id) no_of_medals from students s left join </text:p>
      <text:p text:style-name="P9"><text:s text:c="7"/>(select student_id from medals) me on s.id=me.student_id </text:p>
      <text:p text:style-name="P9">left join (select student_id,grade from marks where grade in (9,10) </text:p>
      <text:p text:style-name="P9">group by <text:s/>student_id, grade) <text:s/>m on s.id=m.student_id group by <text:s/>m.grade,s.id having <text:s/>no_of_medals&gt;3;</text:p>
      <text:p text:style-name="P4"/>
      <text:p text:style-name="P9">+-----------+-------+--------------+</text:p>
      <text:p text:style-name="P9">| name | grade | no_of_medals |</text:p>
      <text:p text:style-name="P9">+-----------+-------+--------------+</text:p>
      <text:p text:style-name="P9">| Thor | 9 | 4 |</text:p>
      <text:p text:style-name="P9">| Hulk | 9 | 4 |</text:p>
      <text:p text:style-name="P9">| Daredevil | 9 | 5 |</text:p>
      <text:p text:style-name="P9">| Thor | 10 | 4 |</text:p>
      <text:p text:style-name="P9">| Hulk | 10 | 4 |</text:p>
      <text:p text:style-name="P9">| Daredevil | 10 | 5 |</text:p>
      <text:p text:style-name="P9">+-----------+-------+--------------+</text:p>
      <text:p text:style-name="P9">6 rows in set (0.00 sec)</text:p>
      <text:p text:style-name="P9"/>
      <text:p text:style-name="P9"/>
      <text:p text:style-name="P9"/>
      <text:p text:style-name="P3"><text:span text:style-name="T3">5. List the students who got less than 2 medals. This should also include the students who has not won any medals.</text:span></text:p>
      <text:p text:style-name="P3"><text:span text:style-name="T3">Format: name, grade, no_of_medals</text:span></text:p>
      <text:p text:style-name="P3"><text:span text:style-name="T3"/></text:p>
      <text:p text:style-name="P9">mysql&gt; select name,m.grade,count(me.student_id) no_of_medals from students s left join (select student_id from medals) me on s.id=me.student_id left join (select student_id,grade from marks where grade=10 or grade=9 group by student_id,grade) m on s.id=m.student_id group by m.grade,s.id having no_of_medals&lt;2;</text:p>
      <text:p text:style-name="P9">+-------------+-------+--------------+</text:p>
      <text:p text:style-name="P9">| name | grade | no_of_medals |</text:p>
      <text:p text:style-name="P9">+-------------+-------+--------------+</text:p>
      <text:p text:style-name="P9">| Quicksilver | NULL | 0 |</text:p>
      <text:p text:style-name="P9">| X Man | 9 | 0 |</text:p>
      <text:p text:style-name="P9">| Ironman | 9 | 0 |</text:p>
      <text:p text:style-name="P9">| X Man | 10 | 0 |</text:p>
      <text:p text:style-name="P9">| Ironman | 10 | 0 |</text:p>
      <text:p text:style-name="P9">+-------------+-------+--------------+</text:p>
      <text:p text:style-name="P9">5 rows in set (0.00 sec)</text:p>
      <text:p text:style-name="P9"/>
      <text:p text:style-name="P9"/>
      <text:p text:style-name="P3"><text:span text:style-name="T3">6. List the students who has not yet received any medals but scored more than 90 marks in all the subjects in the annual exam for that year.</text:span></text:p>
      <text:p text:style-name="P3"><text:span text:style-name="T3">Format: name, year</text:span></text:p>
      <text:p text:style-name="P3"><text:span text:style-name="T3"/></text:p>
      <text:p text:style-name="P9">mysql&gt; select name, m.year from students s,marks m where s.id=m.student_id and m.student_id not in(select student_id from medals ) group by m.student_id,year having min(annual)&gt;90;</text:p>
      <text:p text:style-name="P9">Empty set (0.00 sec)</text:p>
      <text:p text:style-name="P9"/>
      <text:p text:style-name="P9"/>
      <text:p text:style-name="P3"><text:span text:style-name="T3">7. List the records from the medals table for the students who had won more than 3 medals.</text:span></text:p>
      <text:p text:style-name="P3"><text:span text:style-name="T3">Format: name, game_id, medal_won, year, grade</text:span></text:p>
      <text:p text:style-name="P3"><text:span text:style-name="T3"/></text:p>
      <text:p text:style-name="P9">mysql&gt; select name,game_id,medal_won,year,grade from students s,medals m where s.id=m.student_id and s.id in(select student_id from medals group by student_id having count(*)&gt;3);</text:p>
      <text:p text:style-name="P9">+-----------+---------+-----------+------+-------+</text:p>
      <text:p text:style-name="P9">| name | game_id | medal_won | year | grade |</text:p>
      <text:p text:style-name="P9">+-----------+---------+-----------+------+-------+</text:p>
      <text:p text:style-name="P9">| Daredevil | 5 | gold | 2003 | 6 |</text:p>
      <text:p text:style-name="P9">| Thor | 5 | silver | 2003 | 6 |</text:p>
      <text:p text:style-name="P9">| Hulk | 4 | silver | 2003 | 6 |</text:p>
      <text:p text:style-name="P9">| Daredevil | 1 | gold | 2003 | 6 |</text:p>
      <text:p text:style-name="P9">| Daredevil | 3 | bronze | 2004 | 7 |</text:p>
      <text:p text:style-name="P9">| Daredevil | 4 | silver | 2004 | 7 |</text:p>
      <text:p text:style-name="P9">| Hulk | 2 | silver | 2004 | 7 |</text:p>
      <text:p text:style-name="P9">| Hulk | 4 | bronze | 2004 | 7 |</text:p>
      <text:p text:style-name="P9">| Hulk | 5 | gold | 2004 | 7 |</text:p>
      <text:p text:style-name="P9">| Daredevil | 3 | bronze | 2005 | 8 |</text:p>
      <text:p text:style-name="P9">| Thor | 2 | gold | 2005 | 8 |</text:p>
      <text:p text:style-name="P9">| Thor | 3 | bronze | 2005 | 8 |</text:p>
      <text:p text:style-name="P9">| Thor | 4 | bronze | 2005 | 8 |</text:p>
      <text:p text:style-name="P9">+-----------+---------+-----------+------+-------+</text:p>
      <text:p text:style-name="P9">13 rows in set (0.00 sec)</text:p>
      <text:p text:style-name="P9"/>
      <text:p text:style-name="P9"/>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8.List the number of medals and percentage of marks(based on total for the 5 subjects) scored in each year.</text:span></text:p>
      <text:p text:style-name="P3"><text:span text:style-name="T3">Format: name, medals, quarterly_per, half_yearly_per, annual_per, year, grade</text:span></text:p>
      <text:p text:style-name="P3"><text:span text:style-name="T3"/></text:p>
      <text:p text:style-name="P3"><text:span text:style-name="T3"/></text:p>
      <text:p text:style-name="P9">mysql&gt; select name, coalesce(medals,0),quarterly_per,half_yearly_per,annual_per, a.year,a.grade from(select student_id,sum(quarterly)/5 quarterly_per,sum(half_yearly)/5 half_yearly_per,sum(annual)/5 annual_per,year,grade from marks group by student_id,year) a left join (select student_id,grade,count(*) medals, year from medals group by student_id,year) b on a.student_id=b.student_id and a.year=b.year inner join students s on s.id=a.student_id;</text:p>
      <text:p text:style-name="P14">+-----------+--------------------+---------------+-----------------+------------+------+-------+</text:p>
      <text:p text:style-name="P14">| name <text:s text:c="5"/>| coalesce(medals,0) | quarterly_per | half_yearly_per | annual_per | year | grade |</text:p>
      <text:p text:style-name="P14">+-----------+--------------------+---------------+-----------------+------------+------+-------+</text:p>
      <text:p text:style-name="P14">| Thor <text:s text:c="5"/>| <text:s text:c="17"/>1 | <text:s text:c="9"/>NULL | <text:s text:c="8"/>45.2000 | <text:s text:c="3"/>84.8000 | 2003 | <text:s text:c="4"/>6 |</text:p>
      <text:p text:style-name="P14">| Thor <text:s text:c="5"/>| <text:s text:c="17"/>3 | <text:s text:c="6"/>66.8000 | <text:s text:c="8"/>71.0000 | <text:s text:c="3"/>75.0000 | 2005 | <text:s text:c="4"/>8 |</text:p>
      <text:p text:style-name="P14">| Hulk <text:s text:c="5"/>| <text:s text:c="17"/>1 | <text:s text:c="6"/>40.6000 | <text:s text:c="8"/>51.4000 | <text:s text:c="3"/>59.2000 | 2003 | <text:s text:c="4"/>6 |</text:p>
      <text:p text:style-name="P14">| Hulk <text:s text:c="5"/>| <text:s text:c="17"/>3 | <text:s text:c="6"/>64.8000 | <text:s text:c="8"/>58.2000 | <text:s text:c="3"/>92.6000 | 2004 | <text:s text:c="4"/>7 |</text:p>
      <text:p text:style-name="P14">| Daredevil | <text:s text:c="17"/>2 | <text:s text:c="6"/>85.6000 | <text:s text:c="8"/>75.0000 | <text:s text:c="3"/>93.0000 | 2003 | <text:s text:c="4"/>6 |</text:p>
      <text:p text:style-name="P14">| Daredevil | <text:s text:c="17"/>2 | <text:s text:c="6"/>64.8000 | <text:s text:c="8"/>62.8000 | <text:s text:c="3"/>63.8000 | 2004 | <text:s text:c="4"/>7 |</text:p>
      <text:p text:style-name="P14">| Daredevil | <text:s text:c="17"/>1 | <text:s text:c="6"/>66.8000 | <text:s text:c="8"/>49.8000 | <text:s text:c="3"/>77.0000 | 2005 | <text:s text:c="4"/>8 |</text:p>
      <text:p text:style-name="P14">| Thor <text:s text:c="5"/>| <text:s text:c="17"/>0 | <text:s text:c="6"/>47.2000 | <text:s text:c="8"/>58.8000 | <text:s text:c="3"/>61.8000 | 2004 | <text:s text:c="4"/>7 |</text:p>
      <text:p text:style-name="P14">| Thor <text:s text:c="5"/>| <text:s text:c="17"/>0 | <text:s text:c="6"/>57.6000 | <text:s text:c="8"/>63.8000 | <text:s text:c="3"/>59.2000 | 2006 | <text:s text:c="4"/>9 |</text:p>
      <text:p text:style-name="P14">| Thor <text:s text:c="5"/>| <text:s text:c="17"/>0 | <text:s text:c="6"/>60.2000 | <text:s text:c="8"/>58.4000 | <text:s text:c="3"/>42.4000 | 2007 | <text:s text:c="3"/>10 |</text:p>
      <text:p text:style-name="P14">| Hulk <text:s text:c="5"/>| <text:s text:c="17"/>0 | <text:s text:c="6"/>65.6000 | <text:s text:c="8"/>54.8000 | <text:s text:c="3"/>59.0000 | 2005 | <text:s text:c="4"/>8 |</text:p>
      <text:p text:style-name="P14">| Hulk <text:s text:c="5"/>| <text:s text:c="17"/>0 | <text:s text:c="6"/>73.8000 | <text:s text:c="8"/>49.6000 | <text:s text:c="3"/>43.6000 | 2006 | <text:s text:c="4"/>9 |</text:p>
      <text:p text:style-name="P14">| Hulk <text:s text:c="5"/>| <text:s text:c="17"/>0 | <text:s text:c="6"/>60.6000 | <text:s text:c="8"/>54.0000 | <text:s text:c="3"/>85.8000 | 2007 | <text:s text:c="3"/>10 |</text:p>
      <text:p text:style-name="P14">| Daredevil | <text:s text:c="17"/>0 | <text:s text:c="6"/>81.0000 | <text:s text:c="8"/>86.8000 | <text:s text:c="3"/>63.6000 | 2006 | <text:s text:c="4"/>9 |</text:p>
      <text:p text:style-name="P14">| Daredevil | <text:s text:c="17"/>0 | <text:s text:c="6"/>79.8000 | <text:s text:c="8"/>73.8000 | <text:s text:c="3"/>61.2000 | 2007 | <text:s text:c="3"/>10 |</text:p>
      <text:p text:style-name="P14">| X Man <text:s text:c="4"/>| <text:s text:c="17"/>0 | <text:s text:c="6"/>60.0000 | <text:s text:c="8"/>62.0000 | <text:s text:c="3"/>52.2000 | 2003 | <text:s text:c="4"/>6 |</text:p>
      <text:p text:style-name="P14">| X Man <text:s text:c="4"/>| <text:s text:c="17"/>0 | <text:s text:c="6"/>75.6000 | <text:s text:c="8"/>69.0000 | <text:s text:c="3"/>61.4000 | 2004 | <text:s text:c="4"/>7 |</text:p>
      <text:p text:style-name="P14">| X Man <text:s text:c="4"/>| <text:s text:c="17"/>0 | <text:s text:c="6"/>74.8000 | <text:s text:c="8"/>65.2000 | <text:s text:c="3"/>62.4000 | 2005 | <text:s text:c="4"/>8 |</text:p>
      <text:p text:style-name="P14">| X Man <text:s text:c="4"/>| <text:s text:c="17"/>0 | <text:s text:c="6"/>76.2000 | <text:s text:c="8"/>71.0000 | <text:s text:c="3"/>57.4000 | 2006 | <text:s text:c="4"/>9 |</text:p>
      <text:p text:style-name="P14">| X Man <text:s text:c="4"/>| <text:s text:c="17"/>0 | <text:s text:c="6"/>56.6000 | <text:s text:c="8"/>48.2000 | <text:s text:c="3"/>70.8000 | 2007 | <text:s text:c="3"/>10 |</text:p>
      <text:p text:style-name="P14">| Ironman <text:s text:c="2"/>| <text:s text:c="17"/>0 | <text:s text:c="6"/>55.4000 | <text:s text:c="8"/>56.8000 | <text:s text:c="3"/>64.6000 | 2003 | <text:s text:c="4"/>6 |</text:p>
      <text:p text:style-name="P14">| Ironman <text:s text:c="2"/>| <text:s text:c="17"/>0 | <text:s text:c="6"/>58.6000 | <text:s text:c="8"/>55.4000 | <text:s text:c="3"/>57.4000 | 2004 | <text:s text:c="4"/>7 |</text:p>
      <text:p text:style-name="P14">| Ironman <text:s text:c="2"/>| <text:s text:c="17"/>0 | <text:s text:c="6"/>51.0000 | <text:s text:c="8"/>77.0000 | <text:s text:c="3"/>57.4000 | 2005 | <text:s text:c="4"/>8 |</text:p>
      <text:p text:style-name="P14">| Ironman <text:s text:c="2"/>| <text:s text:c="17"/>0 | <text:s text:c="6"/>86.2000 | <text:s text:c="8"/>68.8000 | <text:s text:c="3"/>64.0000 | 2006 | <text:s text:c="4"/>9 |</text:p>
      <text:p text:style-name="P14">| Ironman <text:s text:c="2"/>| <text:s text:c="17"/>0 | <text:s text:c="6"/>74.2000 | <text:s text:c="8"/>77.2000 | <text:s text:c="3"/>82.4000 | 2007 | <text:s text:c="3"/>10 |</text:p>
      <text:p text:style-name="P14">+-----------+--------------------+---------------+-----------------+------------+------+-------+</text:p>
      <text:p text:style-name="P15">27 rows in set (0.00 sec)</text:p>
      <text:p text:style-name="P9"/>
      <text:p text:style-name="P9"/>
      <text:p text:style-name="P9"/>
      <text:p text:style-name="P9"/>
      <text:p text:style-name="P9"/>
      <text:p text:style-name="P3"><text:span text:style-name="T3">9. Lets assign some rating for the total marks scored - S(450-500), A(400-449), B(350-399), C(300-349), D(250,299), E(200-249), F(below 200). List the students with the grade obtained in each year for each exam(quarterly, half-yearly and annual)</text:span></text:p>
      <text:p text:style-name="P3"><text:span text:style-name="T3">Format: name, quarterly_rating, half_yearly_rating, annual_rating, year</text:span></text:p>
      <text:p text:style-name="P3"><text:span text:style-name="T3"/></text:p>
      <text:p text:style-name="P3"><text:span text:style-name="T3"/></text:p>
      <text:p text:style-name="P3"><text:span text:style-name="T3"/></text:p>
      <text:p text:style-name="P9">mysql&gt; select name,</text:p>
      <text:p text:style-name="P9">if(sum(quarterly)&gt;=450,'S',</text:p>
      <text:p text:style-name="P9">if(sum(quarterly)&gt;=400,'A',</text:p>
      <text:p text:style-name="P9">if(sum(quarterly)&gt;=350,'B',</text:p>
      <text:p text:style-name="P9">if(sum(quarterly)&gt;=300,'C',</text:p>
      <text:p text:style-name="P9">if(sum(quarterly)&gt;=250,'D',</text:p>
      <text:p text:style-name="P9">if(sum(quarterly)&gt;=200,'E',</text:p>
      <text:p text:style-name="P9">'F')))))) quarterly_rating,</text:p>
      <text:p text:style-name="P9">if(sum(half_yearly)&gt;=450,'S',</text:p>
      <text:p text:style-name="P9">if(sum(half_yearly)&gt;=400,'A',</text:p>
      <text:p text:style-name="P9">if(sum(half_yearly)&gt;=350,'B',</text:p>
      <text:p text:style-name="P9">if(sum(half_yearly)&gt;=300,'C',</text:p>
      <text:p text:style-name="P9">if(sum(half_yearly)&gt;=250,'D',</text:p>
      <text:p text:style-name="P9">if(sum(half_yearly)&gt;=200,'E',</text:p>
      <text:p text:style-name="P9">'F')))))) half_yearly_rating ,</text:p>
      <text:p text:style-name="P9">if(sum(annual)&gt;=450,'S',</text:p>
      <text:p text:style-name="P9">if(sum(annual)&gt;=400,'A',</text:p>
      <text:p text:style-name="P9">if(sum(annual)&gt;=350,'B',</text:p>
      <text:p text:style-name="P9">if(sum(annual)&gt;=300,'C',</text:p>
      <text:p text:style-name="P9">if(sum(annual)&gt;=250,'D',</text:p>
      <text:p text:style-name="P9">if(sum(annual)&gt;=200,'E',</text:p>
      <text:p text:style-name="P9">'F')))))) annual_rating ,year from students s,marks m where s.id=m.student_id group by student_id,year;</text:p>
      <text:p text:style-name="P9">+-----------+------------------+--------------------+---------------+------+</text:p>
      <text:p text:style-name="P9">| name | quarterly_rating | half_yearly_rating | annual_rating | year |</text:p>
      <text:p text:style-name="P9">+-----------+------------------+--------------------+---------------+------+</text:p>
      <text:p text:style-name="P9">| Thor | F | E | A | 2003 |</text:p>
      <text:p text:style-name="P9">| Thor | E | D | C | 2004 |</text:p>
      <text:p text:style-name="P9">| Thor | C | B | B | 2005 |</text:p>
      <text:p text:style-name="P9">| Thor | D | C | D | 2006 |</text:p>
      <text:p text:style-name="P9">| Thor | C | D | E | 2007 |</text:p>
      <text:p text:style-name="P9">| Hulk | E | D | D | 2003 |</text:p>
      <text:p text:style-name="P9">| Hulk | C | D | S | 2004 |</text:p>
      <text:p text:style-name="P9">| Hulk | C | D | D | 2005 |</text:p>
      <text:p text:style-name="P9">| Hulk | B | E | E | 2006 |</text:p>
      <text:p text:style-name="P9">| Hulk | C | D | A | 2007 |</text:p>
      <text:p text:style-name="P9">| Daredevil | A | B | S | 2003 |</text:p>
      <text:p text:style-name="P9">| Daredevil | C | C | C | 2004 |</text:p>
      <text:p text:style-name="P9">| Daredevil | C | E | B | 2005 |</text:p>
      <text:p text:style-name="P9">| Daredevil | A | A | C | 2006 |</text:p>
      <text:p text:style-name="P9">| Daredevil | B | B | C | 2007 |</text:p>
      <text:p text:style-name="P9">| X Man | C | C | D | 2003 |</text:p>
      <text:p text:style-name="P9">| X Man | B | C | C | 2004 |</text:p>
      <text:p text:style-name="P9">| X Man | B | C | C | 2005 |</text:p>
      <text:p text:style-name="P9">| X Man | B | B | D | 2006 |</text:p>
      <text:p text:style-name="P9">| X Man | D | E | B | 2007 |</text:p>
      <text:p text:style-name="P9">| Ironman | D | D | C | 2003 |</text:p>
      <text:p text:style-name="P9">| Ironman | D | D | D | 2004 |</text:p>
      <text:p text:style-name="P9">| Ironman | D | B | D | 2005 |</text:p>
      <text:p text:style-name="P9">| Ironman | A | C | C | 2006 |</text:p>
      <text:p text:style-name="P9">| Ironman | B | B | A | 2007 |</text:p>
      <text:p text:style-name="P9">+-----------+------------------+--------------------+---------------+------+</text:p>
      <text:p text:style-name="P9">25 rows in set (0.00 sec)</text:p>
      <text:p text:style-name="P9"/>
      <text:p text:style-name="P9"/>
      <text:p text:style-name="P9"/>
      <text:p text:style-name="P9"/>
      <text:p text:style-name="P9"/>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Exercise</text:span></text:p>
      <text:list text:style-name="L1">
        <text:list-item>
          <text:p text:style-name="P16"><text:span text:style-name="T3"/><text:span text:style-name="T2">Create table and table elements for </text:span><text:a xlink:type="simple" xlink:href="https://drive.google.com/a/chargebee.com/file/d/0B6UeenxRz1UeclFzUGR5bzBjaE0/view?usp=sharing"><text:span text:style-name="T4">this model</text:span></text:a><text:span text:style-name="T2"><text:s/>and list the queries used.</text:span></text:p>
        </text:list-item>
      </text:list>
      <text:p text:style-name="P12"><text:span text:style-name="T2"/></text:p>
      <text:p text:style-name="P12"><text:span text:style-name="T2"/></text:p>
      <text:p text:style-name="P1"/>
      <text:p text:style-name="P12"><text:span text:style-name="T2"/></text:p>
      <text:p text:style-name="P13"><text:span text:style-name="T2"/></text:p>
      <text:p text:style-name="P13"><text:span text:style-name="T2"/></text:p>
      <text:p text:style-name="P13"><text:span text:style-name="T2"/></text:p>
      <text:p text:style-name="P3"><text:span text:style-name="T2">Users Table</text:span></text:p>
      <text:p text:style-name="P9">mysql&gt; create table users(userid varchar(20) primary key, loginid varchar(20),lpassword varchar(20));</text:p>
      <text:p text:style-name="P9">Query OK, 0 rows affected (0.10 sec)</text:p>
      <text:p text:style-name="P9"/>
      <text:p text:style-name="P9">insert into users values('10001','vishal','kumar');</text:p>
      <text:p text:style-name="P9">insert into users values('10002','raju','kumar');</text:p>
      <text:p text:style-name="P9">insert into users values('10003','ajit','kumar');</text:p>
      <text:p text:style-name="P9">insert into users values('10004','vaibhav','kumar');</text:p>
      <text:p text:style-name="P9"/>
      <text:p text:style-name="P9"/>
      <text:p text:style-name="P9"/>
      <text:p text:style-name="P3"><text:span text:style-name="T2">Stations Table</text:span></text:p>
      <text:p text:style-name="P9">mysql&gt; create table stations(station_id varchar(20) primary key, station_code varchar(20));</text:p>
      <text:p text:style-name="P9">Query OK, 0 rows affected (0.09 sec)</text:p>
      <text:p text:style-name="P9"/>
      <text:p text:style-name="P9">insert into stations values('s0001','mas');</text:p>
      <text:p text:style-name="P9">insert into stations values('s0002','pnbe');</text:p>
      <text:p text:style-name="P9">insert into stations values('s0003','ndls');</text:p>
      <text:p text:style-name="P9">insert into stations values('s0004','hwh');</text:p>
      <text:p text:style-name="P9">insert into stations values('s0005','bbs');</text:p>
      <text:p text:style-name="P9">insert into stations values('s0006','gaya');</text:p>
      <text:p text:style-name="P9">insert into stations values('s0007','bngr');</text:p>
      <text:p text:style-name="P9"/>
      <text:p text:style-name="P9"/>
      <text:p text:style-name="P3"><text:span text:style-name="T2">Trains Table</text:span></text:p>
      <text:p text:style-name="P9">mysql&gt; create table trains(train_no varchar(20) primary key, train_name varchar(40));</text:p>
      <text:p text:style-name="P9">Query OK, 0 rows affected (0.09 sec)</text:p>
      <text:p text:style-name="P9"/>
      <text:p text:style-name="P9">insert into trains values('1123','hawrah mail express');</text:p>
      <text:p text:style-name="P9">insert into trains values('1124','sangmitra express');</text:p>
      <text:p text:style-name="P9">insert into trains values('1125','coromandal express');</text:p>
      <text:p text:style-name="P9">insert into trains values('1126','banglor express');</text:p>
      <text:p text:style-name="P9">insert into trains values('1127','gaya express');</text:p>
      <text:p text:style-name="P9"/>
      <text:p text:style-name="P9"/>
      <text:p text:style-name="P3"><text:span text:style-name="T2">Coaches Table</text:span></text:p>
      <text:p text:style-name="P9">mysql&gt; create table coaches(coach_code varchar(20) primary key, cost_per_km numeric(5,2));</text:p>
      <text:p text:style-name="P9">Query OK, 0 rows affected (0.11 sec)</text:p>
      <text:p text:style-name="P9"/>
      <text:p text:style-name="P9">insert into coaches values('sleeper',5);</text:p>
      <text:p text:style-name="P9">insert into coaches values('first ac',10);</text:p>
      <text:p text:style-name="P9">insert into coaches values('second ac',8);</text:p>
      <text:p text:style-name="P9">insert into coaches values('third ac',7);</text:p>
      <text:p text:style-name="P9">insert into coaches values('chair',4);</text:p>
      <text:p text:style-name="P9">insert into coaches values('general',2);</text:p>
      <text:p text:style-name="P9"/>
      <text:p text:style-name="P9"/>
      <text:p text:style-name="P3"><text:span text:style-name="T2">TrainCoaches Table</text:span></text:p>
      <text:p text:style-name="P9">mysql&gt; create table traincoaches(train_no varchar(20),coach_code varchar(20),no_of_seats int, FOREIGN KEY(train_no) REFERENCES trains(train_no), FOREIGN KEY(coach_code) REFERENCES coaches(coach_code));</text:p>
      <text:p text:style-name="P9">Query OK, 0 rows affected (0.16 sec)</text:p>
      <text:p text:style-name="P9"/>
      <text:p text:style-name="P9">insert into traincoaches values(1123,'sleeper',100);</text:p>
      <text:p text:style-name="P9">insert into traincoaches values(1123,'third ac',50);</text:p>
      <text:p text:style-name="P9">insert into traincoaches values(1123,'general',400);</text:p>
      <text:p text:style-name="P9">insert into traincoaches values(1124,'sleeper',200);</text:p>
      <text:p text:style-name="P9">insert into traincoaches values(1124,'third ac',50);</text:p>
      <text:p text:style-name="P9">insert into traincoaches values(1124,'second ac',50);</text:p>
      <text:p text:style-name="P9">insert into traincoaches values(1125,'sleeper',400);</text:p>
      <text:p text:style-name="P9">insert into traincoaches values(1125,'first ac',50);</text:p>
      <text:p text:style-name="P9">insert into traincoaches values(1125,'second ac',50);</text:p>
      <text:p text:style-name="P9">insert into traincoaches values(1126,'first ac',100);</text:p>
      <text:p text:style-name="P9">insert into traincoaches values(1126,'third ac',200);</text:p>
      <text:p text:style-name="P9">insert into traincoaches values(1126,'second ac',100);</text:p>
      <text:p text:style-name="P9">insert into traincoaches values(1127,'chair',500);</text:p>
      <text:p text:style-name="P9"/>
      <text:p text:style-name="P3"><text:span text:style-name="T2">Routes Table</text:span></text:p>
      <text:p text:style-name="P9">mysql&gt; create table routes(route_id varchar(20) primary key,originalstation_id varchar(20),destinationstation_id varchar(20),distanceinkm int, FOREIGN KEY(originalstation_id) REFERENCES stations(station_id), FOREIGN KEY(destinationstation_id) REFERENCES stations(station_id));</text:p>
      <text:p text:style-name="P9">Query OK, 0 rows affected (0.12 sec)</text:p>
      <text:p text:style-name="P9"/>
      <text:p text:style-name="P9">insert into routes values('r0001','s0001','s0002',2200);</text:p>
      <text:p text:style-name="P9">insert into routes values('r0002','s0001','s0003',2100);</text:p>
      <text:p text:style-name="P9">insert into routes values('r0003','s0001','s0004',1600);</text:p>
      <text:p text:style-name="P9">insert into routes values('r0004','s0001','s0005',1200);</text:p>
      <text:p text:style-name="P9">insert into routes values('r0005','s0001','s0006',2000);</text:p>
      <text:p text:style-name="P9">insert into routes values('r0006','s0001','s0007',500);</text:p>
      <text:p text:style-name="P9">insert into routes values('r0007','s0007','s0001',500);</text:p>
      <text:p text:style-name="P9"/>
      <text:p text:style-name="P9"/>
      <text:p text:style-name="P3"><text:span text:style-name="T2">TrainRouteMaps Table</text:span></text:p>
      <text:p text:style-name="P3"><text:span text:style-name="T2"/></text:p>
      <text:p text:style-name="P9">mysql&gt; create table trainroutemaps(route_id varchar(20) ,train_no varchar(20),arrivaltime varchar(10),departuretime varchar(10),durationinmins numeric(5), FOREIGN KEY(route_id) REFERENCES routes(route_id), FOREIGN KEY(train_no) REFERENCES trains(train_no),primary key(route_id,train_no));</text:p>
      <text:p text:style-name="P9">Query OK, 0 rows affected (0.12 sec)</text:p>
      <text:p text:style-name="P9"/>
      <text:p text:style-name="P9">insert into trainroutemaps values('r0001','1124','16:20','08:35',2740);</text:p>
      <text:p text:style-name="P9">insert into trainroutemaps values('r0003','1123','18:20','04:35',2040);</text:p>
      <text:p text:style-name="P9">insert into trainroutemaps values('r0003','1125','09:20','12:35',1945);</text:p>
      <text:p text:style-name="P9">insert into trainroutemaps values('r0004','1123','18:20','11:25',1540);</text:p>
      <text:p text:style-name="P9">insert into trainroutemaps values('r0004','1125','09:20','08:35',1440);</text:p>
      <text:p text:style-name="P9">insert into trainroutemaps values('r0005','1127','15:20','07:35',2840);</text:p>
      <text:p text:style-name="P9">insert into trainroutemaps values('r0006','1126','01:40','06:35',400);</text:p>
      <text:p text:style-name="P9">insert into trainroutemaps values('r0007','1126','03:40','00:35',400);</text:p>
      <text:p text:style-name="P9"/>
      <text:p text:style-name="P9"/>
      <text:p text:style-name="P9"/>
      <text:p text:style-name="P9"/>
      <text:p text:style-name="P3"><text:span text:style-name="T2">Booking Table</text:span></text:p>
      <text:p text:style-name="P9">mysql&gt; create table bookings(bookingref_no varchar(20) primary key,route_id varchar(20) ,train_no varchar(20),coach_code varchar(20),dateofjourney date,dateofbooking date,nooftickets int, FOREIGN KEY(route_id) REFERENCES routes(route_id), FOREIGN KEY(train_no) REFERENCES trains(train_no),FOREIGN KEY(coach_code) REFERENCES coaches(coach_code));</text:p>
      <text:p text:style-name="P9">Query OK, 0 rows affected (0.19 sec)</text:p>
      <text:p text:style-name="P9"/>
      <text:p text:style-name="P9">insert into bookings values('b00001','r0001','1124','sleeper','2006-02-15','2006-02-10',1);</text:p>
      <text:p text:style-name="P9">insert into bookings values('b00002','r0001','1124','second ac','2006-02-15','2006-02-10',5);</text:p>
      <text:p text:style-name="P9">insert into bookings values('b00003','r0001','1124','second ac','2006-02-15','2006-02-10',3);</text:p>
      <text:p text:style-name="P9">insert into bookings values('b00004','r0003','1123','sleeper','2008-02-15','2008-02-11',1);</text:p>
      <text:p text:style-name="P9">insert into bookings values('b00006','r0006','1125','second ac','2010-04-16','2010-03-10',3);</text:p>
      <text:p text:style-name="P9">insert into bookings values('b00007','r0004','1123','sleeper','2009-11-12','2009-10-11',1);</text:p>
      <text:p text:style-name="P9"/>
      <text:p text:style-name="P9"/>
      <text:p text:style-name="P9"/>
      <text:p text:style-name="P3"><text:span text:style-name="T3">1. To get the list of all trains</text:span></text:p>
      <text:p text:style-name="P3"><text:span text:style-name="T3"/></text:p>
      <text:p text:style-name="P9">mysql&gt; select train_name from trains;</text:p>
      <text:p text:style-name="P9">+---------------------+</text:p>
      <text:p text:style-name="P9">| train_name |</text:p>
      <text:p text:style-name="P9">+---------------------+</text:p>
      <text:p text:style-name="P9">| hawrah mail express |</text:p>
      <text:p text:style-name="P9">| sangmitra express |</text:p>
      <text:p text:style-name="P9">| coromandal express |</text:p>
      <text:p text:style-name="P9">| banglor express |</text:p>
      <text:p text:style-name="P9">| gaya express |</text:p>
      <text:p text:style-name="P9">+---------------------+</text:p>
      <text:p text:style-name="P9">5 rows in set (0.00 sec)</text:p>
      <text:p text:style-name="P9"/>
      <text:p text:style-name="P9"/>
      <text:p text:style-name="P9"/>
      <text:p text:style-name="P3"><text:span text:style-name="T3">2. To get the list of all train routes in the database</text:span></text:p>
      <text:p text:style-name="P3"><text:span text:style-name="T3"/></text:p>
      <text:p text:style-name="P3"><text:span text:style-name="T3"/></text:p>
      <text:p text:style-name="P9">mysql&gt; select t.train_name, s.station_code source_station,s1.station_code destinstion_station from routes r left join trainroutemaps tm on tm.route_id=r.route_id left join trains t on tm.train_no=t.train_no left join stations s on r.originalstation_id=s.station_id left join stations s1 on s1.station_id=r.destinationstation_id group by originalstation_id,destinationstation_id;</text:p>
      <text:p text:style-name="P9">+---------------------+----------------+---------------------+</text:p>
      <text:p text:style-name="P9">| train_name | source_station | destinstion_station |</text:p>
      <text:p text:style-name="P9">+---------------------+----------------+---------------------+</text:p>
      <text:p text:style-name="P9">| sangmitra express | mas | pnbe |</text:p>
      <text:p text:style-name="P9">| NULL | mas | ndls |</text:p>
      <text:p text:style-name="P9">| hawrah mail express | mas | hwh |</text:p>
      <text:p text:style-name="P9">| hawrah mail express | mas | bbs |</text:p>
      <text:p text:style-name="P9">| gaya express | mas | gaya |</text:p>
      <text:p text:style-name="P9">| banglor express | mas | bngr |</text:p>
      <text:p text:style-name="P9">+---------------------+----------------+---------------------+</text:p>
      <text:p text:style-name="P9">6 rows in set (0.00 sec)</text:p>
      <text:p text:style-name="P9"/>
      <text:p text:style-name="P9"/>
      <text:p text:style-name="P3"><text:span text:style-name="T3">3. Total number of seats in the each train.</text:span></text:p>
      <text:p text:style-name="P3"><text:span text:style-name="T3"/></text:p>
      <text:p text:style-name="P9">mysql&gt; select train_name ,sum(no_of_seats) total_seats from trains t,traincoaches tc where t.train_no=tc.train_no group by tc.train_no;</text:p>
      <text:p text:style-name="P9">+---------------------+-------------+</text:p>
      <text:p text:style-name="P9">| train_name | total_seats |</text:p>
      <text:p text:style-name="P9">+---------------------+-------------+</text:p>
      <text:p text:style-name="P9">| hawrah mail express | 550 |</text:p>
      <text:p text:style-name="P9">| sangmitra express | 300 |</text:p>
      <text:p text:style-name="P9">| coromandal express | 500 |</text:p>
      <text:p text:style-name="P9">| banglor express | 400 |</text:p>
      <text:p text:style-name="P9">| gaya express | 500 |</text:p>
      <text:p text:style-name="P9">+---------------------+-------------+</text:p>
      <text:p text:style-name="P9">5 rows in set (0.00 sec)</text:p>
      <text:p text:style-name="P9"/>
      <text:p text:style-name="P9"/>
      <text:p text:style-name="P3"><text:span text:style-name="T3">4. List of all routes goes to Bangalore</text:span></text:p>
      <text:p text:style-name="P3"><text:span text:style-name="T3"/></text:p>
      <text:p text:style-name="P9">mysql&gt; select route_id, s.station_code,s1.station_code from routes r inner join stations s on r.originalstation_id=s.station_id inner join stations s1 on s1.station_id=r.destinationstation_id and s1.station_code='bngr' group by originalstation_id,destinationstation_id;</text:p>
      <text:p text:style-name="P9">+----------+--------------+--------------+</text:p>
      <text:p text:style-name="P9">| route_id | station_code | station_code |</text:p>
      <text:p text:style-name="P9">+----------+--------------+--------------+</text:p>
      <text:p text:style-name="P9">| r0006 | mas | bngr |</text:p>
      <text:p text:style-name="P9">+----------+--------------+--------------+</text:p>
      <text:p text:style-name="P9">1 row in set (0.00 sec)</text:p>
      <text:p text:style-name="P9"/>
      <text:p text:style-name="P9"/>
      <text:p text:style-name="P3"><text:span text:style-name="T3">5.List of all routes starting from bangalore, calcutta and chennai</text:span></text:p>
      <text:p text:style-name="P3"><text:span text:style-name="T3"/></text:p>
      <text:p text:style-name="P9">mysql&gt; select route_id, s.station_code,s1.station_code from routes r inner join stations s on r.originalstation_id=s.station_id inner join stations s1 on s1.station_id=r.destinationstation_id and s.station_code in('mas','hwh','bngr') group by originalstation_id,destinationstation_id;</text:p>
      <text:p text:style-name="P9">+----------+--------------+--------------+</text:p>
      <text:p text:style-name="P9">| route_id | station_code | station_code |</text:p>
      <text:p text:style-name="P9">+----------+--------------+--------------+</text:p>
      <text:p text:style-name="P9">| r0001 | mas | pnbe |</text:p>
      <text:p text:style-name="P9">| r0002 | mas | ndls |</text:p>
      <text:p text:style-name="P9">| r0003 | mas | hwh |</text:p>
      <text:p text:style-name="P9">| r0004 | mas | bbs |</text:p>
      <text:p text:style-name="P9">| r0005 | mas | gaya |</text:p>
      <text:p text:style-name="P9">| r0006 | mas | bngr |</text:p>
      <text:p text:style-name="P9">| r0007 | bngr | mas |</text:p>
      <text:p text:style-name="P9">+----------+--------------+--------------+</text:p>
      <text:p text:style-name="P9">7 rows in set (0.00 sec)</text:p>
      <text:p text:style-name="P9"/>
      <text:p text:style-name="P9"/>
      <text:p text:style-name="P9"/>
      <text:p text:style-name="P3"><text:span text:style-name="T3">6.List of all the bookings booked between 1st Jan 2005 and 31st Dec 2005</text:span></text:p>
      <text:p text:style-name="P3"><text:span text:style-name="T3"/></text:p>
      <text:p text:style-name="P9">mysql&gt; select * from bookings where dateofbooking between '2001-01-01' and '2012-01-01';</text:p>
      <text:p text:style-name="P9">+---------------+----------+----------+------------+---------------+---------------+-------------+</text:p>
      <text:p text:style-name="P9">| bookingref_no | route_id | train_no | coach_code | dateofjourney | dateofbooking | nooftickets |</text:p>
      <text:p text:style-name="P9">+---------------+----------+----------+------------+---------------+---------------+-------------+</text:p>
      <text:p text:style-name="P9">| b00001 | r0001 | 1124 | sleeper | 2006-02-15 | 2006-02-10 | 1 |</text:p>
      <text:p text:style-name="P9">| b00002 | r0001 | 1124 | second ac | 2006-02-15 | 2006-02-10 | 5 |</text:p>
      <text:p text:style-name="P9">| b00003 | r0001 | 1124 | second ac | 2006-02-15 | 2006-02-10 | 3 |</text:p>
      <text:p text:style-name="P9">| b00004 | r0003 | 1123 | sleeper | 2008-02-15 | 2008-02-11 | 1 |</text:p>
      <text:p text:style-name="P9">| b00005 | r0003 | 1125 | second ac | 2006-04-16 | 2007-03-10 | 3 |</text:p>
      <text:p text:style-name="P9">| b00006 | r0006 | 1125 | second ac | 2010-04-16 | 2010-03-10 | 3 |</text:p>
      <text:p text:style-name="P9">| b00007 | r0004 | 1123 | sleeper | 2009-11-12 | 2009-10-11 | 1 |</text:p>
      <text:p text:style-name="P9">+---------------+----------+----------+------------+---------------+---------------+-------------+</text:p>
      <text:p text:style-name="P9">7 rows in set (0.00 sec)</text:p>
      <text:p text:style-name="P9"/>
      <text:p text:style-name="P9"/>
      <text:p text:style-name="P3"><text:span text:style-name="T3">7. List of all trains whose name begins with B</text:span></text:p>
      <text:p text:style-name="P9">mysql&gt; select train_name from trains where train_name like 'b%'</text:p>
      <text:p text:style-name="P9">-&gt; ;</text:p>
      <text:p text:style-name="P9">+-----------------+</text:p>
      <text:p text:style-name="P9">| train_name |</text:p>
      <text:p text:style-name="P9">+-----------------+</text:p>
      <text:p text:style-name="P9">| banglor express |</text:p>
      <text:p text:style-name="P9">+-----------------+</text:p>
      <text:p text:style-name="P9">1 row in set (0.00 sec)</text:p>
      <text:p text:style-name="P9"/>
      <text:p text:style-name="P9"/>
      <text:p text:style-name="P9"/>
      <text:p text:style-name="P3"><text:span text:style-name="T3">8. List of all bookings where DOB is not null</text:span></text:p>
      <text:p text:style-name="P3"><text:span text:style-name="T3"/></text:p>
      <text:p text:style-name="P3"><text:span text:style-name="T3"/></text:p>
      <text:p text:style-name="P9">mysql&gt; select * from bookings where dateofbooking is not NULL;</text:p>
      <text:p text:style-name="P9">+---------------+----------+----------+------------+---------------+---------------+-------------+</text:p>
      <text:p text:style-name="P9">| bookingref_no | route_id | train_no | coach_code | dateofjourney | dateofbooking | nooftickets |</text:p>
      <text:p text:style-name="P9">+---------------+----------+----------+------------+---------------+---------------+-------------+</text:p>
      <text:p text:style-name="P9">| b00001 | r0001 | 1124 | sleeper | 2006-02-15 | 2006-02-10 | 1 |</text:p>
      <text:p text:style-name="P9">| b00002 | r0001 | 1124 | second ac | 2006-02-15 | 2006-02-10 | 5 |</text:p>
      <text:p text:style-name="P9">| b00003 | r0001 | 1124 | second ac | 2006-02-15 | 2006-02-10 | 3 |</text:p>
      <text:p text:style-name="P9">| b00004 | r0003 | 1123 | sleeper | 2008-02-15 | 2008-02-11 | 1 |</text:p>
      <text:p text:style-name="P9">| b00005 | r0003 | 1125 | second ac | 2006-04-16 | 2007-03-10 | 3 |</text:p>
      <text:p text:style-name="P9">| b00006 | r0006 | 1125 | second ac | 2010-04-16 | 2010-03-10 | 3 |</text:p>
      <text:p text:style-name="P9">| b00007 | r0004 | 1123 | sleeper | 2009-11-12 | 2009-10-11 | 1 |</text:p>
      <text:p text:style-name="P9">+---------------+----------+----------+------------+---------------+---------------+-------------+</text:p>
      <text:p text:style-name="P9">7 rows in set (0.00 sec)</text:p>
      <text:p text:style-name="P9"/>
      <text:p text:style-name="P9"/>
      <text:p text:style-name="P3"><text:span text:style-name="T3">9. List of all bookings for the booked in 2006, DOJ in 2007</text:span></text:p>
      <text:p text:style-name="P3"><text:span text:style-name="T3"/></text:p>
      <text:p text:style-name="P9">mysql&gt; select * from bookings where year(dateofbooking)=2006 and year(dateofjourney)=2007;</text:p>
      <text:p text:style-name="P9">Empty set (0.00 sec)</text:p>
      <text:p text:style-name="P9"/>
      <text:p text:style-name="P9"/>
      <text:p text:style-name="P3"><text:span text:style-name="T3">10. Total number of coaches in the all the trains</text:span></text:p>
      <text:p text:style-name="P3"><text:span text:style-name="T3"/></text:p>
      <text:p text:style-name="P9">mysql&gt; select train_name,count(tc.coach_code) noofcoaches from trains t, traincoaches tc where t.train_no=tc.train_no group by tc.train_no;</text:p>
      <text:p text:style-name="P9">+---------------------+-------------+</text:p>
      <text:p text:style-name="P9">| train_name | noofcoaches |</text:p>
      <text:p text:style-name="P9">+---------------------+-------------+</text:p>
      <text:p text:style-name="P9">| hawrah mail express | 3 |</text:p>
      <text:p text:style-name="P9">| sangmitra express | 3 |</text:p>
      <text:p text:style-name="P9">| coromandal express | 3 |</text:p>
      <text:p text:style-name="P9">| banglor express | 3 |</text:p>
      <text:p text:style-name="P9">| gaya express | 1 |</text:p>
      <text:p text:style-name="P9">+---------------------+-------------+</text:p>
      <text:p text:style-name="P9">5 rows in set (0.00 sec)</text:p>
      <text:p text:style-name="P9"/>
      <text:p text:style-name="P9"/>
      <text:p text:style-name="P9"/>
      <text:p text:style-name="P3"><text:span text:style-name="T3">11.Total number of bookings in the database for the train no 1124</text:span></text:p>
      <text:p text:style-name="P3"><text:span text:style-name="T3"/></text:p>
      <text:p text:style-name="P9">mysql&gt; select train_no,count(train_no) no_of_booking from bookings where train_no='1124' group by train_no;</text:p>
      <text:p text:style-name="P9">+----------+---------------+</text:p>
      <text:p text:style-name="P9">| train_no | no_of_booking |</text:p>
      <text:p text:style-name="P9">+----------+---------------+</text:p>
      <text:p text:style-name="P9">| 1124 | 3 |</text:p>
      <text:p text:style-name="P9">+----------+---------------+</text:p>
      <text:p text:style-name="P9">1 row in set (0.00 sec)</text:p>
      <text:p text:style-name="P9"/>
      <text:p text:style-name="P9"/>
      <text:p text:style-name="P3"><text:span text:style-name="T3">12. Total no of tickets column 'total' , booked for train no. 1124</text:span></text:p>
      <text:p text:style-name="P3"><text:span text:style-name="T3"/></text:p>
      <text:p text:style-name="P9">mysql&gt; select sum(nooftickets) total from bookings where train_no='1124';</text:p>
      <text:p text:style-name="P9">+-------+</text:p>
      <text:p text:style-name="P9">| total |</text:p>
      <text:p text:style-name="P9">+-------+</text:p>
      <text:p text:style-name="P9">| 9 |</text:p>
      <text:p text:style-name="P9">+-------+</text:p>
      <text:p text:style-name="P9">1 row in set (0.00 sec)</text:p>
      <text:p text:style-name="P9"/>
      <text:p text:style-name="P9"/>
      <text:p text:style-name="P3"><text:span text:style-name="T3">13. Minimum distance route</text:span></text:p>
      <text:p text:style-name="P3"><text:span text:style-name="T3"/></text:p>
      <text:p text:style-name="P9">mysql&gt; select s.station_code, s1.station_code from routes r left join stations s on s.station_id=r.originalstation_id left join stations s1 on s1.station_id=r.destinationstation_id group by originalstation_id,destinationstation_id having min(distanceinkm) ;</text:p>
      <text:p text:style-name="P9">+--------------+--------------+</text:p>
      <text:p text:style-name="P9">| station_code | station_code |</text:p>
      <text:p text:style-name="P9">+--------------+--------------+</text:p>
      <text:p text:style-name="P9">| mas | pnbe |</text:p>
      <text:p text:style-name="P9">| mas | ndls |</text:p>
      <text:p text:style-name="P9">| mas | hwh |</text:p>
      <text:p text:style-name="P9">| mas | bbs |</text:p>
      <text:p text:style-name="P9">| mas | gaya |</text:p>
      <text:p text:style-name="P9">| mas | bngr |</text:p>
      <text:p text:style-name="P9">+--------------+--------------+</text:p>
      <text:p text:style-name="P9">6 rows in set (0.01 sec)</text:p>
      <text:p text:style-name="P9"/>
      <text:p text:style-name="P9"/>
      <text:p text:style-name="P9"/>
      <text:p text:style-name="P3"><text:span text:style-name="T3">14. Total number of tickets booked for each train in the database</text:span></text:p>
      <text:p text:style-name="P3"><text:span text:style-name="T3"/></text:p>
      <text:p text:style-name="P9">mysql&gt; select train_name, sum(nooftickets) total_ticket_booked from trains t, bookings b where t.train_no=b.train_no group by b.train_no;</text:p>
      <text:p text:style-name="P9">+---------------------+---------------------+</text:p>
      <text:p text:style-name="P9">| train_name | total_ticket_booked |</text:p>
      <text:p text:style-name="P9">+---------------------+---------------------+</text:p>
      <text:p text:style-name="P9">| hawrah mail express | 2 |</text:p>
      <text:p text:style-name="P9">| sangmitra express | 9 |</text:p>
      <text:p text:style-name="P9">| coromandal express | 6 |</text:p>
      <text:p text:style-name="P9">+---------------------+---------------------+</text:p>
      <text:p text:style-name="P9">3 rows in set (0.00 sec)</text:p>
      <text:p text:style-name="P9"/>
      <text:p text:style-name="P9"/>
      <text:p text:style-name="P3"><text:span text:style-name="T3">15. cost for 50 kms for each coach.</text:span></text:p>
      <text:p text:style-name="P9">mysql&gt; select coach_code,cost_per_km*50 from coaches;</text:p>
      <text:p text:style-name="P9">+------------+----------------+</text:p>
      <text:p text:style-name="P9">| coach_code | cost_per_km*50 |</text:p>
      <text:p text:style-name="P9">+------------+----------------+</text:p>
      <text:p text:style-name="P9">| chair | 200.00 |</text:p>
      <text:p text:style-name="P9">| first ac | 500.00 |</text:p>
      <text:p text:style-name="P9">| general | 100.00 |</text:p>
      <text:p text:style-name="P9">| second ac | 400.00 |</text:p>
      <text:p text:style-name="P9">| sleeper | 250.00 |</text:p>
      <text:p text:style-name="P9">| third ac | 350.00 |</text:p>
      <text:p text:style-name="P9">+------------+----------------+</text:p>
      <text:p text:style-name="P9">6 rows in set (0.01 sec)</text:p>
      <text:p text:style-name="P9"/>
      <text:p text:style-name="P9"/>
      <text:p text:style-name="P3"><text:span text:style-name="T3">16. List the train name and departure time for the trains starting from Bangalore.</text:span></text:p>
      <text:p text:style-name="P3"><text:span text:style-name="T3"/></text:p>
      <text:p text:style-name="P3"><text:span text:style-name="T3"/></text:p>
      <text:p text:style-name="P9">mysql&gt; select t.train_name,s.station_code, s1.station_code from routes r inner join stations s on s.station_id=r.originalstation_id inner join trainroutemaps tm on tm.route_id=r.route_id inner join trains t on tm.train_no=t.train_no inner join stations s1 on s1.station_id=r.destinationstation_id and s.station_code='bngr' group by originalstation_id,destinationstation_id ;</text:p>
      <text:p text:style-name="P9">+-----------------+--------------+--------------+</text:p>
      <text:p text:style-name="P9">| train_name | station_code | station_code |</text:p>
      <text:p text:style-name="P9">+-----------------+--------------+--------------+</text:p>
      <text:p text:style-name="P9">| banglor express | bngr | mas |</text:p>
      <text:p text:style-name="P9">+-----------------+--------------+--------------+</text:p>
      <text:p text:style-name="P9">1 row in set (0.00 sec)</text:p>
      <text:p text:style-name="P9"/>
      <text:p text:style-name="P9"/>
      <text:p text:style-name="P9"/>
      <text:p text:style-name="P3"><text:span text:style-name="T3">17. List the trains for which the total no of tickets booked is greater than 500</text:span></text:p>
      <text:p text:style-name="P3"><text:span text:style-name="T3"/></text:p>
      <text:p text:style-name="P3"><text:span text:style-name="T3"/></text:p>
      <text:p text:style-name="P9">mysql&gt; select train_name from trains t,bookings b where t.train_no=b.train_no group by b.train_no having sum(nooftickets)&gt;500;</text:p>
      <text:p text:style-name="P9">Empty set (0.00 sec)</text:p>
      <text:p text:style-name="P9"/>
      <text:p text:style-name="P9"/>
      <text:p text:style-name="P9"/>
      <text:p text:style-name="P9">18. List the trains for which the total no of tickets booked is lesser than 50</text:p>
      <text:p text:style-name="P9">mysql&gt; select train_name from trains t,bookings b where t.train_no=b.train_no group by b.train_no having sum(nooftickets)&lt;50;</text:p>
      <text:p text:style-name="P9">+---------------------+</text:p>
      <text:p text:style-name="P9">| train_name |</text:p>
      <text:p text:style-name="P9">+---------------------+</text:p>
      <text:p text:style-name="P9">| hawrah mail express |</text:p>
      <text:p text:style-name="P9">| sangmitra express |</text:p>
      <text:p text:style-name="P9">| coromandal express |</text:p>
      <text:p text:style-name="P9">+---------------------+</text:p>
      <text:p text:style-name="P9">3 rows in set (0.00 sec)</text:p>
      <text:p text:style-name="P9"/>
      <text:p text:style-name="P9"/>
      <text:p text:style-name="P3"><text:span text:style-name="T3">19. List the bookings along with train name, origin station, destination station and coach code after the date of journey ’25th Feb 2015’</text:span></text:p>
      <text:p text:style-name="P9">mysql&gt; select t.train_name, s.station_code,s1.station_code,coach_code from bookings b inner join routes r on b.route_id=r.route_id inner join trains t on b.train_no=t.train_no inner join stations s on r.originalstation_id=s.station_id inner join stations s1 on s1.station_id=r.destinationstation_id and dateofbooking&gt;'2001-01-01' group by originalstation_id,destinationstation_id;</text:p>
      <text:p text:style-name="P9">+---------------------+--------------+--------------+------------+</text:p>
      <text:p text:style-name="P9">| train_name | station_code | station_code | coach_code |</text:p>
      <text:p text:style-name="P9">+---------------------+--------------+--------------+------------+</text:p>
      <text:p text:style-name="P9">| sangmitra express | mas | pnbe | sleeper |</text:p>
      <text:p text:style-name="P9">| hawrah mail express | mas | hwh | sleeper |</text:p>
      <text:p text:style-name="P9">| hawrah mail express | mas | bbs | sleeper |</text:p>
      <text:p text:style-name="P9">| coromandal express | mas | bngr | second ac |</text:p>
      <text:p text:style-name="P9">+---------------------+--------------+--------------+------------+</text:p>
      <text:p text:style-name="P9">4 rows in set (0.00 sec)</text:p>
      <text:p text:style-name="P9"/>
      <text:p text:style-name="P9"/>
      <text:p text:style-name="P9"/>
      <text:p text:style-name="P9"/>
      <text:p text:style-name="P3"><text:span text:style-name="T3">20. List the trains via the route Mysore - Chennai</text:span></text:p>
      <text:p text:style-name="P3"><text:span text:style-name="T3"/></text:p>
      <text:p text:style-name="P9">mysql&gt; select t.train_name,s.station_code, s1.station_code from routes r inner join stations s on s.station_id=r.originalstation_id inner join trainroutemaps tm on tm.route_id=r.route_id inner join trains t on tm.train_no=t.train_no inner join stations s1 on s1.station_id=r.destinationstation_id and s.station_code='mas' and s1.station_code='bngr' group by originalstation_id,destinationstation_id ;</text:p>
      <text:p text:style-name="P9">+-----------------+--------------+--------------+</text:p>
      <text:p text:style-name="P9">| train_name | station_code | station_code |</text:p>
      <text:p text:style-name="P9">+-----------------+--------------+--------------+</text:p>
      <text:p text:style-name="P9">| banglor express | mas | bngr |</text:p>
      <text:p text:style-name="P9">+-----------------+--------------+--------------+</text:p>
      <text:p text:style-name="P9">1 row in set (0.00 sec)</text:p>
      <text:p text:style-name="P9"/>
      <text:p text:style-name="P9"/>
      <text:p text:style-name="P9"/>
      <text:p text:style-name="P9"/>
      <text:p text:style-name="P9"/>
      <text:p text:style-name="P2"><text:span text:style-name="T2">Day 4</text:span></text:p>
      <text:p text:style-name="P2"><text:span text:style-name="T2"/></text:p>
      <text:p text:style-name="P2"><text:span text:style-name="T2"/></text:p>
      <text:p text:style-name="P3"><text:span text:style-name="T3">1. Add columns 'created_at' and 'updated_at' to the tables marks, students and medals.</text:span></text:p>
      <text:p text:style-name="P3"><text:span text:style-name="T3"/></text:p>
      <text:p text:style-name="P9">mysql&gt; alter table students add column created_at timestamp default '0000-00-00 00:00:00',add column updated_at timestamp default now() on update now();</text:p>
      <text:p text:style-name="P9">Query OK, 6 rows affected (0.28 sec)</text:p>
      <text:p text:style-name="P9">Records: 6 Duplicates: 0 Warnings: 0</text:p>
      <text:p text:style-name="P9"/>
      <text:p text:style-name="P9"/>
      <text:p text:style-name="P9"/>
      <text:p text:style-name="P9">mysql&gt; alter table marks add column created_at timestamp default '0000-00-00 00:00:00',add column updated_at timestamp default now() on update now();</text:p>
      <text:p text:style-name="P9">Query OK, 0 rows affected (0.26 sec)</text:p>
      <text:p text:style-name="P9">Records: 0 Duplicates: 0 Warnings: 0</text:p>
      <text:p text:style-name="P9"/>
      <text:p text:style-name="P9"/>
      <text:p text:style-name="P9"/>
      <text:p text:style-name="P9"/>
      <text:p text:style-name="P9">mysql&gt; alter table medals add column created_at timestamp default '0000-00-00 00:00:00',add column updated_at timestamp default now() on update now();</text:p>
      <text:p text:style-name="P9">Query OK, 0 rows affected (0.26 sec)</text:p>
      <text:p text:style-name="P9">Records: 0 Duplicates: 0 Warnings: 0</text:p>
      <text:p text:style-name="P9"/>
      <text:p text:style-name="P9"/>
      <text:p text:style-name="P9"/>
      <text:p text:style-name="P3"><text:span text:style-name="T3">2. Replace the null values in quarterly, half_yearly and annual columns with 0 and make those columns as not nullable.</text:span></text:p>
      <text:p text:style-name="P3"><text:span text:style-name="T3"/></text:p>
      <text:p text:style-name="P3"><text:span text:style-name="T3"/></text:p>
      <text:p text:style-name="P9">mysql&gt; UPDATE marks SET quarterly=0 WHERE quarterly IS NULL;</text:p>
      <text:p text:style-name="P9">Query OK, 7 rows affected (0.05 sec)</text:p>
      <text:p text:style-name="P9">Rows matched: 7 Changed: 7 Warnings: 0</text:p>
      <text:p text:style-name="P9"/>
      <text:p text:style-name="P9">mysql&gt; UPDATE marks SET half_yearly=0 WHERE half_yearly IS NULL;</text:p>
      <text:p text:style-name="P9">Query OK, 4 rows affected (0.06 sec)</text:p>
      <text:p text:style-name="P9">Rows matched: 4 Changed: 4 Warnings: 0</text:p>
      <text:p text:style-name="P9"/>
      <text:p text:style-name="P9">mysql&gt; UPDATE marks SET annual=0 WHERE annual IS NULL;</text:p>
      <text:p text:style-name="P9">Query OK, 1 row affected (0.05 sec)</text:p>
      <text:p text:style-name="P9">Rows matched: 1 Changed: 1 Warnings: 0</text:p>
      <text:p text:style-name="P9"/>
      <text:p text:style-name="P9">mysql&gt; alter table marks modify quarterly int(11) not null,modify half_yearly int(11) not null,modify annual int(11) not null;</text:p>
      <text:p text:style-name="P9">Query OK, 125 rows affected (0.26 sec)</text:p>
      <text:p text:style-name="P9">Records: 125 Duplicates: 0 Warnings: 0</text:p>
      <text:p text:style-name="P9"/>
      <text:p text:style-name="P9"/>
      <text:p text:style-name="P9"/>
      <text:p text:style-name="P3"><text:span text:style-name="T3">3. While inserting the value of updated_at &amp; created_at should be the current time</text:span></text:p>
      <text:p text:style-name="P3"><text:span text:style-name="T3"/></text:p>
      <text:p text:style-name="P9">INSERT INTO `students` (id,name,created_at)VALUES (100007,'Thor',now()),(100008,'Hulk',now()),(100009,'Daredevil',now());</text:p>
      <text:p text:style-name="P9">query OK, 3 rows affected (0.06 sec)</text:p>
      <text:p text:style-name="P9">Records: 3 Duplicates: 0 Warnings: 0</text:p>
      <text:p text:style-name="P9"/>
      <text:p text:style-name="P9">mysql&gt; select * from students;+--------+-------------+---------------------+---------------------+</text:p>
      <text:p text:style-name="P9">| id | name | created_at | updated_at |</text:p>
      <text:p text:style-name="P9">+--------+-------------+---------------------+---------------------+</text:p>
      <text:p text:style-name="P9">| 100001 | Thor | 0000-00-00 00:00:00 | 0000-00-00 00:00:00 |</text:p>
      <text:p text:style-name="P9">| 100002 | Hulk | 0000-00-00 00:00:00 | 0000-00-00 00:00:00 |</text:p>
      <text:p text:style-name="P9">| 100003 | Daredevil | 0000-00-00 00:00:00 | 0000-00-00 00:00:00 |</text:p>
      <text:p text:style-name="P9">| 100004 | X Man | 0000-00-00 00:00:00 | 0000-00-00 00:00:00 |</text:p>
      <text:p text:style-name="P9">| 100005 | Ironman | 0000-00-00 00:00:00 | 0000-00-00 00:00:00 |</text:p>
      <text:p text:style-name="P9">| 100006 | Quicksilver | 0000-00-00 00:00:00 | 0000-00-00 00:00:00 |</text:p>
      <text:p text:style-name="P9">| 100007 | Thor | 2015-12-09 19:00:54 | 2015-12-09 19:00:54 |</text:p>
      <text:p text:style-name="P9">| 100008 | Hulk | 2015-12-09 19:00:54 | 2015-12-09 19:00:54 |</text:p>
      <text:p text:style-name="P9">| 100009 | Daredevil | 2015-12-09 19:00:54 | 2015-12-09 19:00:54 |</text:p>
      <text:p text:style-name="P9">+--------+-------------+---------------------+---------------------+</text:p>
      <text:p text:style-name="P9">9 rows in set (0.00 sec)</text:p>
      <text:p text:style-name="P9"/>
      <text:p text:style-name="P3"><text:span text:style-name="T3">4. While updating the value of updated_at alone should be the time of update</text:span></text:p>
      <text:p text:style-name="P3"><text:span text:style-name="T3"/></text:p>
      <text:p text:style-name="P9">mysql&gt; update students set name='vishal' where id='100001';</text:p>
      <text:p text:style-name="P9">Query OK, 1 row affected (0.05 sec)</text:p>
      <text:p text:style-name="P9">Rows matched: 1 Changed: 1 Warnings: 0</text:p>
      <text:p text:style-name="P9"/>
      <text:p text:style-name="P9"/>
      <text:p text:style-name="P9">mysql&gt; select * from students;</text:p>
      <text:p text:style-name="P9">+--------+-------------+---------------------+---------------------+</text:p>
      <text:p text:style-name="P9">| id | name | created_at | updated_at |</text:p>
      <text:p text:style-name="P9">+--------+-------------+---------------------+---------------------+</text:p>
      <text:p text:style-name="P9">| 100001 | vishal | 0000-00-00 00:00:00 | 2015-12-09 19:02:32 |</text:p>
      <text:p text:style-name="P9">| 100002 | Hulk | 0000-00-00 00:00:00 | 0000-00-00 00:00:00 |</text:p>
      <text:p text:style-name="P9">| 100003 | Daredevil | 0000-00-00 00:00:00 | 0000-00-00 00:00:00 |</text:p>
      <text:p text:style-name="P9">| 100004 | X Man | 0000-00-00 00:00:00 | 0000-00-00 00:00:00 |</text:p>
      <text:p text:style-name="P9">| 100005 | Ironman | 0000-00-00 00:00:00 | 0000-00-00 00:00:00 |</text:p>
      <text:p text:style-name="P9">| 100006 | Quicksilver | 0000-00-00 00:00:00 | 0000-00-00 00:00:00 |</text:p>
      <text:p text:style-name="P9">| 100007 | Thor | 2015-12-09 19:00:54 | 2015-12-09 19:00:54 |</text:p>
      <text:p text:style-name="P9">| 100008 | Hulk | 2015-12-09 19:00:54 | 2015-12-09 19:00:54 |</text:p>
      <text:p text:style-name="P9">| 100009 | Daredevil | 2015-12-09 19:00:54 | 2015-12-09 19:00:54 |</text:p>
      <text:p text:style-name="P9">+--------+-------------+---------------------+---------------------+</text:p>
      <text:p text:style-name="P9">9 rows in set (0.00 sec)</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pan text:style-name="T2">Write a query for the problem given</text:span></text:p>
      <text:p text:style-name="P18"><text:span text:style-name="T5">Using the table </text:span><text:span text:style-name="T3">training_sample, do the following</text:span></text:p>
      <text:p text:style-name="P19"><text:span text:style-name="T6"><text:tab/></text:span>create a table students_summary with the below columns</text:p>
      <text:p text:style-name="P1"><text:tab/></text:p>
      <text:list text:style-name="L2">
        <text:list-item>
          <text:list>
            <text:list-item>
              <text:p text:style-name="P20">student_id</text:p>
            </text:list-item>
            <text:list-item>
              <text:p text:style-name="P21">student_name</text:p>
            </text:list-item>
            <text:list-item>
              <text:p text:style-name="P20">year</text:p>
            </text:list-item>
            <text:list-item>
              <text:p text:style-name="P21">percentage <text:tab/><text:tab/>(got in annual exams)</text:p>
            </text:list-item>
            <text:list-item>
              <text:p text:style-name="P21">no_of_medals_received</text:p>
            </text:list-item>
          </text:list>
        </text:list-item>
      </text:list>
      <text:p text:style-name="P22"><text:tab/></text:p>
      <text:p text:style-name="P1"><text:tab/></text:p>
      <text:p text:style-name="P19"><text:span text:style-name="T6"><text:tab/></text:span>Derive the values from the tables(students, marks and medals) and insert into the <text:s text:c="5"/>above table Use insert with select statement</text:p>
      <text:p text:style-name="P1"><text:tab/></text:p>
      <text:p text:style-name="P9">mysql&gt; select a.student_id,s.name,a.year,a.percentage,coalesce(no_of_medals,0) from(select student_id, year, sum(annual)/5 percentage from marks group by student_id,year) a left join (select student_id,year,count(*) no_of_medals from medals group by student_id,year) b on a.student_id=b.student_id and a.year=b.year inner join students s on a.student_id=s.id;+------------+-----------+------+------------+--------------------------+</text:p>
      <text:p text:style-name="P9">| student_id | name | year | percentage | coalesce(no_of_medals,0) |</text:p>
      <text:p text:style-name="P9">+------------+-----------+------+------------+--------------------------+</text:p>
      <text:p text:style-name="P9">| 100001 | vishal | 2003 | 84.8000 | 1 |</text:p>
      <text:p text:style-name="P9">| 100001 | vishal | 2004 | 61.8000 | 0 |</text:p>
      <text:p text:style-name="P9">| 100001 | vishal | 2005 | 75.0000 | 3 |</text:p>
      <text:p text:style-name="P9">| 100001 | vishal | 2006 | 59.2000 | 0 |</text:p>
      <text:p text:style-name="P9">| 100001 | vishal | 2007 | 42.4000 | 0 |</text:p>
      <text:p text:style-name="P9">| 100002 | Hulk | 2003 | 59.2000 | 1 |</text:p>
      <text:p text:style-name="P9">| 100002 | Hulk | 2004 | 92.6000 | 3 |</text:p>
      <text:p text:style-name="P9">| 100002 | Hulk | 2005 | 59.0000 | 0 |</text:p>
      <text:p text:style-name="P9">| 100002 | Hulk | 2006 | 43.6000 | 0 |</text:p>
      <text:p text:style-name="P9">| 100002 | Hulk | 2007 | 85.8000 | 0 |</text:p>
      <text:p text:style-name="P9">| 100003 | Daredevil | 2003 | 93.0000 | 2 |</text:p>
      <text:p text:style-name="P9">| 100003 | Daredevil | 2004 | 63.8000 | 2 |</text:p>
      <text:p text:style-name="P9">| 100003 | Daredevil | 2005 | 77.0000 | 1 |</text:p>
      <text:p text:style-name="P9">| 100003 | Daredevil | 2006 | 63.6000 | 0 |</text:p>
      <text:p text:style-name="P9">| 100003 | Daredevil | 2007 | 61.2000 | 0 |</text:p>
      <text:p text:style-name="P9">| 100004 | X Man | 2003 | 52.2000 | 0 |</text:p>
      <text:p text:style-name="P9">| 100004 | X Man | 2004 | 61.4000 | 0 |</text:p>
      <text:p text:style-name="P9">| 100004 | X Man | 2005 | 62.4000 | 0 |</text:p>
      <text:p text:style-name="P9">| 100004 | X Man | 2006 | 57.4000 | 0 |</text:p>
      <text:p text:style-name="P9">| 100004 | X Man | 2007 | 70.8000 | 0 |</text:p>
      <text:p text:style-name="P9">| 100005 | Ironman | 2003 | 64.6000 | 0 |</text:p>
      <text:p text:style-name="P9">| 100005 | Ironman | 2004 | 57.4000 | 0 |</text:p>
      <text:p text:style-name="P9">| 100005 | Ironman | 2005 | 57.4000 | 0 |</text:p>
      <text:p text:style-name="P9">| 100005 | Ironman | 2006 | 64.0000 | 0 |</text:p>
      <text:p text:style-name="P9">| 100005 | Ironman | 2007 | 82.4000 | 0 |</text:p>
      <text:p text:style-name="P9">+------------+-----------+------+------------+--------------------------+</text:p>
      <text:p text:style-name="P9">25 rows in set (0.00 sec)</text:p>
      <text:p text:style-name="P9"/>
      <text:p text:style-name="P9"/>
      <text:p text:style-name="P9"/>
      <text:p text:style-name="P9"/>
      <text:p text:style-name="P9"/>
      <text:p text:style-name="P9">mysql&gt; create table student_summary(student_id varchar(20),student_name varchar(100),year int(11),percentage numeric(5,4),no_of_medals_received int(11));</text:p>
      <text:p text:style-name="P9">Query OK, 0 rows affected (0.12 sec)</text:p>
      <text:p text:style-name="P9"/>
      <text:p text:style-name="P9"/>
      <text:p text:style-name="P9"/>
      <text:p text:style-name="P9"/>
      <text:p text:style-name="P9">mysql&gt; insert into student_summary(student_id,student_name,year,percentage,no_of_medals_received) (select a.student_id,s.name,a.year,a.percentage,coalesce(no_of_medals,0) from(select student_id, year, sum(annual)/5 percentage from marks group by student_id,year) a left join (select student_id,year,count(*) no_of_medals from medals group by student_id,year) b on a.student_id=b.student_id and a.year=b.year inner join students s on a.student_id=s.id);</text:p>
      <text:p text:style-name="P9">Query OK, 25 rows affected, 25 warnings (0.08 sec)</text:p>
      <text:p text:style-name="P9">Records: 25 Duplicates: 0 Warnings:</text:p>
      <text:p text:style-name="P9"/>
      <text:p text:style-name="P9"/>
      <text:p text:style-name="P9"/>
      <text:p text:style-name="P9"/>
      <text:p text:style-name="P11"><text:span text:style-name="T2">Triggers</text:span></text:p>
      <text:p text:style-name="P11"><text:span text:style-name="T2"><text:s/>Exercises:</text:span></text:p>
      <text:p text:style-name="P23"><text:span text:style-name="T7">1</text:span><text:span text:style-name="T3">. <text:tab/>Add a column average to the table marks. Write a trigger to calculate the average <text:tab/>marks for the subject whenever any insert/update happens in the columns quarterly, half_yearly and annual in the table 'marks'.</text:span></text:p>
      <text:p text:style-name="P9">alter table add column average numeric(4,2);</text:p>
      <text:p text:style-name="P9"/>
      <text:p text:style-name="P9"/>
      <text:p text:style-name="P9">mysql&gt; create trigger update_avg before insert on marks</text:p>
      <text:p text:style-name="P9">-&gt; for each row</text:p>
      <text:p text:style-name="P9">-&gt; begin</text:p>
      <text:p text:style-name="P9">-&gt; set new.average=(new.quarterly+new.half_yearly+new.annual)/3;</text:p>
      <text:p text:style-name="P9">-&gt; end;</text:p>
      <text:p text:style-name="P9">-&gt; //</text:p>
      <text:p text:style-name="P9">Query OK, 0 rows affected (0.09 sec)</text:p>
      <text:p text:style-name="P9"/>
      <text:p text:style-name="P9"/>
      <text:p text:style-name="P9">mysql&gt; INSERT INTO `marks`(student_id,subject_id,quarterly,half_yearly,annual,year,grade) VALUES (100001,1,90,79,91,2014,6);//</text:p>
      <text:p text:style-name="P9">Query OK, 1 row affected (0.05 sec)</text:p>
      <text:p text:style-name="P9"/>
      <text:p text:style-name="P9">mysql&gt; select * from marks;</text:p>
      <text:p text:style-name="P9">-&gt; //</text:p>
      <text:p text:style-name="P9">+------+------------+------------+-----------+-------------+--------+------+-------+---------------------+---------------------+---------+</text:p>
      <text:p text:style-name="P9">| id | student_id | subject_id | quarterly | half_yearly | annual | year | grade | created_at | updated_at | average |</text:p>
      <text:p text:style-name="P9">+------+------------+------------+-----------+-------------+--------+------+-------+---------------------+---------------------+---------+</text:p>
      <text:p text:style-name="P9">| 1001 | 100001 | 1 | 0 | 79 | 91 | 2003 | 6 | 0000-00-00 00:00:00 | 0000-00-00 00:00:00 | NULL |</text:p>
      <text:p text:style-name="P9">| 1002 | 100002 | 1 | 35 | 49 | 77 | 2003 | 6 | 0000-00-00 00:00:00 | 0000-00-00 00:00:00 | NULL |</text:p>
      <text:p text:style-name="P9">| 1003 | 100003 | 1 | 100 | 97 | 95 | 2003 | 6 | 0000-00-00 00:00:00 | 0000-00-00 00:00:00 | NULL |</text:p>
      <text:p text:style-name="P9">| 1004 | 100004 | 1 | 38 | 38 | 65 | 2003 | 6 | 0000-00-00 00:00:00 | 0000-00-00 00:00:00 | NULL |</text:p>
      <text:p text:style-name="P9">| 1005 | 100005 | 1 | 73 | 40 | 100 | 2003 | 6 | 0000-00-00 00:00:00 | 2015-12-10 12:25:32 | 12.22 |</text:p>
      <text:p text:style-name="P9">| 1006 | 100001 | 2 | 0 | 30 | 76 | 2003 | 6 | 0000-00-00 00:00:00 | 0000-00-00 00:00:00 | NULL |</text:p>
      <text:p text:style-name="P9">| 1007 | 100002 | 2 | 37 | 45 | 87 | 2003 | 6 | 0000-00-00 00:00:00 | 0000-00-00 00:00:00 | NULL |</text:p>
      <text:p text:style-name="P9">| 1008 | 100003 | 2 | 93 | 91 | 98 | 2003 | 6 | 0000-00-00 00:00:00 | 0000-00-00 00:00:00 | NULL |</text:p>
      <text:p text:style-name="P9">| 1009 | 100004 | 2 | 93 | 59 | 63 | 2003 | 6 | 0000-00-00 00:00:00 | 0000-00-00 00:00:00 | NULL |</text:p>
      <text:p text:style-name="P9">| 1010 | 100005 | 2 | 34 | 89 | 45 | 2003 | 6 | 0000-00-00 00:00:00 | 2015-12-10 12:25:32 | 12.22 |</text:p>
      <text:p text:style-name="P9">| 1011 | 100001 | 3 | 0 | 86 | 89 | 2003 | 6 | 0000-00-00 00:00:00 | 0000-00-00 00:00:00 | NULL |</text:p>
      <text:p text:style-name="P9">| 1012 | 100002 | 3 | 46 | 76 | 48 | 2003 | 6 | 0000-00-00 00:00:00 | 0000-00-00 00:00:00 | NULL |</text:p>
      <text:p text:style-name="P9">| 1013 | 100003 | 3 | 46 | 0 | 83 | 2003 | 6 | 0000-00-00 00:00:00 | 0000-00-00 00:00:00 | NULL |</text:p>
      <text:p text:style-name="P9">| 1014 | 100004 | 3 | 71 | 74 | 31 | 2003 | 6 | 0000-00-00 00:00:00 | 0000-00-00 00:00:00 | NULL |</text:p>
      <text:p text:style-name="P9">| 1015 | 100005 | 3 | 34 | 54 | 36 | 2003 | 6 | 0000-00-00 00:00:00 | 2015-12-10 12:25:32 | 12.22 |</text:p>
      <text:p text:style-name="P9">| 1016 | 100001 | 4 | 0 | 0 | 80 | 2003 | 6 | 0000-00-00 00:00:00 | 0000-00-00 00:00:00 | NULL |</text:p>
      <text:p text:style-name="P9">| 1017 | 100002 | 4 | 52 | 43 | 31 | 2003 | 6 | 0000-00-00 00:00:00 | 0000-00-00 00:00:00 | NULL |</text:p>
      <text:p text:style-name="P9">| 1018 | 100003 | 4 | 91 | 95 | 99 | 2003 | 6 | 0000-00-00 00:00:00 | 0000-00-00 00:00:00 | NULL |</text:p>
      <text:p text:style-name="P9">| 1019 | 100004 | 4 | 46 | 76 | 39 | 2003 | 6 | 0000-00-00 00:00:00 | 0000-00-00 00:00:00 | NULL |</text:p>
      <text:p text:style-name="P9">| 1020 | 100005 | 4 | 80 | 41 | 94 | 2003 | 6 | 0000-00-00 00:00:00 | 2015-12-10 12:25:32 | 12.22 |</text:p>
      <text:p text:style-name="P9">| 1021 | 100001 | 5 | 0 | 31 | 88 | 2003 | 6 | 0000-00-00 00:00:00 | 0000-00-00 00:00:00 | NULL |</text:p>
      <text:p text:style-name="P9">| 1022 | 100002 | 5 | 33 | 44 | 53 | 2003 | 6 | 0000-00-00 00:00:00 | 0000-00-00 00:00:00 | NULL |</text:p>
      <text:p text:style-name="P9">| 1023 | 100003 | 5 | 98 | 92 | 90 | 2003 | 6 | 0000-00-00 00:00:00 | 0000-00-00 00:00:00 | NULL |</text:p>
      <text:p text:style-name="P9">| 1024 | 100004 | 5 | 52 | 63 | 63 | 2003 | 6 | 0000-00-00 00:00:00 | 0000-00-00 00:00:00 | NULL |</text:p>
      <text:p text:style-name="P9">| 1025 | 100005 | 5 | 56 | 60 | 48 | 2003 | 6 | 0000-00-00 00:00:00 | 2015-12-10 12:25:32 | 12.22 |</text:p>
      <text:p text:style-name="P9">| 1026 | 100001 | 1 | 59 | 34 | 57 | 2004 | 7 | 0000-00-00 00:00:00 | 0000-00-00 00:00:00 | NULL |</text:p>
      <text:p text:style-name="P9">| 1027 | 100002 | 1 | 47 | 37 | 94 | 2004 | 7 | 0000-00-00 00:00:00 | 0000-00-00 00:00:00 | NULL |</text:p>
      <text:p text:style-name="P9">| 1028 | 100003 | 1 | 47 | 80 | 97 | 2004 | 7 | 0000-00-00 00:00:00 | 0000-00-00 00:00:00 | NULL |</text:p>
      <text:p text:style-name="P9">| 1029 | 100004 | 1 | 89 | 43 | 68 | 2004 | 7 | 0000-00-00 00:00:00 | 0000-00-00 00:00:00 | NULL |</text:p>
      <text:p text:style-name="P9">| 1030 | 100005 | 1 | 72 | 82 | 47 | 2004 | 7 | 0000-00-00 00:00:00 | 2015-12-10 12:25:32 | 12.22 |</text:p>
      <text:p text:style-name="P9">| 1031 | 100001 | 2 | 44 | 54 | 31 | 2004 | 7 | 0000-00-00 00:00:00 | 0000-00-00 00:00:00 | NULL |</text:p>
      <text:p text:style-name="P9">| 1032 | 100002 | 2 | 85 | 96 | 89 | 2004 | 7 | 0000-00-00 00:00:00 | 0000-00-00 00:00:00 | NULL |</text:p>
      <text:p text:style-name="P9">| 1033 | 100003 | 2 | 84 | 63 | 57 | 2004 | 7 | 0000-00-00 00:00:00 | 0000-00-00 00:00:00 | NULL |</text:p>
      <text:p text:style-name="P9">| 1034 | 100004 | 2 | 83 | 97 | 53 | 2004 | 7 | 0000-00-00 00:00:00 | 0000-00-00 00:00:00 | NULL |</text:p>
      <text:p text:style-name="P9">| 1035 | 100005 | 2 | 53 | 30 | 80 | 2004 | 7 | 0000-00-00 00:00:00 | 2015-12-10 12:25:32 | 12.22 |</text:p>
      <text:p text:style-name="P9">| 1036 | 100001 | 3 | 44 | 90 | 54 | 2004 | 7 | 0000-00-00 00:00:00 | 0000-00-00 00:00:00 | NULL |</text:p>
      <text:p text:style-name="P9">| 1037 | 100002 | 3 | 53 | 36 | 87 | 2004 | 7 | 0000-00-00 00:00:00 | 0000-00-00 00:00:00 | NULL |</text:p>
      <text:p text:style-name="P9">| 1038 | 100003 | 3 | 64 | 55 | 39 | 2004 | 7 | 0000-00-00 00:00:00 | 0000-00-00 00:00:00 | NULL |</text:p>
      <text:p text:style-name="P9">| 1039 | 100004 | 3 | 95 | 36 | 54 | 2004 | 7 | 0000-00-00 00:00:00 | 0000-00-00 00:00:00 | NULL |</text:p>
      <text:p text:style-name="P9">| 1040 | 100005 | 3 | 66 | 87 | 37 | 2004 | 7 | 0000-00-00 00:00:00 | 2015-12-10 12:25:32 | 12.22 |</text:p>
      <text:p text:style-name="P9">| 1041 | 100001 | 4 | 31 | 65 | 69 | 2004 | 7 | 0000-00-00 00:00:00 | 0000-00-00 00:00:00 | NULL |</text:p>
      <text:p text:style-name="P9">| 1042 | 100002 | 4 | 98 | 30 | 94 | 2004 | 7 | 0000-00-00 00:00:00 | 0000-00-00 00:00:00 | NULL |</text:p>
      <text:p text:style-name="P9">| 1043 | 100003 | 4 | 43 | 60 | 83 | 2004 | 7 | 0000-00-00 00:00:00 | 0000-00-00 00:00:00 | NULL |</text:p>
      <text:p text:style-name="P9">| 1044 | 100004 | 4 | 76 | 79 | 40 | 2004 | 7 | 0000-00-00 00:00:00 | 0000-00-00 00:00:00 | NULL |</text:p>
      <text:p text:style-name="P9">| 1045 | 100005 | 4 | 66 | 43 | 75 | 2004 | 7 | 0000-00-00 00:00:00 | 2015-12-10 12:25:32 | 12.22 |</text:p>
      <text:p text:style-name="P9">| 1046 | 100001 | 5 | 58 | 51 | 98 | 2004 | 7 | 0000-00-00 00:00:00 | 0000-00-00 00:00:00 | NULL |</text:p>
      <text:p text:style-name="P9">| 1047 | 100002 | 5 | 41 | 92 | 99 | 2004 | 7 | 0000-00-00 00:00:00 | 0000-00-00 00:00:00 | NULL |</text:p>
      <text:p text:style-name="P9">| 1048 | 100003 | 5 | 86 | 56 | 43 | 2004 | 7 | 0000-00-00 00:00:00 | 0000-00-00 00:00:00 | NULL |</text:p>
      <text:p text:style-name="P9">| 1049 | 100004 | 5 | 35 | 90 | 92 | 2004 | 7 | 0000-00-00 00:00:00 | 0000-00-00 00:00:00 | NULL |</text:p>
      <text:p text:style-name="P9">| 1050 | 100005 | 5 | 36 | 35 | 48 | 2004 | 7 | 0000-00-00 00:00:00 | 2015-12-10 12:25:32 | 12.22 |</text:p>
      <text:p text:style-name="P9">| 1051 | 100001 | 1 | 96 | 57 | 94 | 2005 | 8 | 0000-00-00 00:00:00 | 0000-00-00 00:00:00 | NULL |</text:p>
      <text:p text:style-name="P9">| 1052 | 100002 | 1 | 68 | 41 | 50 | 2005 | 8 | 0000-00-00 00:00:00 | 0000-00-00 00:00:00 | NULL |</text:p>
      <text:p text:style-name="P9">| 1053 | 100003 | 1 | 60 | 83 | 73 | 2005 | 8 | 0000-00-00 00:00:00 | 0000-00-00 00:00:00 | NULL |</text:p>
      <text:p text:style-name="P9">| 1054 | 100004 | 1 | 53 | 81 | 97 | 2005 | 8 | 0000-00-00 00:00:00 | 0000-00-00 00:00:00 | NULL |</text:p>
      <text:p text:style-name="P9">| 1055 | 100005 | 1 | 64 | 81 | 39 | 2005 | 8 | 0000-00-00 00:00:00 | 2015-12-10 12:25:32 | 12.22 |</text:p>
      <text:p text:style-name="P9">| 1056 | 100001 | 2 | 77 | 82 | 36 | 2005 | 8 | 0000-00-00 00:00:00 | 0000-00-00 00:00:00 | NULL |</text:p>
      <text:p text:style-name="P9">| 1057 | 100002 | 2 | 73 | 57 | 52 | 2005 | 8 | 0000-00-00 00:00:00 | 0000-00-00 00:00:00 | NULL |</text:p>
      <text:p text:style-name="P9">| 1058 | 100003 | 2 | 38 | 35 | 81 | 2005 | 8 | 0000-00-00 00:00:00 | 0000-00-00 00:00:00 | NULL |</text:p>
      <text:p text:style-name="P9">| 1059 | 100004 | 2 | 69 | 46 | 44 | 2005 | 8 | 0000-00-00 00:00:00 | 0000-00-00 00:00:00 | NULL |</text:p>
      <text:p text:style-name="P9">| 1060 | 100005 | 2 | 35 | 95 | 39 | 2005 | 8 | 0000-00-00 00:00:00 | 2015-12-10 12:25:32 | 12.22 |</text:p>
      <text:p text:style-name="P9">| 1061 | 100001 | 3 | 32 | 70 | 58 | 2005 | 8 | 0000-00-00 00:00:00 | 0000-00-00 00:00:00 | NULL |</text:p>
      <text:p text:style-name="P9">| 1062 | 100002 | 3 | 43 | 48 | 65 | 2005 | 8 | 0000-00-00 00:00:00 | 0000-00-00 00:00:00 | NULL |</text:p>
      <text:p text:style-name="P9">| 1063 | 100003 | 3 | 81 | 38 | 90 | 2005 | 8 | 0000-00-00 00:00:00 | 0000-00-00 00:00:00 | NULL |</text:p>
      <text:p text:style-name="P9">| 1064 | 100004 | 3 | 88 | 90 | 92 | 2005 | 8 | 0000-00-00 00:00:00 | 0000-00-00 00:00:00 | NULL |</text:p>
      <text:p text:style-name="P9">| 1065 | 100005 | 3 | 34 | 95 | 76 | 2005 | 8 | 0000-00-00 00:00:00 | 2015-12-10 12:25:32 | 12.22 |</text:p>
      <text:p text:style-name="P9">| 1066 | 100001 | 4 | 64 | 69 | 87 | 2005 | 8 | 0000-00-00 00:00:00 | 0000-00-00 00:00:00 | NULL |</text:p>
      <text:p text:style-name="P9">| 1067 | 100002 | 4 | 62 | 38 | 95 | 2005 | 8 | 0000-00-00 00:00:00 | 0000-00-00 00:00:00 | NULL |</text:p>
      <text:p text:style-name="P9">| 1068 | 100003 | 4 | 79 | 49 | 86 | 2005 | 8 | 0000-00-00 00:00:00 | 0000-00-00 00:00:00 | NULL |</text:p>
      <text:p text:style-name="P9">| 1069 | 100004 | 4 | 68 | 33 | 33 | 2005 | 8 | 0000-00-00 00:00:00 | 0000-00-00 00:00:00 | NULL |</text:p>
      <text:p text:style-name="P9">| 1070 | 100005 | 4 | 72 | 39 | 84 | 2005 | 8 | 0000-00-00 00:00:00 | 2015-12-10 12:25:32 | 12.22 |</text:p>
      <text:p text:style-name="P9">| 1071 | 100001 | 5 | 65 | 77 | 100 | 2005 | 8 | 0000-00-00 00:00:00 | 0000-00-00 00:00:00 | NULL |</text:p>
      <text:p text:style-name="P9">| 1072 | 100002 | 5 | 82 | 90 | 33 | 2005 | 8 | 0000-00-00 00:00:00 | 0000-00-00 00:00:00 | NULL |</text:p>
      <text:p text:style-name="P9">| 1073 | 100003 | 5 | 76 | 44 | 55 | 2005 | 8 | 0000-00-00 00:00:00 | 0000-00-00 00:00:00 | NULL |</text:p>
      <text:p text:style-name="P9">| 1074 | 100004 | 5 | 96 | 76 | 46 | 2005 | 8 | 0000-00-00 00:00:00 | 0000-00-00 00:00:00 | NULL |</text:p>
      <text:p text:style-name="P9">| 1075 | 100005 | 5 | 50 | 75 | 49 | 2005 | 8 | 0000-00-00 00:00:00 | 2015-12-10 12:25:32 | 12.22 |</text:p>
      <text:p text:style-name="P9">| 1076 | 100001 | 1 | 67 | 84 | 51 | 2006 | 9 | 0000-00-00 00:00:00 | 0000-00-00 00:00:00 | NULL |</text:p>
      <text:p text:style-name="P9">| 1077 | 100002 | 1 | 63 | 68 | 46 | 2006 | 9 | 0000-00-00 00:00:00 | 0000-00-00 00:00:00 | NULL |</text:p>
      <text:p text:style-name="P9">| 1078 | 100003 | 1 | 89 | 96 | 31 | 2006 | 9 | 0000-00-00 00:00:00 | 0000-00-00 00:00:00 | NULL |</text:p>
      <text:p text:style-name="P9">| 1079 | 100004 | 1 | 86 | 74 | 82 | 2006 | 9 | 0000-00-00 00:00:00 | 0000-00-00 00:00:00 | NULL |</text:p>
      <text:p text:style-name="P9">| 1080 | 100005 | 1 | 91 | 49 | 70 | 2006 | 9 | 0000-00-00 00:00:00 | 2015-12-10 12:25:32 | 12.22 |</text:p>
      <text:p text:style-name="P9">| 1081 | 100001 | 2 | 65 | 90 | 67 | 2006 | 9 | 0000-00-00 00:00:00 | 0000-00-00 00:00:00 | NULL |</text:p>
      <text:p text:style-name="P9">| 1082 | 100002 | 2 | 77 | 38 | 75 | 2006 | 9 | 0000-00-00 00:00:00 | 0000-00-00 00:00:00 | NULL |</text:p>
      <text:p text:style-name="P9">| 1083 | 100003 | 2 | 100 | 99 | 95 | 2006 | 9 | 0000-00-00 00:00:00 | 0000-00-00 00:00:00 | NULL |</text:p>
      <text:p text:style-name="P9">| 1084 | 100004 | 2 | 100 | 37 | 40 | 2006 | 9 | 0000-00-00 00:00:00 | 0000-00-00 00:00:00 | NULL |</text:p>
      <text:p text:style-name="P9">| 1085 | 100005 | 2 | 85 | 69 | 37 | 2006 | 9 | 0000-00-00 00:00:00 | 2015-12-10 12:25:32 | 12.22 |</text:p>
      <text:p text:style-name="P9">| 1086 | 100001 | 3 | 0 | 0 | 32 | 2006 | 9 | 0000-00-00 00:00:00 | 0000-00-00 00:00:00 | NULL |</text:p>
      <text:p text:style-name="P9">| 1087 | 100002 | 3 | 98 | 34 | 31 | 2006 | 9 | 0000-00-00 00:00:00 | 0000-00-00 00:00:00 | NULL |</text:p>
      <text:p text:style-name="P9">| 1088 | 100003 | 3 | 65 | 83 | 36 | 2006 | 9 | 0000-00-00 00:00:00 | 0000-00-00 00:00:00 | NULL |</text:p>
      <text:p text:style-name="P9">| 1089 | 100004 | 3 | 82 | 75 | 67 | 2006 | 9 | 0000-00-00 00:00:00 | 0000-00-00 00:00:00 | NULL |</text:p>
      <text:p text:style-name="P9">| 1090 | 100005 | 3 | 93 | 78 | 39 | 2006 | 9 | 0000-00-00 00:00:00 | 2015-12-10 12:25:32 | 12.22 |</text:p>
      <text:p text:style-name="P9">| 1091 | 100001 | 4 | 83 | 75 | 59 | 2006 | 9 | 0000-00-00 00:00:00 | 0000-00-00 00:00:00 | NULL |</text:p>
      <text:p text:style-name="P9">| 1092 | 100002 | 4 | 81 | 56 | 30 | 2006 | 9 | 0000-00-00 00:00:00 | 0000-00-00 00:00:00 | NULL |</text:p>
      <text:p text:style-name="P9">| 1093 | 100003 | 4 | 94 | 60 | 68 | 2006 | 9 | 0000-00-00 00:00:00 | 0000-00-00 00:00:00 | NULL |</text:p>
      <text:p text:style-name="P9">| 1094 | 100004 | 4 | 59 | 92 | 47 | 2006 | 9 | 0000-00-00 00:00:00 | 0000-00-00 00:00:00 | NULL |</text:p>
      <text:p text:style-name="P9">| 1095 | 100005 | 4 | 76 | 82 | 83 | 2006 | 9 | 0000-00-00 00:00:00 | 2015-12-10 12:25:32 | 12.22 |</text:p>
      <text:p text:style-name="P9">| 1096 | 100001 | 5 | 73 | 70 | 87 | 2006 | 9 | 0000-00-00 00:00:00 | 0000-00-00 00:00:00 | NULL |</text:p>
      <text:p text:style-name="P9">| 1097 | 100002 | 5 | 50 | 52 | 36 | 2006 | 9 | 0000-00-00 00:00:00 | 0000-00-00 00:00:00 | NULL |</text:p>
      <text:p text:style-name="P9">| 1098 | 100003 | 5 | 57 | 96 | 88 | 2006 | 9 | 0000-00-00 00:00:00 | 0000-00-00 00:00:00 | NULL |</text:p>
      <text:p text:style-name="P9">| 1099 | 100004 | 5 | 54 | 77 | 51 | 2006 | 9 | 0000-00-00 00:00:00 | 0000-00-00 00:00:00 | NULL |</text:p>
      <text:p text:style-name="P9">| 1100 | 100005 | 5 | 86 | 66 | 91 | 2006 | 9 | 0000-00-00 00:00:00 | 2015-12-10 12:25:32 | 12.22 |</text:p>
      <text:p text:style-name="P9">| 1101 | 100001 | 1 | 0 | 0 | 0 | 2007 | 10 | 0000-00-00 00:00:00 | 0000-00-00 00:00:00 | NULL |</text:p>
      <text:p text:style-name="P9">| 1102 | 100002 | 1 | 93 | 31 | 79 | 2007 | 10 | 0000-00-00 00:00:00 | 0000-00-00 00:00:00 | NULL |</text:p>
      <text:p text:style-name="P9">| 1103 | 100003 | 1 | 81 | 92 | 69 | 2007 | 10 | 0000-00-00 00:00:00 | 0000-00-00 00:00:00 | NULL |</text:p>
      <text:p text:style-name="P9">| 1104 | 100004 | 1 | 32 | 31 | 76 | 2007 | 10 | 0000-00-00 00:00:00 | 0000-00-00 00:00:00 | NULL |</text:p>
      <text:p text:style-name="P9">| 1105 | 100005 | 1 | 82 | 65 | 87 | 2007 | 10 | 0000-00-00 00:00:00 | 2015-12-10 12:25:32 | 12.22 |</text:p>
      <text:p text:style-name="P9">| 1106 | 100001 | 2 | 62 | 80 | 36 | 2007 | 10 | 0000-00-00 00:00:00 | 0000-00-00 00:00:00 | NULL |</text:p>
      <text:p text:style-name="P9">| 1107 | 100002 | 2 | 34 | 49 | 87 | 2007 | 10 | 0000-00-00 00:00:00 | 0000-00-00 00:00:00 | NULL |</text:p>
      <text:p text:style-name="P9">| 1108 | 100003 | 2 | 95 | 89 | 89 | 2007 | 10 | 0000-00-00 00:00:00 | 0000-00-00 00:00:00 | NULL |</text:p>
      <text:p text:style-name="P9">| 1109 | 100004 | 2 | 50 | 46 | 76 | 2007 | 10 | 0000-00-00 00:00:00 | 0000-00-00 00:00:00 | NULL |</text:p>
      <text:p text:style-name="P9">| 1110 | 100005 | 2 | 86 | 87 | 84 | 2007 | 10 | 0000-00-00 00:00:00 | 2015-12-10 12:25:32 | 12.22 |</text:p>
      <text:p text:style-name="P9">| 1111 | 100001 | 3 | 91 | 64 | 80 | 2007 | 10 | 0000-00-00 00:00:00 | 0000-00-00 00:00:00 | NULL |</text:p>
      <text:p text:style-name="P9">| 1112 | 100002 | 3 | 52 | 60 | 94 | 2007 | 10 | 0000-00-00 00:00:00 | 0000-00-00 00:00:00 | NULL |</text:p>
      <text:p text:style-name="P9">| 1113 | 100003 | 3 | 50 | 81 | 58 | 2007 | 10 | 0000-00-00 00:00:00 | 0000-00-00 00:00:00 | NULL |</text:p>
      <text:p text:style-name="P9">| 1114 | 100004 | 3 | 65 | 39 | 46 | 2007 | 10 | 0000-00-00 00:00:00 | 0000-00-00 00:00:00 | NULL |</text:p>
      <text:p text:style-name="P9">| 1115 | 100005 | 3 | 44 | 79 | 91 | 2007 | 10 | 0000-00-00 00:00:00 | 2015-12-10 12:25:32 | 12.22 |</text:p>
      <text:p text:style-name="P9">| 1116 | 100001 | 4 | 55 | 96 | 55 | 2007 | 10 | 0000-00-00 00:00:00 | 0000-00-00 00:00:00 | NULL |</text:p>
      <text:p text:style-name="P9">| 1117 | 100002 | 4 | 82 | 67 | 94 | 2007 | 10 | 0000-00-00 00:00:00 | 0000-00-00 00:00:00 | NULL |</text:p>
      <text:p text:style-name="P9">| 1118 | 100003 | 4 | 85 | 76 | 47 | 2007 | 10 | 0000-00-00 00:00:00 | 0000-00-00 00:00:00 | NULL |</text:p>
      <text:p text:style-name="P9">| 1119 | 100004 | 4 | 79 | 89 | 89 | 2007 | 10 | 0000-00-00 00:00:00 | 0000-00-00 00:00:00 | NULL |</text:p>
      <text:p text:style-name="P9">| 1120 | 100005 | 4 | 72 | 56 | 57 | 2007 | 10 | 0000-00-00 00:00:00 | 2015-12-10 12:25:32 | 12.22 |</text:p>
      <text:p text:style-name="P9">| 1121 | 100001 | 5 | 93 | 52 | 41 | 2007 | 10 | 0000-00-00 00:00:00 | 0000-00-00 00:00:00 | NULL |</text:p>
      <text:p text:style-name="P9">| 1122 | 100002 | 5 | 42 | 63 | 75 | 2007 | 10 | 0000-00-00 00:00:00 | 0000-00-00 00:00:00 | NULL |</text:p>
      <text:p text:style-name="P9">| 1123 | 100003 | 5 | 88 | 31 | 43 | 2007 | 10 | 0000-00-00 00:00:00 | 0000-00-00 00:00:00 | NULL |</text:p>
      <text:p text:style-name="P9">| 1124 | 100004 | 5 | 57 | 36 | 67 | 2007 | 10 | 0000-00-00 00:00:00 | 0000-00-00 00:00:00 | NULL |</text:p>
      <text:p text:style-name="P9">| 1125 | 100005 | 5 | 87 | 99 | 93 | 2007 | 10 | 0000-00-00 00:00:00 | 2015-12-10 12:25:32 | 12.22 |</text:p>
      <text:p text:style-name="P9">| 1127 | 100001 | 1 | 80 | 79 | 91 | 2013 | 6 | 0000-00-00 00:00:00 | 2015-12-10 13:13:51 | 99.99 |</text:p>
      <text:p text:style-name="P9">| 1128 | 100001 | 1 | 90 | 79 | 91 | 2014 | 6 | 0000-00-00 00:00:00 | 2015-12-10 13:20:34 | 86.67 |</text:p>
      <text:p text:style-name="P9">+------+------------+------------+-----------+-------------+--------+------+-------+---------------------+---------------------+---------+</text:p>
      <text:p text:style-name="P9">127 rows in set (0.00 sec)</text:p>
      <text:p text:style-name="P9"/>
      <text:p text:style-name="P11"><text:span text:style-name="T2">Rename the column name from medal_won to medal_received in the table medals.</text:span></text:p>
      <text:p text:style-name="P23"><text:span text:style-name="T3">1. Add a column medal_received to the table medals.</text:span></text:p>
      <text:p text:style-name="P24">mysql&gt; alter table medals add column medal_received varchar(10) default null;</text:p>
      <text:p text:style-name="P24">-&gt; //</text:p>
      <text:p text:style-name="P24">Query OK, 13 rows affected (0.33 sec)</text:p>
      <text:p text:style-name="P24">Records: 13 Duplicates: 0 Warnings:</text:p>
      <text:p text:style-name="P23"><text:span text:style-name="T3">2. <text:tab/>Write a trigger to copy the values to both the columns(medal_won and <text:tab/>medal_received) whenever any of these columns inserted/updated.</text:span></text:p>
      <text:p text:style-name="P9">mysql&gt; create trigger copy_medal BEFORE INSERT ON medals</text:p>
      <text:p text:style-name="P9">-&gt; FOR EACH ROW</text:p>
      <text:p text:style-name="P9">-&gt; BEGIN</text:p>
      <text:p text:style-name="P9">-&gt; IF new.medal_won is NULL THEN</text:p>
      <text:p text:style-name="P9">-&gt; SET new.medal_won = new.medal_received;</text:p>
      <text:p text:style-name="P9">-&gt; ELSE</text:p>
      <text:p text:style-name="P9">-&gt; SET new.medal_received = new.medal_won;</text:p>
      <text:p text:style-name="P9">-&gt; END IF;</text:p>
      <text:p text:style-name="P9">-&gt; END;</text:p>
      <text:p text:style-name="P9">-&gt; //</text:p>
      <text:p text:style-name="P9">Query OK, 0 rows affected (0.06 sec)</text:p>
      <text:p text:style-name="P9"/>
      <text:p text:style-name="P9"/>
      <text:p text:style-name="P9"/>
      <text:p text:style-name="P9">mysql&gt; INSERT INTO `medals`(student_id,game_id,medal_won,year,grade) VALUES (100003,5,'gold',2013,6);</text:p>
      <text:p text:style-name="P9">-&gt; //</text:p>
      <text:p text:style-name="P9">Query OK, 1 row affected (0.06 sec)</text:p>
      <text:p text:style-name="P9"/>
      <text:p text:style-name="P9">mysql&gt; select * from medals;</text:p>
      <text:p text:style-name="P9">-&gt; //</text:p>
      <text:p text:style-name="P9">+-----+------------+---------+-----------+------+-------+---------------------+---------------------+----------------+</text:p>
      <text:p text:style-name="P9">| id | student_id | game_id | medal_won | year | grade | created_at | updated_at | medal_received |</text:p>
      <text:p text:style-name="P9">+-----+------------+---------+-----------+------+-------+---------------------+---------------------+----------------+</text:p>
      <text:p text:style-name="P9">| 101 | 100003 | 5 | gold | 2003 | 6 | 0000-00-00 00:00:00 | 0000-00-00 00:00:00 | NULL |</text:p>
      <text:p text:style-name="P9">| 102 | 100001 | 5 | silver | 2003 | 6 | 0000-00-00 00:00:00 | 0000-00-00 00:00:00 | NULL |</text:p>
      <text:p text:style-name="P9">| 103 | 100002 | 4 | silver | 2003 | 6 | 0000-00-00 00:00:00 | 0000-00-00 00:00:00 | NULL |</text:p>
      <text:p text:style-name="P9">| 104 | 100003 | 1 | gold | 2003 | 6 | 0000-00-00 00:00:00 | 0000-00-00 00:00:00 | NULL |</text:p>
      <text:p text:style-name="P9">| 105 | 100003 | 3 | bronze | 2004 | 7 | 0000-00-00 00:00:00 | 0000-00-00 00:00:00 | NULL |</text:p>
      <text:p text:style-name="P9">| 106 | 100003 | 4 | silver | 2004 | 7 | 0000-00-00 00:00:00 | 0000-00-00 00:00:00 | NULL |</text:p>
      <text:p text:style-name="P9">| 107 | 100002 | 2 | silver | 2004 | 7 | 0000-00-00 00:00:00 | 0000-00-00 00:00:00 | NULL |</text:p>
      <text:p text:style-name="P9">| 108 | 100002 | 4 | bronze | 2004 | 7 | 0000-00-00 00:00:00 | 0000-00-00 00:00:00 | NULL |</text:p>
      <text:p text:style-name="P9">| 109 | 100002 | 5 | gold | 2004 | 7 | 0000-00-00 00:00:00 | 0000-00-00 00:00:00 | NULL |</text:p>
      <text:p text:style-name="P9">| 110 | 100003 | 3 | bronze | 2005 | 8 | 0000-00-00 00:00:00 | 0000-00-00 00:00:00 | NULL |</text:p>
      <text:p text:style-name="P9">| 111 | 100001 | 2 | gold | 2005 | 8 | 0000-00-00 00:00:00 | 0000-00-00 00:00:00 | NULL |</text:p>
      <text:p text:style-name="P9">| 112 | 100001 | 3 | bronze | 2005 | 8 | 0000-00-00 00:00:00 | 0000-00-00 00:00:00 | NULL |</text:p>
      <text:p text:style-name="P9">| 113 | 100001 | 4 | bronze | 2005 | 8 | 0000-00-00 00:00:00 | 0000-00-00 00:00:00 | NULL |</text:p>
      <text:p text:style-name="P9">| 115 | 100003 | 5 | gold | 2013 | 6 | 0000-00-00 00:00:00 | 2015-12-10 13:43:37 | gold |</text:p>
      <text:p text:style-name="P9">+-----+------------+---------+-----------+------+-------+---------------------+---------------------+----------------+</text:p>
      <text:p text:style-name="P9">14 rows in set (0.00 sec)</text:p>
      <text:p text:style-name="P9"/>
      <text:p text:style-name="P9">mysql&gt; INSERT INTO `medals`(student_id,game_id,year,grade,medal_received) VALUES (100003,5,2014,6,'silver');</text:p>
      <text:p text:style-name="P9">-&gt; //</text:p>
      <text:p text:style-name="P9">Query OK, 1 row affected (0.06 sec)</text:p>
      <text:p text:style-name="P9"/>
      <text:p text:style-name="P9">mysql&gt; select * from medals;</text:p>
      <text:p text:style-name="P9">-&gt; //</text:p>
      <text:p text:style-name="P9">+-----+------------+---------+-----------+------+-------+---------------------+---------------------+----------------+</text:p>
      <text:p text:style-name="P9">| id | student_id | game_id | medal_won | year | grade | created_at | updated_at | medal_received |</text:p>
      <text:p text:style-name="P9">+-----+------------+---------+-----------+------+-------+---------------------+---------------------+----------------+</text:p>
      <text:p text:style-name="P9">| 101 | 100003 | 5 | gold | 2003 | 6 | 0000-00-00 00:00:00 | 0000-00-00 00:00:00 | NULL |</text:p>
      <text:p text:style-name="P9">| 102 | 100001 | 5 | silver | 2003 | 6 | 0000-00-00 00:00:00 | 0000-00-00 00:00:00 | NULL |</text:p>
      <text:p text:style-name="P9">| 103 | 100002 | 4 | silver | 2003 | 6 | 0000-00-00 00:00:00 | 0000-00-00 00:00:00 | NULL |</text:p>
      <text:p text:style-name="P9">| 104 | 100003 | 1 | gold | 2003 | 6 | 0000-00-00 00:00:00 | 0000-00-00 00:00:00 | NULL |</text:p>
      <text:p text:style-name="P9">| 105 | 100003 | 3 | bronze | 2004 | 7 | 0000-00-00 00:00:00 | 0000-00-00 00:00:00 | NULL |</text:p>
      <text:p text:style-name="P9">| 106 | 100003 | 4 | silver | 2004 | 7 | 0000-00-00 00:00:00 | 0000-00-00 00:00:00 | NULL |</text:p>
      <text:p text:style-name="P9">| 107 | 100002 | 2 | silver | 2004 | 7 | 0000-00-00 00:00:00 | 0000-00-00 00:00:00 | NULL |</text:p>
      <text:p text:style-name="P9">| 108 | 100002 | 4 | bronze | 2004 | 7 | 0000-00-00 00:00:00 | 0000-00-00 00:00:00 | NULL |</text:p>
      <text:p text:style-name="P9">| 109 | 100002 | 5 | gold | 2004 | 7 | 0000-00-00 00:00:00 | 0000-00-00 00:00:00 | NULL |</text:p>
      <text:p text:style-name="P9">| 110 | 100003 | 3 | bronze | 2005 | 8 | 0000-00-00 00:00:00 | 0000-00-00 00:00:00 | NULL |</text:p>
      <text:p text:style-name="P9">| 111 | 100001 | 2 | gold | 2005 | 8 | 0000-00-00 00:00:00 | 0000-00-00 00:00:00 | NULL |</text:p>
      <text:p text:style-name="P9">| 112 | 100001 | 3 | bronze | 2005 | 8 | 0000-00-00 00:00:00 | 0000-00-00 00:00:00 | NULL |</text:p>
      <text:p text:style-name="P9">| 113 | 100001 | 4 | bronze | 2005 | 8 | 0000-00-00 00:00:00 | 0000-00-00 00:00:00 | NULL |</text:p>
      <text:p text:style-name="P9">| 115 | 100003 | 5 | gold | 2013 | 6 | 0000-00-00 00:00:00 | 2015-12-10 13:43:37 | gold |</text:p>
      <text:p text:style-name="P9">| 116 | 100003 | 5 | silver | 2014 | 6 | 0000-00-00 00:00:00 | 2015-12-10 13:45:30 | silver |</text:p>
      <text:p text:style-name="P9">+-----+------------+---------+-----------+------+-------+---------------------+---------------------+----------------+</text:p>
      <text:p text:style-name="P9">15 rows in set (0.00 sec)</text:p>
      <text:p text:style-name="P9"/>
      <text:p text:style-name="P9"/>
      <text:p text:style-name="P3"><text:span text:style-name="T3">3. Drop the column medal_won.</text:span></text:p>
      <text:p text:style-name="P3"><text:span text:style-name="T3"/></text:p>
      <text:p text:style-name="P9">mysql&gt; alter table medals drop column medal_won;</text:p>
      <text:p text:style-name="P9">-&gt; //</text:p>
      <text:p text:style-name="P9">Query OK, 15 rows affected (0.36 sec)</text:p>
      <text:p text:style-name="P9">Records: 15 Duplicates: 0 Warnings: 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11</meta:generator>
  </office:meta>
</office:document-meta>
</file>